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2"/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office:value-type="string" calcext:value-type="string">
            <text:p>L_rad</text:p>
          </table:table-cell>
          <table:table-cell table:style-name="Default" office:value-type="string" calcext:value-type="string">
            <text:p>^</text:p>
          </table:table-cell>
          <table:table-cell table:style-name="Default" table:number-columns-repeated="8"/>
        </table:table-row>
        <table:table-row table:style-name="ro1">
          <table:table-cell/>
          <table:table-cell table:number-columns-repeated="5" table:style-name="Default" office:value-type="string" calcext:value-type="string">
            <text:p>meters</text:p>
          </table:table-cell>
          <table:table-cell table:style-name="Default" office:value-type="string" calcext:value-type="string">
            <text:p>meters^2</text:p>
          </table:table-cell>
          <table:table-cell table:style-name="Default" office:value-type="string" calcext:value-type="string">
            <text:p>meters^4</text:p>
          </table:table-cell>
          <table:table-cell table:style-name="Default" office:value-type="string" calcext:value-type="string">
            <text:p>Pascals</text:p>
          </table:table-cell>
          <table:table-cell table:style-name="Default"/>
        </table:table-row>
        <table:table-row table:style-name="ro1">
          <table:table-cell office:value-type="string" calcext:value-type="string">
            <text:p>Segment ID</text:p>
          </table:table-cell>
          <table:table-cell table:style-name="Default" office:value-type="string" calcext:value-type="string">
            <text:p>y_start</text:p>
          </table:table-cell>
          <table:table-cell table:style-name="Default" office:value-type="string" calcext:value-type="string">
            <text:p>y_end</text:p>
          </table:table-cell>
          <table:table-cell table:style-name="Default" office:value-type="string" calcext:value-type="string">
            <text:p>Seg Length</text:p>
          </table:table-cell>
          <table:table-cell table:style-name="Default" office:value-type="string" calcext:value-type="string">
            <text:p>r_o_avg</text:p>
          </table:table-cell>
          <table:table-cell table:style-name="Default" office:value-type="string" calcext:value-type="string">
            <text:p>r_i_avg</text:p>
          </table:table-cell>
          <table:table-cell table:style-name="Default" office:value-type="string" calcext:value-type="string">
            <text:p>A_avg</text:p>
          </table:table-cell>
          <table:table-cell table:style-name="Default" office:value-type="string" calcext:value-type="string">
            <text:p>I_avg</text:p>
          </table:table-cell>
          <table:table-cell table:style-name="Default" office:value-type="string" calcext:value-type="string">
            <text:p>E_avg</text:p>
          </table:table-cell>
          <table:table-cell table:style-name="Default" office:value-type="string" calcext:value-type="string">
            <text:p>nu_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E+00</text:p>
          </table:table-cell>
          <table:table-cell office:value-type="float" office:value="0.00302757" calcext:value-type="float">
            <text:p>3.0276E-03</text:p>
          </table:table-cell>
          <table:table-cell table:formula="of:=[.C4]-[.B4]" office:value-type="float" office:value="0.00302757" calcext:value-type="float">
            <text:p>3.0276E-03</text:p>
          </table:table-cell>
          <table:table-cell office:value-type="float" office:value="0.00473894555555555" calcext:value-type="float">
            <text:p>4.7389E-03</text:p>
          </table:table-cell>
          <table:table-cell office:value-type="float" office:value="0.00417800222222222" calcext:value-type="float">
            <text:p>4.1780E-03</text:p>
          </table:table-cell>
          <table:table-cell table:formula="of:=PI()*(([.E4])^2-([.F4])^2)" office:value-type="float" office:value="0.0000157139398640538" calcext:value-type="float">
            <text:p>1.5714E-05</text:p>
          </table:table-cell>
          <table:table-cell table:formula="of:=PI()*(([.E4])^4-([.F4])^4)" office:value-type="float" office:value="0.00000000062719531457554" calcext:value-type="float">
            <text:p>6.2720E-10</text:p>
          </table:table-cell>
          <table:table-cell office:value-type="float" office:value="72326593750" calcext:value-type="float">
            <text:p>7.2327E+10</text:p>
          </table:table-cell>
          <table:table-cell office:value-type="float" office:value="0.363309875" calcext:value-type="float">
            <text:p>3.6331E-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4]" office:value-type="float" office:value="0.00302757" calcext:value-type="float">
            <text:p>3.0276E-03</text:p>
          </table:table-cell>
          <table:table-cell office:value-type="float" office:value="0.00458213" calcext:value-type="float">
            <text:p>4.5821E-03</text:p>
          </table:table-cell>
          <table:table-cell table:formula="of:=[.C5]-[.B5]" office:value-type="float" office:value="0.00155456" calcext:value-type="float">
            <text:p>1.5546E-03</text:p>
          </table:table-cell>
          <table:table-cell office:value-type="float" office:value="0.004725586" calcext:value-type="float">
            <text:p>4.7256E-03</text:p>
          </table:table-cell>
          <table:table-cell office:value-type="float" office:value="0.004163232" calcext:value-type="float">
            <text:p>4.1632E-03</text:p>
          </table:table-cell>
          <table:table-cell table:formula="of:=PI()*(([.E5])^2-([.F5])^2)" office:value-type="float" office:value="0.000015703760940324" calcext:value-type="float">
            <text:p>1.5704E-05</text:p>
          </table:table-cell>
          <table:table-cell table:formula="of:=PI()*(([.E5])^4-([.F5])^4)" office:value-type="float" office:value="0.000000000622868693221072" calcext:value-type="float">
            <text:p>6.2287E-10</text:p>
          </table:table-cell>
          <table:table-cell office:value-type="float" office:value="71475025000" calcext:value-type="float">
            <text:p>7.1475E+10</text:p>
          </table:table-cell>
          <table:table-cell office:value-type="float" office:value="0.364829" calcext:value-type="float">
            <text:p>3.6483E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5]" office:value-type="float" office:value="0.00458213" calcext:value-type="float">
            <text:p>4.5821E-03</text:p>
          </table:table-cell>
          <table:table-cell table:formula="of:=0.0100289" office:value-type="float" office:value="0.0100289" calcext:value-type="float">
            <text:p>1.0029E-02</text:p>
          </table:table-cell>
          <table:table-cell table:formula="of:=[.C6]-[.B6]" office:value-type="float" office:value="0.00544677" calcext:value-type="float">
            <text:p>5.4468E-03</text:p>
          </table:table-cell>
          <table:table-cell office:value-type="float" office:value="0.00472575866666667" calcext:value-type="float">
            <text:p>4.7258E-03</text:p>
          </table:table-cell>
          <table:table-cell office:value-type="float" office:value="0.00416342333333333" calcext:value-type="float">
            <text:p>4.1634E-03</text:p>
          </table:table-cell>
          <table:table-cell table:formula="of:=PI()*(([.E6])^2-([.F6])^2)" office:value-type="float" office:value="0.0000157038827256044" calcext:value-type="float">
            <text:p>1.5704E-05</text:p>
          </table:table-cell>
          <table:table-cell table:formula="of:=PI()*(([.E6])^4-([.F6])^4)" office:value-type="float" office:value="0.000000000622924170246377" calcext:value-type="float">
            <text:p>6.2292E-10</text:p>
          </table:table-cell>
          <table:table-cell office:value-type="float" office:value="70959150000" calcext:value-type="float">
            <text:p>7.0959E+10</text:p>
          </table:table-cell>
          <table:table-cell office:value-type="float" office:value="0.365864714285714" calcext:value-type="float">
            <text:p>3.6586E-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6]" office:value-type="float" office:value="0.0100289" calcext:value-type="float">
            <text:p>1.0029E-02</text:p>
          </table:table-cell>
          <table:table-cell office:value-type="float" office:value="0.0146913" calcext:value-type="float">
            <text:p>1.4691E-02</text:p>
          </table:table-cell>
          <table:table-cell table:formula="of:=[.C7]-[.B7]" office:value-type="float" office:value="0.0046624" calcext:value-type="float">
            <text:p>4.6624E-03</text:p>
          </table:table-cell>
          <table:table-cell office:value-type="float" office:value="0.004741175" calcext:value-type="float">
            <text:p>4.7412E-03</text:p>
          </table:table-cell>
          <table:table-cell office:value-type="float" office:value="0.00417994357142857" calcext:value-type="float">
            <text:p>4.1799E-03</text:p>
          </table:table-cell>
          <table:table-cell table:formula="of:=PI()*(([.E7])^2-([.F7])^2)" office:value-type="float" office:value="0.0000157293641750324" calcext:value-type="float">
            <text:p>1.5729E-05</text:p>
          </table:table-cell>
          <table:table-cell table:formula="of:=PI()*(([.E7])^4-([.F7])^4)" office:value-type="float" office:value="0.000000000628398616089583" calcext:value-type="float">
            <text:p>6.2840E-10</text:p>
          </table:table-cell>
          <table:table-cell office:value-type="float" office:value="70685545833.3333" calcext:value-type="float">
            <text:p>7.0686E+10</text:p>
          </table:table-cell>
          <table:table-cell office:value-type="float" office:value="0.366384333333333" calcext:value-type="float">
            <text:p>3.6638E-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7]" office:value-type="float" office:value="0.0146913" calcext:value-type="float">
            <text:p>1.4691E-02</text:p>
          </table:table-cell>
          <table:table-cell office:value-type="float" office:value="0.0154684" calcext:value-type="float">
            <text:p>1.5468E-02</text:p>
          </table:table-cell>
          <table:table-cell table:formula="of:=[.C8]-[.B8]" office:value-type="float" office:value="0.000777099999999999" calcext:value-type="float">
            <text:p>7.7710E-04</text:p>
          </table:table-cell>
          <table:table-cell office:value-type="float" office:value="0.00475491333333333" calcext:value-type="float">
            <text:p>4.7549E-03</text:p>
          </table:table-cell>
          <table:table-cell office:value-type="float" office:value="0.00419493666666667" calcext:value-type="float">
            <text:p>4.1949E-03</text:p>
          </table:table-cell>
          <table:table-cell table:formula="of:=PI()*(([.E8])^2-([.F8])^2)" office:value-type="float" office:value="0.0000157447424277387" calcext:value-type="float">
            <text:p>1.5745E-05</text:p>
          </table:table-cell>
          <table:table-cell table:formula="of:=PI()*(([.E8])^4-([.F8])^4)" office:value-type="float" office:value="0.000000000633044047905043" calcext:value-type="float">
            <text:p>6.3304E-10</text:p>
          </table:table-cell>
          <table:table-cell office:value-type="float" office:value="70838700000" calcext:value-type="float">
            <text:p>7.0839E+10</text:p>
          </table:table-cell>
          <table:table-cell office:value-type="float" office:value="0.36615325" calcext:value-type="float">
            <text:p>3.6615E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8]" office:value-type="float" office:value="0.0154684" calcext:value-type="float">
            <text:p>1.5468E-02</text:p>
          </table:table-cell>
          <table:table-cell office:value-type="float" office:value="0.0162456" calcext:value-type="float">
            <text:p>1.6246E-02</text:p>
          </table:table-cell>
          <table:table-cell table:formula="of:=[.C9]-[.B9]" office:value-type="float" office:value="0.0007772" calcext:value-type="float">
            <text:p>7.7720E-04</text:p>
          </table:table-cell>
          <table:table-cell office:value-type="float" office:value="0.00475646666666667" calcext:value-type="float">
            <text:p>4.7565E-03</text:p>
          </table:table-cell>
          <table:table-cell office:value-type="float" office:value="0.00419647" calcext:value-type="float">
            <text:p>4.1965E-03</text:p>
          </table:table-cell>
          <table:table-cell table:formula="of:=PI()*(([.E9])^2-([.F9])^2)" office:value-type="float" office:value="0.0000157507350786972" calcext:value-type="float">
            <text:p>1.5751E-05</text:p>
          </table:table-cell>
          <table:table-cell table:formula="of:=PI()*(([.E9])^4-([.F9])^4)" office:value-type="float" office:value="0.00000000063372036129218" calcext:value-type="float">
            <text:p>6.3372E-10</text:p>
          </table:table-cell>
          <table:table-cell office:value-type="float" office:value="70642475000" calcext:value-type="float">
            <text:p>7.0642E+10</text:p>
          </table:table-cell>
          <table:table-cell office:value-type="float" office:value="0.36646775" calcext:value-type="float">
            <text:p>3.6647E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9]" office:value-type="float" office:value="0.0162456" calcext:value-type="float">
            <text:p>1.6246E-02</text:p>
          </table:table-cell>
          <table:table-cell office:value-type="float" office:value="0.0263331" calcext:value-type="float">
            <text:p>2.6333E-02</text:p>
          </table:table-cell>
          <table:table-cell table:formula="of:=[.C10]-[.B10]" office:value-type="float" office:value="0.0100875" calcext:value-type="float">
            <text:p>1.0088E-02</text:p>
          </table:table-cell>
          <table:table-cell office:value-type="float" office:value="0.00475551148148148" calcext:value-type="float">
            <text:p>4.7555E-03</text:p>
          </table:table-cell>
          <table:table-cell office:value-type="float" office:value="0.00419520481481481" calcext:value-type="float">
            <text:p>4.1952E-03</text:p>
          </table:table-cell>
          <table:table-cell table:formula="of:=PI()*(([.E10])^2-([.F10])^2)" office:value-type="float" office:value="0.0000157555458687862" calcext:value-type="float">
            <text:p>1.5756E-05</text:p>
          </table:table-cell>
          <table:table-cell table:formula="of:=PI()*(([.E10])^4-([.F10])^4)" office:value-type="float" office:value="0.000000000633603493075058" calcext:value-type="float">
            <text:p>6.3360E-10</text:p>
          </table:table-cell>
          <table:table-cell office:value-type="float" office:value="70395909615.3846" calcext:value-type="float">
            <text:p>7.0396E+10</text:p>
          </table:table-cell>
          <table:table-cell office:value-type="float" office:value="0.366867519230769" calcext:value-type="float">
            <text:p>3.6687E-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10]" office:value-type="float" office:value="0.0263331" calcext:value-type="float">
            <text:p>2.6333E-02</text:p>
          </table:table-cell>
          <table:table-cell office:value-type="float" office:value="0.0271092" calcext:value-type="float">
            <text:p>2.7109E-02</text:p>
          </table:table-cell>
          <table:table-cell table:formula="of:=[.C11]-[.B11]" office:value-type="float" office:value="0.000776100000000002" calcext:value-type="float">
            <text:p>7.7610E-04</text:p>
          </table:table-cell>
          <table:table-cell office:value-type="float" office:value="0.00476268666666667" calcext:value-type="float">
            <text:p>4.7627E-03</text:p>
          </table:table-cell>
          <table:table-cell office:value-type="float" office:value="0.00420284" calcext:value-type="float">
            <text:p>4.2028E-03</text:p>
          </table:table-cell>
          <table:table-cell table:formula="of:=PI()*(([.E11])^2-([.F11])^2)" office:value-type="float" office:value="0.0000157686595267932" calcext:value-type="float">
            <text:p>1.5769E-05</text:p>
          </table:table-cell>
          <table:table-cell table:formula="of:=PI()*(([.E11])^4-([.F11])^4)" office:value-type="float" office:value="0.00000000063621886834922" calcext:value-type="float">
            <text:p>6.3622E-10</text:p>
          </table:table-cell>
          <table:table-cell office:value-type="float" office:value="70530650000" calcext:value-type="float">
            <text:p>7.0531E+10</text:p>
          </table:table-cell>
          <table:table-cell office:value-type="float" office:value="0.36665275" calcext:value-type="float">
            <text:p>3.6665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1]" office:value-type="float" office:value="0.0271092" calcext:value-type="float">
            <text:p>2.7109E-02</text:p>
          </table:table-cell>
          <table:table-cell office:value-type="float" office:value="0.0278862" calcext:value-type="float">
            <text:p>2.7886E-02</text:p>
          </table:table-cell>
          <table:table-cell table:formula="of:=[.C12]-[.B12]" office:value-type="float" office:value="0.000777" calcext:value-type="float">
            <text:p>7.7700E-04</text:p>
          </table:table-cell>
          <table:table-cell office:value-type="float" office:value="0.00476422666666667" calcext:value-type="float">
            <text:p>4.7642E-03</text:p>
          </table:table-cell>
          <table:table-cell office:value-type="float" office:value="0.00420454333333333" calcext:value-type="float">
            <text:p>4.2045E-03</text:p>
          </table:table-cell>
          <table:table-cell table:formula="of:=PI()*(([.E12])^2-([.F12])^2)" office:value-type="float" office:value="0.0000157697618182105" calcext:value-type="float">
            <text:p>1.5770E-05</text:p>
          </table:table-cell>
          <table:table-cell table:formula="of:=PI()*(([.E12])^4-([.F12])^4)" office:value-type="float" office:value="0.00000000063672053984869" calcext:value-type="float">
            <text:p>6.3672E-10</text:p>
          </table:table-cell>
          <table:table-cell office:value-type="float" office:value="70695475000" calcext:value-type="float">
            <text:p>7.0695E+10</text:p>
          </table:table-cell>
          <table:table-cell office:value-type="float" office:value="0.3663885" calcext:value-type="float">
            <text:p>3.6639E-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2]" office:value-type="float" office:value="0.0278862" calcext:value-type="float">
            <text:p>2.7886E-02</text:p>
          </table:table-cell>
          <table:table-cell office:value-type="float" office:value="0.0387467" calcext:value-type="float">
            <text:p>3.8747E-02</text:p>
          </table:table-cell>
          <table:table-cell table:formula="of:=[.C13]-[.B13]" office:value-type="float" office:value="0.0108605" calcext:value-type="float">
            <text:p>1.0861E-02</text:p>
          </table:table-cell>
          <table:table-cell office:value-type="float" office:value="0.00475785275862069" calcext:value-type="float">
            <text:p>4.7579E-03</text:p>
          </table:table-cell>
          <table:table-cell office:value-type="float" office:value="0.00419770551724138" calcext:value-type="float">
            <text:p>4.1977E-03</text:p>
          </table:table-cell>
          <table:table-cell table:formula="of:=PI()*(([.E13])^2-([.F13])^2)" office:value-type="float" office:value="0.0000157595836038197" calcext:value-type="float">
            <text:p>1.5760E-05</text:p>
          </table:table-cell>
          <table:table-cell table:formula="of:=PI()*(([.E13])^4-([.F13])^4)" office:value-type="float" office:value="0.000000000634447653805877" calcext:value-type="float">
            <text:p>6.3445E-10</text:p>
          </table:table-cell>
          <table:table-cell office:value-type="float" office:value="70352430357.1429" calcext:value-type="float">
            <text:p>7.0352E+10</text:p>
          </table:table-cell>
          <table:table-cell office:value-type="float" office:value="0.366937910714286" calcext:value-type="float">
            <text:p>3.6694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3]" office:value-type="float" office:value="0.0387467" calcext:value-type="float">
            <text:p>3.8747E-02</text:p>
          </table:table-cell>
          <table:table-cell office:value-type="float" office:value="0.0395235" calcext:value-type="float">
            <text:p>3.9524E-02</text:p>
          </table:table-cell>
          <table:table-cell table:formula="of:=[.C14]-[.B14]" office:value-type="float" office:value="0.000776800000000001" calcext:value-type="float">
            <text:p>7.7680E-04</text:p>
          </table:table-cell>
          <table:table-cell office:value-type="float" office:value="0.00476344333333333" calcext:value-type="float">
            <text:p>4.7634E-03</text:p>
          </table:table-cell>
          <table:table-cell office:value-type="float" office:value="0.00420371" calcext:value-type="float">
            <text:p>4.2037E-03</text:p>
          </table:table-cell>
          <table:table-cell table:formula="of:=PI()*(([.E14])^2-([.F14])^2)" office:value-type="float" office:value="0.0000157683277951338" calcext:value-type="float">
            <text:p>1.5768E-05</text:p>
          </table:table-cell>
          <table:table-cell table:formula="of:=PI()*(([.E14])^4-([.F14])^4)" office:value-type="float" office:value="0.000000000636434468514211" calcext:value-type="float">
            <text:p>6.3643E-10</text:p>
          </table:table-cell>
          <table:table-cell office:value-type="float" office:value="70680225000" calcext:value-type="float">
            <text:p>7.0680E+10</text:p>
          </table:table-cell>
          <table:table-cell office:value-type="float" office:value="0.36641125" calcext:value-type="float">
            <text:p>3.6641E-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4]" office:value-type="float" office:value="0.0395235" calcext:value-type="float">
            <text:p>3.9524E-02</text:p>
          </table:table-cell>
          <table:table-cell office:value-type="float" office:value="0.0402998" calcext:value-type="float">
            <text:p>4.0300E-02</text:p>
          </table:table-cell>
          <table:table-cell table:formula="of:=[.C15]-[.B15]" office:value-type="float" office:value="0.000776300000000001" calcext:value-type="float">
            <text:p>7.7630E-04</text:p>
          </table:table-cell>
          <table:table-cell office:value-type="float" office:value="0.00476268333333333" calcext:value-type="float">
            <text:p>4.7627E-03</text:p>
          </table:table-cell>
          <table:table-cell office:value-type="float" office:value="0.00420282333333333" calcext:value-type="float">
            <text:p>4.2028E-03</text:p>
          </table:table-cell>
          <table:table-cell table:formula="of:=PI()*(([.E15])^2-([.F15])^2)" office:value-type="float" office:value="0.0000157689998968546" calcext:value-type="float">
            <text:p>1.5769E-05</text:p>
          </table:table-cell>
          <table:table-cell table:formula="of:=PI()*(([.E15])^4-([.F15])^4)" office:value-type="float" office:value="0.000000000636229891442947" calcext:value-type="float">
            <text:p>6.3623E-10</text:p>
          </table:table-cell>
          <table:table-cell office:value-type="float" office:value="70481000000" calcext:value-type="float">
            <text:p>7.0481E+10</text:p>
          </table:table-cell>
          <table:table-cell office:value-type="float" office:value="0.36673125" calcext:value-type="float">
            <text:p>3.6673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5]" office:value-type="float" office:value="0.0402998" calcext:value-type="float">
            <text:p>4.0300E-02</text:p>
          </table:table-cell>
          <table:table-cell office:value-type="float" office:value="0.0511596" calcext:value-type="float">
            <text:p>5.1160E-02</text:p>
          </table:table-cell>
          <table:table-cell table:formula="of:=[.C16]-[.B16]" office:value-type="float" office:value="0.0108598" calcext:value-type="float">
            <text:p>1.0860E-02</text:p>
          </table:table-cell>
          <table:table-cell office:value-type="float" office:value="0.00475867551724138" calcext:value-type="float">
            <text:p>4.7587E-03</text:p>
          </table:table-cell>
          <table:table-cell office:value-type="float" office:value="0.0041985775862069" calcext:value-type="float">
            <text:p>4.1986E-03</text:p>
          </table:table-cell>
          <table:table-cell table:formula="of:=PI()*(([.E16])^2-([.F16])^2)" office:value-type="float" office:value="0.000015761178489118" calcext:value-type="float">
            <text:p>1.5761E-05</text:p>
          </table:table-cell>
          <table:table-cell table:formula="of:=PI()*(([.E16])^4-([.F16])^4)" office:value-type="float" office:value="0.000000000634750673017435" calcext:value-type="float">
            <text:p>6.3475E-10</text:p>
          </table:table-cell>
          <table:table-cell office:value-type="float" office:value="70319871428.5714" calcext:value-type="float">
            <text:p>7.0320E+10</text:p>
          </table:table-cell>
          <table:table-cell office:value-type="float" office:value="0.366991321428571" calcext:value-type="float">
            <text:p>3.6699E-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6]" office:value-type="float" office:value="0.0511596" calcext:value-type="float">
            <text:p>5.1160E-02</text:p>
          </table:table-cell>
          <table:table-cell office:value-type="float" office:value="0.0519366" calcext:value-type="float">
            <text:p>5.1937E-02</text:p>
          </table:table-cell>
          <table:table-cell table:formula="of:=[.C17]-[.B17]" office:value-type="float" office:value="0.000777" calcext:value-type="float">
            <text:p>7.7700E-04</text:p>
          </table:table-cell>
          <table:table-cell office:value-type="float" office:value="0.00476646666666667" calcext:value-type="float">
            <text:p>4.7665E-03</text:p>
          </table:table-cell>
          <table:table-cell office:value-type="float" office:value="0.00420697666666667" calcext:value-type="float">
            <text:p>4.2070E-03</text:p>
          </table:table-cell>
          <table:table-cell table:formula="of:=PI()*(([.E17])^2-([.F17])^2)" office:value-type="float" office:value="0.0000157725286850432" calcext:value-type="float">
            <text:p>1.5773E-05</text:p>
          </table:table-cell>
          <table:table-cell table:formula="of:=PI()*(([.E17])^4-([.F17])^4)" office:value-type="float" office:value="0.000000000637491811417617" calcext:value-type="float">
            <text:p>6.3749E-10</text:p>
          </table:table-cell>
          <table:table-cell office:value-type="float" office:value="70388600000" calcext:value-type="float">
            <text:p>7.0389E+10</text:p>
          </table:table-cell>
          <table:table-cell office:value-type="float" office:value="0.3668815" calcext:value-type="float">
            <text:p>3.6688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7]" office:value-type="float" office:value="0.0519366" calcext:value-type="float">
            <text:p>5.1937E-02</text:p>
          </table:table-cell>
          <table:table-cell office:value-type="float" office:value="0.0627941" calcext:value-type="float">
            <text:p>6.2794E-02</text:p>
          </table:table-cell>
          <table:table-cell table:formula="of:=[.C18]-[.B18]" office:value-type="float" office:value="0.0108575" calcext:value-type="float">
            <text:p>1.0858E-02</text:p>
          </table:table-cell>
          <table:table-cell office:value-type="float" office:value="0.00476031344827586" calcext:value-type="float">
            <text:p>4.7603E-03</text:p>
          </table:table-cell>
          <table:table-cell office:value-type="float" office:value="0.00420031931034483" calcext:value-type="float">
            <text:p>4.2003E-03</text:p>
          </table:table-cell>
          <table:table-cell table:formula="of:=PI()*(([.E18])^2-([.F18])^2)" office:value-type="float" office:value="0.0000157642034846603" calcext:value-type="float">
            <text:p>1.5764E-05</text:p>
          </table:table-cell>
          <table:table-cell table:formula="of:=PI()*(([.E18])^4-([.F18])^4)" office:value-type="float" office:value="0.000000000635348893172959" calcext:value-type="float">
            <text:p>6.3535E-10</text:p>
          </table:table-cell>
          <table:table-cell office:value-type="float" office:value="70275155357.1429" calcext:value-type="float">
            <text:p>7.0275E+10</text:p>
          </table:table-cell>
          <table:table-cell office:value-type="float" office:value="0.367065053571429" calcext:value-type="float">
            <text:p>3.6707E-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8]" office:value-type="float" office:value="0.0627941" calcext:value-type="float">
            <text:p>6.2794E-02</text:p>
          </table:table-cell>
          <table:table-cell office:value-type="float" office:value="0.0643471" calcext:value-type="float">
            <text:p>6.4347E-02</text:p>
          </table:table-cell>
          <table:table-cell table:formula="of:=[.C19]-[.B19]" office:value-type="float" office:value="0.001553" calcext:value-type="float">
            <text:p>1.5530E-03</text:p>
          </table:table-cell>
          <table:table-cell office:value-type="float" office:value="0.0047667" calcext:value-type="float">
            <text:p>4.7667E-03</text:p>
          </table:table-cell>
          <table:table-cell office:value-type="float" office:value="0.004207134" calcext:value-type="float">
            <text:p>4.2071E-03</text:p>
          </table:table-cell>
          <table:table-cell table:formula="of:=PI()*(([.E19])^2-([.F19])^2)" office:value-type="float" office:value="0.0000157753579577627" calcext:value-type="float">
            <text:p>1.5775E-05</text:p>
          </table:table-cell>
          <table:table-cell table:formula="of:=PI()*(([.E19])^4-([.F19])^4)" office:value-type="float" office:value="0.000000000637662139087741" calcext:value-type="float">
            <text:p>6.3766E-10</text:p>
          </table:table-cell>
          <table:table-cell office:value-type="float" office:value="70342725000" calcext:value-type="float">
            <text:p>7.0343E+10</text:p>
          </table:table-cell>
          <table:table-cell office:value-type="float" office:value="0.366956625" calcext:value-type="float">
            <text:p>3.6696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9]" office:value-type="float" office:value="0.0643471" calcext:value-type="float">
            <text:p>6.4347E-02</text:p>
          </table:table-cell>
          <table:table-cell office:value-type="float" office:value="0.074429" calcext:value-type="float">
            <text:p>7.4429E-02</text:p>
          </table:table-cell>
          <table:table-cell table:formula="of:=[.C20]-[.B20]" office:value-type="float" office:value="0.0100819" calcext:value-type="float">
            <text:p>1.0082E-02</text:p>
          </table:table-cell>
          <table:table-cell office:value-type="float" office:value="0.00475984111111111" calcext:value-type="float">
            <text:p>4.7598E-03</text:p>
          </table:table-cell>
          <table:table-cell office:value-type="float" office:value="0.00419981555555556" calcext:value-type="float">
            <text:p>4.1998E-03</text:p>
          </table:table-cell>
          <table:table-cell table:formula="of:=PI()*(([.E20])^2-([.F20])^2)" office:value-type="float" office:value="0.0000157633706024444" calcext:value-type="float">
            <text:p>1.5763E-05</text:p>
          </table:table-cell>
          <table:table-cell table:formula="of:=PI()*(([.E20])^4-([.F20])^4)" office:value-type="float" office:value="0.000000000635177737383097" calcext:value-type="float">
            <text:p>6.3518E-10</text:p>
          </table:table-cell>
          <table:table-cell office:value-type="float" office:value="70277815384.6154" calcext:value-type="float">
            <text:p>7.0278E+10</text:p>
          </table:table-cell>
          <table:table-cell office:value-type="float" office:value="0.367060307692308" calcext:value-type="float">
            <text:p>3.6706E-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20]" office:value-type="float" office:value="0.074429" calcext:value-type="float">
            <text:p>7.4429E-02</text:p>
          </table:table-cell>
          <table:table-cell office:value-type="float" office:value="0.0752047" calcext:value-type="float">
            <text:p>7.5205E-02</text:p>
          </table:table-cell>
          <table:table-cell table:formula="of:=[.C21]-[.B21]" office:value-type="float" office:value="0.000775700000000004" calcext:value-type="float">
            <text:p>7.7570E-04</text:p>
          </table:table-cell>
          <table:table-cell office:value-type="float" office:value="0.00476375333333333" calcext:value-type="float">
            <text:p>4.7638E-03</text:p>
          </table:table-cell>
          <table:table-cell office:value-type="float" office:value="0.00420411333333333" calcext:value-type="float">
            <text:p>4.2041E-03</text:p>
          </table:table-cell>
          <table:table-cell table:formula="of:=PI()*(([.E21])^2-([.F21])^2)" office:value-type="float" office:value="0.0000157669526432349" calcext:value-type="float">
            <text:p>1.5767E-05</text:p>
          </table:table-cell>
          <table:table-cell table:formula="of:=PI()*(([.E21])^4-([.F21])^4)" office:value-type="float" office:value="0.000000000636479000017331" calcext:value-type="float">
            <text:p>6.3648E-10</text:p>
          </table:table-cell>
          <table:table-cell office:value-type="float" office:value="70500625000" calcext:value-type="float">
            <text:p>7.0501E+10</text:p>
          </table:table-cell>
          <table:table-cell office:value-type="float" office:value="0.36670225" calcext:value-type="float">
            <text:p>3.6670E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21]" office:value-type="float" office:value="0.0752047" calcext:value-type="float">
            <text:p>7.5205E-02</text:p>
          </table:table-cell>
          <table:table-cell office:value-type="float" office:value="0.0759816" calcext:value-type="float">
            <text:p>7.5982E-02</text:p>
          </table:table-cell>
          <table:table-cell table:formula="of:=[.C22]-[.B22]" office:value-type="float" office:value="0.000776899999999997" calcext:value-type="float">
            <text:p>7.7690E-04</text:p>
          </table:table-cell>
          <table:table-cell office:value-type="float" office:value="0.00476619" calcext:value-type="float">
            <text:p>4.7662E-03</text:p>
          </table:table-cell>
          <table:table-cell office:value-type="float" office:value="0.00420671666666667" calcext:value-type="float">
            <text:p>4.2067E-03</text:p>
          </table:table-cell>
          <table:table-cell table:formula="of:=PI()*(([.E22])^2-([.F22])^2)" office:value-type="float" office:value="0.0000157711155712904" calcext:value-type="float">
            <text:p>1.5771E-05</text:p>
          </table:table-cell>
          <table:table-cell table:formula="of:=PI()*(([.E22])^4-([.F22])^4)" office:value-type="float" office:value="0.000000000637358601881059" calcext:value-type="float">
            <text:p>6.3736E-10</text:p>
          </table:table-cell>
          <table:table-cell office:value-type="float" office:value="70901200000" calcext:value-type="float">
            <text:p>7.0901E+10</text:p>
          </table:table-cell>
          <table:table-cell office:value-type="float" office:value="0.3660625" calcext:value-type="float">
            <text:p>3.6606E-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2]" office:value-type="float" office:value="0.0759816" calcext:value-type="float">
            <text:p>7.5982E-02</text:p>
          </table:table-cell>
          <table:table-cell office:value-type="float" office:value="0.0767573" calcext:value-type="float">
            <text:p>7.6757E-02</text:p>
          </table:table-cell>
          <table:table-cell table:formula="of:=[.C23]-[.B23]" office:value-type="float" office:value="0.000775700000000004" calcext:value-type="float">
            <text:p>7.7570E-04</text:p>
          </table:table-cell>
          <table:table-cell office:value-type="float" office:value="0.00476374333333333" calcext:value-type="float">
            <text:p>4.7637E-03</text:p>
          </table:table-cell>
          <table:table-cell office:value-type="float" office:value="0.00420400666666667" calcext:value-type="float">
            <text:p>4.2040E-03</text:p>
          </table:table-cell>
          <table:table-cell table:formula="of:=PI()*(([.E23])^2-([.F23])^2)" office:value-type="float" office:value="0.0000157694709161551" calcext:value-type="float">
            <text:p>1.5769E-05</text:p>
          </table:table-cell>
          <table:table-cell table:formula="of:=PI()*(([.E23])^4-([.F23])^4)" office:value-type="float" office:value="0.000000000636565011903647" calcext:value-type="float">
            <text:p>6.3657E-10</text:p>
          </table:table-cell>
          <table:table-cell office:value-type="float" office:value="70489300000" calcext:value-type="float">
            <text:p>7.0489E+10</text:p>
          </table:table-cell>
          <table:table-cell office:value-type="float" office:value="0.36672025" calcext:value-type="float">
            <text:p>3.6672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3]" office:value-type="float" office:value="0.0767573" calcext:value-type="float">
            <text:p>7.6757E-02</text:p>
          </table:table-cell>
          <table:table-cell office:value-type="float" office:value="0.0868403" calcext:value-type="float">
            <text:p>8.6840E-02</text:p>
          </table:table-cell>
          <table:table-cell table:formula="of:=[.C24]-[.B24]" office:value-type="float" office:value="0.010083" calcext:value-type="float">
            <text:p>1.0083E-02</text:p>
          </table:table-cell>
          <table:table-cell office:value-type="float" office:value="0.00475861222222222" calcext:value-type="float">
            <text:p>4.7586E-03</text:p>
          </table:table-cell>
          <table:table-cell office:value-type="float" office:value="0.00419849" calcext:value-type="float">
            <text:p>4.1985E-03</text:p>
          </table:table-cell>
          <table:table-cell table:formula="of:=PI()*(([.E24])^2-([.F24])^2)" office:value-type="float" office:value="0.0000157615965420749" calcext:value-type="float">
            <text:p>1.5762E-05</text:p>
          </table:table-cell>
          <table:table-cell table:formula="of:=PI()*(([.E24])^4-([.F24])^4)" office:value-type="float" office:value="0.000000000634746422407691" calcext:value-type="float">
            <text:p>6.3475E-10</text:p>
          </table:table-cell>
          <table:table-cell office:value-type="float" office:value="70286759615.3846" calcext:value-type="float">
            <text:p>7.0287E+10</text:p>
          </table:table-cell>
          <table:table-cell office:value-type="float" office:value="0.36704425" calcext:value-type="float">
            <text:p>3.6704E-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4]" office:value-type="float" office:value="0.0868403" calcext:value-type="float">
            <text:p>8.6840E-02</text:p>
          </table:table-cell>
          <table:table-cell office:value-type="float" office:value="0.0876168" calcext:value-type="float">
            <text:p>8.7617E-02</text:p>
          </table:table-cell>
          <table:table-cell table:formula="of:=[.C25]-[.B25]" office:value-type="float" office:value="0.000776499999999999" calcext:value-type="float">
            <text:p>7.7650E-04</text:p>
          </table:table-cell>
          <table:table-cell office:value-type="float" office:value="0.00476429" calcext:value-type="float">
            <text:p>4.7643E-03</text:p>
          </table:table-cell>
          <table:table-cell office:value-type="float" office:value="0.00420453" calcext:value-type="float">
            <text:p>4.2045E-03</text:p>
          </table:table-cell>
          <table:table-cell table:formula="of:=PI()*(([.E25])^2-([.F25])^2)" office:value-type="float" office:value="0.0000157720099221212" calcext:value-type="float">
            <text:p>1.5772E-05</text:p>
          </table:table-cell>
          <table:table-cell table:formula="of:=PI()*(([.E25])^4-([.F25])^4)" office:value-type="float" office:value="0.000000000636819058987539" calcext:value-type="float">
            <text:p>6.3682E-10</text:p>
          </table:table-cell>
          <table:table-cell office:value-type="float" office:value="70378275000" calcext:value-type="float">
            <text:p>7.0378E+10</text:p>
          </table:table-cell>
          <table:table-cell office:value-type="float" office:value="0.3668965" calcext:value-type="float">
            <text:p>3.6690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5]" office:value-type="float" office:value="0.0876168" calcext:value-type="float">
            <text:p>8.7617E-02</text:p>
          </table:table-cell>
          <table:table-cell office:value-type="float" office:value="0.0992529" calcext:value-type="float">
            <text:p>9.9253E-02</text:p>
          </table:table-cell>
          <table:table-cell table:formula="of:=[.C26]-[.B26]" office:value-type="float" office:value="0.0116361" calcext:value-type="float">
            <text:p>1.1636E-02</text:p>
          </table:table-cell>
          <table:table-cell office:value-type="float" office:value="0.00475889741935484" calcext:value-type="float">
            <text:p>4.7589E-03</text:p>
          </table:table-cell>
          <table:table-cell office:value-type="float" office:value="0.00419878322580645" calcext:value-type="float">
            <text:p>4.1988E-03</text:p>
          </table:table-cell>
          <table:table-cell table:formula="of:=PI()*(([.E26])^2-([.F26])^2)" office:value-type="float" office:value="0.0000157623884409659" calcext:value-type="float">
            <text:p>1.5762E-05</text:p>
          </table:table-cell>
          <table:table-cell table:formula="of:=PI()*(([.E26])^4-([.F26])^4)" office:value-type="float" office:value="0.000000000634859910112681" calcext:value-type="float">
            <text:p>6.3486E-10</text:p>
          </table:table-cell>
          <table:table-cell office:value-type="float" office:value="70279443333.3333" calcext:value-type="float">
            <text:p>7.0279E+10</text:p>
          </table:table-cell>
          <table:table-cell office:value-type="float" office:value="0.3670558" calcext:value-type="float">
            <text:p>3.6706E-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6]" office:value-type="float" office:value="0.0992529" calcext:value-type="float">
            <text:p>9.9253E-02</text:p>
          </table:table-cell>
          <table:table-cell office:value-type="float" office:value="0.10003" calcext:value-type="float">
            <text:p>1.0003E-01</text:p>
          </table:table-cell>
          <table:table-cell table:formula="of:=[.C27]-[.B27]" office:value-type="float" office:value="0.000777100000000017" calcext:value-type="float">
            <text:p>7.7710E-04</text:p>
          </table:table-cell>
          <table:table-cell office:value-type="float" office:value="0.00476427333333333" calcext:value-type="float">
            <text:p>4.7643E-03</text:p>
          </table:table-cell>
          <table:table-cell office:value-type="float" office:value="0.00420453" calcext:value-type="float">
            <text:p>4.2045E-03</text:p>
          </table:table-cell>
          <table:table-cell table:formula="of:=PI()*(([.E27])^2-([.F27])^2)" office:value-type="float" office:value="0.0000157715110077116" calcext:value-type="float">
            <text:p>1.5772E-05</text:p>
          </table:table-cell>
          <table:table-cell table:formula="of:=PI()*(([.E27])^4-([.F27])^4)" office:value-type="float" office:value="0.000000000636796409890028" calcext:value-type="float">
            <text:p>6.3680E-10</text:p>
          </table:table-cell>
          <table:table-cell office:value-type="float" office:value="70394525000" calcext:value-type="float">
            <text:p>7.0395E+10</text:p>
          </table:table-cell>
          <table:table-cell office:value-type="float" office:value="0.36686925" calcext:value-type="float">
            <text:p>3.6687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7]" office:value-type="float" office:value="0.10003" calcext:value-type="float">
            <text:p>1.0003E-01</text:p>
          </table:table-cell>
          <table:table-cell office:value-type="float" office:value="0.110895" calcext:value-type="float">
            <text:p>1.1090E-01</text:p>
          </table:table-cell>
          <table:table-cell table:formula="of:=[.C28]-[.B28]" office:value-type="float" office:value="0.010865" calcext:value-type="float">
            <text:p>1.0865E-02</text:p>
          </table:table-cell>
          <table:table-cell office:value-type="float" office:value="0.00475427793103448" calcext:value-type="float">
            <text:p>4.7543E-03</text:p>
          </table:table-cell>
          <table:table-cell office:value-type="float" office:value="0.00419384068965517" calcext:value-type="float">
            <text:p>4.1938E-03</text:p>
          </table:table-cell>
          <table:table-cell table:formula="of:=PI()*(([.E28])^2-([.F28])^2)" office:value-type="float" office:value="0.0000157546439271402" calcext:value-type="float">
            <text:p>1.5755E-05</text:p>
          </table:table-cell>
          <table:table-cell table:formula="of:=PI()*(([.E28])^4-([.F28])^4)" office:value-type="float" office:value="0.000000000633202115622085" calcext:value-type="float">
            <text:p>6.3320E-10</text:p>
          </table:table-cell>
          <table:table-cell office:value-type="float" office:value="70349892857.1429" calcext:value-type="float">
            <text:p>7.0350E+10</text:p>
          </table:table-cell>
          <table:table-cell office:value-type="float" office:value="0.366936732142857" calcext:value-type="float">
            <text:p>3.6694E-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8]" office:value-type="float" office:value="0.110895" calcext:value-type="float">
            <text:p>1.1090E-01</text:p>
          </table:table-cell>
          <table:table-cell office:value-type="float" office:value="0.111672" calcext:value-type="float">
            <text:p>1.1167E-01</text:p>
          </table:table-cell>
          <table:table-cell table:formula="of:=[.C29]-[.B29]" office:value-type="float" office:value="0.000777" calcext:value-type="float">
            <text:p>7.7700E-04</text:p>
          </table:table-cell>
          <table:table-cell office:value-type="float" office:value="0.00475294666666667" calcext:value-type="float">
            <text:p>4.7529E-03</text:p>
          </table:table-cell>
          <table:table-cell office:value-type="float" office:value="0.00419256333333333" calcext:value-type="float">
            <text:p>4.1926E-03</text:p>
          </table:table-cell>
          <table:table-cell table:formula="of:=PI()*(([.E29])^2-([.F29])^2)" office:value-type="float" office:value="0.0000157485360328152" calcext:value-type="float">
            <text:p>1.5749E-05</text:p>
          </table:table-cell>
          <table:table-cell table:formula="of:=PI()*(([.E29])^4-([.F29])^4)" office:value-type="float" office:value="0.000000000632588602028334" calcext:value-type="float">
            <text:p>6.3259E-10</text:p>
          </table:table-cell>
          <table:table-cell office:value-type="float" office:value="70580700000" calcext:value-type="float">
            <text:p>7.0581E+10</text:p>
          </table:table-cell>
          <table:table-cell office:value-type="float" office:value="0.36655075" calcext:value-type="float">
            <text:p>3.6655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29]" office:value-type="float" office:value="0.111672" calcext:value-type="float">
            <text:p>1.1167E-01</text:p>
          </table:table-cell>
          <table:table-cell office:value-type="float" office:value="0.112449" calcext:value-type="float">
            <text:p>1.1245E-01</text:p>
          </table:table-cell>
          <table:table-cell table:formula="of:=[.C30]-[.B30]" office:value-type="float" office:value="0.000777" calcext:value-type="float">
            <text:p>7.7700E-04</text:p>
          </table:table-cell>
          <table:table-cell office:value-type="float" office:value="0.00475054333333333" calcext:value-type="float">
            <text:p>4.7505E-03</text:p>
          </table:table-cell>
          <table:table-cell office:value-type="float" office:value="0.00418996333333333" calcext:value-type="float">
            <text:p>4.1900E-03</text:p>
          </table:table-cell>
          <table:table-cell table:formula="of:=PI()*(([.E30])^2-([.F30])^2)" office:value-type="float" office:value="0.0000157452515449243" calcext:value-type="float">
            <text:p>1.5745E-05</text:p>
          </table:table-cell>
          <table:table-cell table:formula="of:=PI()*(([.E30])^4-([.F30])^4)" office:value-type="float" office:value="0.000000000631753887048639" calcext:value-type="float">
            <text:p>6.3175E-10</text:p>
          </table:table-cell>
          <table:table-cell office:value-type="float" office:value="70804950000" calcext:value-type="float">
            <text:p>7.0805E+10</text:p>
          </table:table-cell>
          <table:table-cell office:value-type="float" office:value="0.36618675" calcext:value-type="float">
            <text:p>3.6619E-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30]" office:value-type="float" office:value="0.112449" calcext:value-type="float">
            <text:p>1.1245E-01</text:p>
          </table:table-cell>
          <table:table-cell office:value-type="float" office:value="0.11478" calcext:value-type="float">
            <text:p>1.1478E-01</text:p>
          </table:table-cell>
          <table:table-cell table:formula="of:=[.C31]-[.B31]" office:value-type="float" office:value="0.00233100000000001" calcext:value-type="float">
            <text:p>2.3310E-03</text:p>
          </table:table-cell>
          <table:table-cell office:value-type="float" office:value="0.00474184142857143" calcext:value-type="float">
            <text:p>4.7418E-03</text:p>
          </table:table-cell>
          <table:table-cell office:value-type="float" office:value="0.00418056142857143" calcext:value-type="float">
            <text:p>4.1806E-03</text:p>
          </table:table-cell>
          <table:table-cell table:formula="of:=PI()*(([.E31])^2-([.F31])^2)" office:value-type="float" office:value="0.0000157329900610299" calcext:value-type="float">
            <text:p>1.5733E-05</text:p>
          </table:table-cell>
          <table:table-cell table:formula="of:=PI()*(([.E31])^4-([.F31])^4)" office:value-type="float" office:value="0.000000000628724171569952" calcext:value-type="float">
            <text:p>6.2872E-10</text:p>
          </table:table-cell>
          <table:table-cell office:value-type="float" office:value="70611766666.6667" calcext:value-type="float">
            <text:p>7.0612E+10</text:p>
          </table:table-cell>
          <table:table-cell office:value-type="float" office:value="0.366481416666667" calcext:value-type="float">
            <text:p>3.6648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31]" office:value-type="float" office:value="0.11478" calcext:value-type="float">
            <text:p>1.1478E-01</text:p>
          </table:table-cell>
          <table:table-cell office:value-type="float" office:value="0.117113" calcext:value-type="float">
            <text:p>1.1711E-01</text:p>
          </table:table-cell>
          <table:table-cell table:formula="of:=[.C32]-[.B32]" office:value-type="float" office:value="0.00233299999999999" calcext:value-type="float">
            <text:p>2.3330E-03</text:p>
          </table:table-cell>
          <table:table-cell office:value-type="float" office:value="0.00473327142857143" calcext:value-type="float">
            <text:p>4.7333E-03</text:p>
          </table:table-cell>
          <table:table-cell office:value-type="float" office:value="0.00417135142857143" calcext:value-type="float">
            <text:p>4.1714E-03</text:p>
          </table:table-cell>
          <table:table-cell table:formula="of:=PI()*(([.E32])^2-([.F32])^2)" office:value-type="float" office:value="0.000015719542160235" calcext:value-type="float">
            <text:p>1.5720E-05</text:p>
          </table:table-cell>
          <table:table-cell table:formula="of:=PI()*(([.E32])^4-([.F32])^4)" office:value-type="float" office:value="0.00000000062570114592253" calcext:value-type="float">
            <text:p>6.2570E-10</text:p>
          </table:table-cell>
          <table:table-cell office:value-type="float" office:value="70711925000" calcext:value-type="float">
            <text:p>7.0712E+10</text:p>
          </table:table-cell>
          <table:table-cell office:value-type="float" office:value="0.366279333333333" calcext:value-type="float">
            <text:p>3.6628E-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2]" office:value-type="float" office:value="0.117113" calcext:value-type="float">
            <text:p>1.1711E-01</text:p>
          </table:table-cell>
          <table:table-cell office:value-type="float" office:value="0.120225" calcext:value-type="float">
            <text:p>1.2023E-01</text:p>
          </table:table-cell>
          <table:table-cell table:formula="of:=[.C33]-[.B33]" office:value-type="float" office:value="0.003112" calcext:value-type="float">
            <text:p>3.1120E-03</text:p>
          </table:table-cell>
          <table:table-cell office:value-type="float" office:value="0.00472474444444444" calcext:value-type="float">
            <text:p>4.7247E-03</text:p>
          </table:table-cell>
          <table:table-cell office:value-type="float" office:value="0.00416218777777778" calcext:value-type="float">
            <text:p>4.1622E-03</text:p>
          </table:table-cell>
          <table:table-cell table:formula="of:=PI()*(([.E33])^2-([.F33])^2)" office:value-type="float" office:value="0.0000157060876360567" calcext:value-type="float">
            <text:p>1.5706E-05</text:p>
          </table:table-cell>
          <table:table-cell table:formula="of:=PI()*(([.E33])^4-([.F33])^4)" office:value-type="float" office:value="0.000000000622699526067046" calcext:value-type="float">
            <text:p>6.2270E-10</text:p>
          </table:table-cell>
          <table:table-cell office:value-type="float" office:value="70789550000" calcext:value-type="float">
            <text:p>7.0790E+10</text:p>
          </table:table-cell>
          <table:table-cell office:value-type="float" office:value="0.3659935" calcext:value-type="float">
            <text:p>3.6599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33]" office:value-type="float" office:value="0.120225" calcext:value-type="float">
            <text:p>1.2023E-01</text:p>
          </table:table-cell>
          <table:table-cell office:value-type="float" office:value="0.121781" calcext:value-type="float">
            <text:p>1.2178E-01</text:p>
          </table:table-cell>
          <table:table-cell table:formula="of:=[.C34]-[.B34]" office:value-type="float" office:value="0.001556" calcext:value-type="float">
            <text:p>1.5560E-03</text:p>
          </table:table-cell>
          <table:table-cell office:value-type="float" office:value="0.004721962" calcext:value-type="float">
            <text:p>4.7220E-03</text:p>
          </table:table-cell>
          <table:table-cell office:value-type="float" office:value="0.00415919" calcext:value-type="float">
            <text:p>4.1592E-03</text:p>
          </table:table-cell>
          <table:table-cell table:formula="of:=PI()*(([.E34])^2-([.F34])^2)" office:value-type="float" office:value="0.0000157018801183515" calcext:value-type="float">
            <text:p>1.5702E-05</text:p>
          </table:table-cell>
          <table:table-cell table:formula="of:=PI()*(([.E34])^4-([.F34])^4)" office:value-type="float" office:value="0.000000000621728294158044" calcext:value-type="float">
            <text:p>6.2173E-10</text:p>
          </table:table-cell>
          <table:table-cell office:value-type="float" office:value="70819300000" calcext:value-type="float">
            <text:p>7.0819E+10</text:p>
          </table:table-cell>
          <table:table-cell office:value-type="float" office:value="0.365671125" calcext:value-type="float">
            <text:p>3.6567E-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4]" office:value-type="float" office:value="0.121781" calcext:value-type="float">
            <text:p>1.2178E-01</text:p>
          </table:table-cell>
          <table:table-cell office:value-type="float" office:value="0.123338" calcext:value-type="float">
            <text:p>1.2334E-01</text:p>
          </table:table-cell>
          <table:table-cell table:formula="of:=[.C35]-[.B35]" office:value-type="float" office:value="0.00155699999999999" calcext:value-type="float">
            <text:p>1.5570E-03</text:p>
          </table:table-cell>
          <table:table-cell office:value-type="float" office:value="0.00472318" calcext:value-type="float">
            <text:p>4.7232E-03</text:p>
          </table:table-cell>
          <table:table-cell office:value-type="float" office:value="0.004160586" calcext:value-type="float">
            <text:p>4.1606E-03</text:p>
          </table:table-cell>
          <table:table-cell table:formula="of:=PI()*(([.E35])^2-([.F35])^2)" office:value-type="float" office:value="0.0000157015338383748" calcext:value-type="float">
            <text:p>1.5702E-05</text:p>
          </table:table-cell>
          <table:table-cell table:formula="of:=PI()*(([.E35])^4-([.F35])^4)" office:value-type="float" office:value="0.000000000622077580257121" calcext:value-type="float">
            <text:p>6.2208E-10</text:p>
          </table:table-cell>
          <table:table-cell office:value-type="float" office:value="70985612500" calcext:value-type="float">
            <text:p>7.0986E+10</text:p>
          </table:table-cell>
          <table:table-cell office:value-type="float" office:value="0.36534975" calcext:value-type="float">
            <text:p>3.6535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5]" office:value-type="float" office:value="0.123338" calcext:value-type="float">
            <text:p>1.2334E-01</text:p>
          </table:table-cell>
          <table:table-cell office:value-type="float" office:value="0.124115" calcext:value-type="float">
            <text:p>1.2412E-01</text:p>
          </table:table-cell>
          <table:table-cell table:formula="of:=[.C36]-[.B36]" office:value-type="float" office:value="0.000777" calcext:value-type="float">
            <text:p>7.7700E-04</text:p>
          </table:table-cell>
          <table:table-cell office:value-type="float" office:value="0.00472463333333333" calcext:value-type="float">
            <text:p>4.7246E-03</text:p>
          </table:table-cell>
          <table:table-cell office:value-type="float" office:value="0.00416225666666667" calcext:value-type="float">
            <text:p>4.1623E-03</text:p>
          </table:table-cell>
          <table:table-cell table:formula="of:=PI()*(([.E36])^2-([.F36])^2)" office:value-type="float" office:value="0.000015700987597814" calcext:value-type="float">
            <text:p>1.5701E-05</text:p>
          </table:table-cell>
          <table:table-cell table:formula="of:=PI()*(([.E36])^4-([.F36])^4)" office:value-type="float" office:value="0.000000000622489843727313" calcext:value-type="float">
            <text:p>6.2249E-10</text:p>
          </table:table-cell>
          <table:table-cell office:value-type="float" office:value="71548775000" calcext:value-type="float">
            <text:p>7.1549E+10</text:p>
          </table:table-cell>
          <table:table-cell office:value-type="float" office:value="0.36447575" calcext:value-type="float">
            <text:p>3.6448E-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36]" office:value-type="float" office:value="0.124115" calcext:value-type="float">
            <text:p>1.2412E-01</text:p>
          </table:table-cell>
          <table:table-cell office:value-type="float" office:value="0.125669" calcext:value-type="float">
            <text:p>1.2567E-01</text:p>
          </table:table-cell>
          <table:table-cell table:formula="of:=[.C37]-[.B37]" office:value-type="float" office:value="0.00155400000000001" calcext:value-type="float">
            <text:p>1.5540E-03</text:p>
          </table:table-cell>
          <table:table-cell office:value-type="float" office:value="0.004729824" calcext:value-type="float">
            <text:p>4.7298E-03</text:p>
          </table:table-cell>
          <table:table-cell office:value-type="float" office:value="0.004167764" calcext:value-type="float">
            <text:p>4.1678E-03</text:p>
          </table:table-cell>
          <table:table-cell table:formula="of:=PI()*(([.E37])^2-([.F37])^2)" office:value-type="float" office:value="0.0000157110367234791" calcext:value-type="float">
            <text:p>1.5711E-05</text:p>
          </table:table-cell>
          <table:table-cell table:formula="of:=PI()*(([.E37])^4-([.F37])^4)" office:value-type="float" office:value="0.000000000624380037597534" calcext:value-type="float">
            <text:p>6.2438E-10</text:p>
          </table:table-cell>
          <table:table-cell office:value-type="float" office:value="72155387500" calcext:value-type="float">
            <text:p>7.2155E+10</text:p>
          </table:table-cell>
          <table:table-cell office:value-type="float" office:value="0.363550125" calcext:value-type="float">
            <text:p>3.6355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37]" office:value-type="float" office:value="0.125669" calcext:value-type="float">
            <text:p>1.2567E-01</text:p>
          </table:table-cell>
          <table:table-cell office:value-type="float" office:value="0.128698" calcext:value-type="float">
            <text:p>1.2870E-01</text:p>
          </table:table-cell>
          <table:table-cell table:formula="of:=[.C38]-[.B38]" office:value-type="float" office:value="0.003029" calcext:value-type="float">
            <text:p>3.0290E-03</text:p>
          </table:table-cell>
          <table:table-cell office:value-type="float" office:value="0.00473971333333333" calcext:value-type="float">
            <text:p>4.7397E-03</text:p>
          </table:table-cell>
          <table:table-cell office:value-type="float" office:value="0.00417903" calcext:value-type="float">
            <text:p>4.1790E-03</text:p>
          </table:table-cell>
          <table:table-cell table:formula="of:=PI()*(([.E38])^2-([.F38])^2)" office:value-type="float" office:value="0.0000157098191364073" calcext:value-type="float">
            <text:p>1.5710E-05</text:p>
          </table:table-cell>
          <table:table-cell table:formula="of:=PI()*(([.E38])^4-([.F38])^4)" office:value-type="float" office:value="0.000000000627280105310648" calcext:value-type="float">
            <text:p>6.2728E-10</text:p>
          </table:table-cell>
          <table:table-cell office:value-type="float" office:value="72278862500" calcext:value-type="float">
            <text:p>7.2279E+10</text:p>
          </table:table-cell>
          <table:table-cell office:value-type="float" office:value="0.36336375" calcext:value-type="float">
            <text:p>3.6336E-01</text:p>
          </table:table-cell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_o</text:p>
          </table:table-cell>
          <table:table-cell office:value-type="string" calcext:value-type="string">
            <text:p>r_o_avg</text:p>
          </table:table-cell>
          <table:table-cell office:value-type="string" calcext:value-type="string">
            <text:p>r_i</text:p>
          </table:table-cell>
          <table:table-cell office:value-type="string" calcext:value-type="string">
            <text:p>r_i_avg</text:p>
          </table:table-cell>
          <table:table-cell table:number-columns-repeated="5"/>
        </table:table-row>
        <table:table-row table:style-name="ro1">
          <table:table-cell office:value-type="float" office:value="0.00474043" calcext:value-type="float">
            <text:p>0.00474043</text:p>
          </table:table-cell>
          <table:table-cell/>
          <table:table-cell office:value-type="float" office:value="0.00417978" calcext:value-type="float">
            <text:p>0.00417978</text:p>
          </table:table-cell>
          <table:table-cell table:number-columns-repeated="2"/>
          <table:table-cell table:formula="of:=PI()*(([.A2])^2-([.C2])^2)" office:value-type="float" office:value="0.0000157114684575407" calcext:value-type="float">
            <text:p>1.57114684575407E-05</text:p>
          </table:table-cell>
          <table:table-cell table:number-columns-repeated="3"/>
        </table:table-row>
        <table:table-row table:style-name="ro1">
          <table:table-cell office:value-type="float" office:value="0.00474041" calcext:value-type="float">
            <text:p>0.00474041</text:p>
          </table:table-cell>
          <table:table-cell/>
          <table:table-cell office:value-type="float" office:value="0.00417977" calcext:value-type="float">
            <text:p>0.00417977</text:p>
          </table:table-cell>
          <table:table-cell table:number-columns-repeated="2"/>
          <table:table-cell table:formula="of:=PI()*(([.A3])^2-([.C3])^2)" office:value-type="float" office:value="0.0000157111353818035" calcext:value-type="float">
            <text:p>1.57111353818035E-05</text:p>
          </table:table-cell>
          <table:table-cell table:number-columns-repeated="3"/>
        </table:table-row>
        <table:table-row table:style-name="ro1">
          <table:table-cell office:value-type="float" office:value="0.00474039" calcext:value-type="float">
            <text:p>0.00474039</text:p>
          </table:table-cell>
          <table:table-cell/>
          <table:table-cell office:value-type="float" office:value="0.00417975" calcext:value-type="float">
            <text:p>0.00417975</text:p>
          </table:table-cell>
          <table:table-cell table:number-columns-repeated="2"/>
          <table:table-cell table:formula="of:=PI()*(([.A4])^2-([.C4])^2)" office:value-type="float" office:value="0.0000157110649297033" calcext:value-type="float">
            <text:p>1.57110649297033E-05</text:p>
          </table:table-cell>
          <table:table-cell table:number-columns-repeated="3"/>
        </table:table-row>
        <table:table-row table:style-name="ro1">
          <table:table-cell office:value-type="float" office:value="0.0047405" calcext:value-type="float">
            <text:p>0.0047405</text:p>
          </table:table-cell>
          <table:table-cell/>
          <table:table-cell office:value-type="float" office:value="0.00417978" calcext:value-type="float">
            <text:p>0.00417978</text:p>
          </table:table-cell>
          <table:table-cell table:number-columns-repeated="2"/>
          <table:table-cell table:formula="of:=PI()*(([.A5])^2-([.C5])^2)" office:value-type="float" office:value="0.0000157135534229433" calcext:value-type="float">
            <text:p>1.57135534229433E-05</text:p>
          </table:table-cell>
          <table:table-cell table:number-columns-repeated="3"/>
        </table:table-row>
        <table:table-row table:style-name="ro1">
          <table:table-cell office:value-type="float" office:value="0.00474056" calcext:value-type="float">
            <text:p>0.00474056</text:p>
          </table:table-cell>
          <table:table-cell/>
          <table:table-cell office:value-type="float" office:value="0.00417976" calcext:value-type="float">
            <text:p>0.00417976</text:p>
          </table:table-cell>
          <table:table-cell table:number-columns-repeated="2"/>
          <table:table-cell table:formula="of:=PI()*(([.A6])^2-([.C6])^2)" office:value-type="float" office:value="0.000015715865806039" calcext:value-type="float">
            <text:p>1.5715865806039E-05</text:p>
          </table:table-cell>
          <table:table-cell table:number-columns-repeated="3"/>
        </table:table-row>
        <table:table-row table:style-name="ro1">
          <table:table-cell office:value-type="float" office:value="0.00474046" calcext:value-type="float">
            <text:p>0.00474046</text:p>
          </table:table-cell>
          <table:table-cell/>
          <table:table-cell office:value-type="float" office:value="0.00417941" calcext:value-type="float">
            <text:p>0.00417941</text:p>
          </table:table-cell>
          <table:table-cell table:number-columns-repeated="2"/>
          <table:table-cell table:formula="of:=PI()*(([.A7])^2-([.C7])^2)" office:value-type="float" office:value="0.0000157220786432327" calcext:value-type="float">
            <text:p>1.57220786432327E-05</text:p>
          </table:table-cell>
          <table:table-cell table:number-columns-repeated="3"/>
        </table:table-row>
        <table:table-row table:style-name="ro1">
          <table:table-cell office:value-type="float" office:value="0.00473978" calcext:value-type="float">
            <text:p>0.00473978</text:p>
          </table:table-cell>
          <table:table-cell/>
          <table:table-cell office:value-type="float" office:value="0.00417955" calcext:value-type="float">
            <text:p>0.00417955</text:p>
          </table:table-cell>
          <table:table-cell table:number-columns-repeated="2"/>
          <table:table-cell table:formula="of:=PI()*(([.A8])^2-([.C8])^2)" office:value-type="float" office:value="0.0000156981497050168" calcext:value-type="float">
            <text:p>1.56981497050168E-05</text:p>
          </table:table-cell>
          <table:table-cell table:number-columns-repeated="3"/>
        </table:table-row>
        <table:table-row table:style-name="ro1">
          <table:table-cell office:value-type="float" office:value="0.00473612" calcext:value-type="float">
            <text:p>0.00473612</text:p>
          </table:table-cell>
          <table:table-cell/>
          <table:table-cell office:value-type="float" office:value="0.00417442" calcext:value-type="float">
            <text:p>0.00417442</text:p>
          </table:table-cell>
          <table:table-cell table:number-columns-repeated="2"/>
          <table:table-cell table:formula="of:=PI()*(([.A9])^2-([.C9])^2)" office:value-type="float" office:value="0.0000157238293098761" calcext:value-type="float">
            <text:p>1.57238293098761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3186" calcext:value-type="float">
            <text:p>0.00473186</text:p>
          </table:table-cell>
          <table:table-cell table:formula="of:=AVERAGE([.A2:.A10])" office:value-type="float" office:value="0.00473894555555555" calcext:value-type="float">
            <text:p>0.004738945555556</text:p>
          </table:table-cell>
          <table:table-cell table:style-name="ce1" office:value-type="float" office:value="0.0041698" calcext:value-type="float">
            <text:p>0.0041698</text:p>
          </table:table-cell>
          <table:table-cell table:formula="of:=AVERAGE([.C2:.C10])" office:value-type="float" office:value="0.00417800222222222" calcext:value-type="float">
            <text:p>0.004178002222222</text:p>
          </table:table-cell>
          <table:table-cell/>
          <table:table-cell table:formula="of:=PI()*(([.A10])^2-([.C10])^2)" office:value-type="float" office:value="0.0000157182269127235" calcext:value-type="float">
            <text:p>1.57182269127235E-05</text:p>
          </table:table-cell>
          <table:table-cell table:formula="of:=AVERAGE([.F2:.F10])" office:value-type="float" office:value="0.000015713930285431" calcext:value-type="float">
            <text:p>1.5713930285431E-05</text:p>
          </table:table-cell>
          <table:table-cell table:number-columns-repeated="2"/>
        </table:table-row>
        <table:table-row table:style-name="ro1">
          <table:table-cell office:value-type="float" office:value="0.00472822" calcext:value-type="float">
            <text:p>0.00472822</text:p>
          </table:table-cell>
          <table:table-cell/>
          <table:table-cell office:value-type="float" office:value="0.00416609" calcext:value-type="float">
            <text:p>0.00416609</text:p>
          </table:table-cell>
          <table:table-cell table:number-columns-repeated="2"/>
          <table:table-cell table:formula="of:=PI()*(([.A11])^2-([.C11])^2)" office:value-type="float" office:value="0.0000157072045114338" calcext:value-type="float">
            <text:p>1.57072045114338E-05</text:p>
          </table:table-cell>
          <table:table-cell table:number-columns-repeated="3"/>
        </table:table-row>
        <table:table-row table:style-name="ro1">
          <table:table-cell office:value-type="float" office:value="0.00472482" calcext:value-type="float">
            <text:p>0.00472482</text:p>
          </table:table-cell>
          <table:table-cell/>
          <table:table-cell office:value-type="float" office:value="0.00416249" calcext:value-type="float">
            <text:p>0.00416249</text:p>
          </table:table-cell>
          <table:table-cell table:number-columns-repeated="2"/>
          <table:table-cell table:formula="of:=PI()*(([.A12])^2-([.C12])^2)" office:value-type="float" office:value="0.0000157004266886464" calcext:value-type="float">
            <text:p>1.57004266886464E-05</text:p>
          </table:table-cell>
          <table:table-cell table:number-columns-repeated="3"/>
        </table:table-row>
        <table:table-row table:style-name="ro1">
          <table:table-cell office:value-type="float" office:value="0.00472243" calcext:value-type="float">
            <text:p>0.00472243</text:p>
          </table:table-cell>
          <table:table-cell/>
          <table:table-cell office:value-type="float" office:value="0.00415982" calcext:value-type="float">
            <text:p>0.00415982</text:p>
          </table:table-cell>
          <table:table-cell table:number-columns-repeated="2"/>
          <table:table-cell table:formula="of:=PI()*(([.A13])^2-([.C13])^2)" office:value-type="float" office:value="0.0000156993008681314" calcext:value-type="float">
            <text:p>1.56993008681314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206" calcext:value-type="float">
            <text:p>0.0047206</text:p>
          </table:table-cell>
          <table:table-cell table:formula="of:=AVERAGE([.A10:.A14])" office:value-type="float" office:value="0.004725586" calcext:value-type="float">
            <text:p>0.004725586</text:p>
          </table:table-cell>
          <table:table-cell table:style-name="ce1" office:value-type="float" office:value="0.00415796" calcext:value-type="float">
            <text:p>0.00415796</text:p>
          </table:table-cell>
          <table:table-cell table:formula="of:=AVERAGE([.C10:.C14])" office:value-type="float" office:value="0.004163232" calcext:value-type="float">
            <text:p>0.004163232</text:p>
          </table:table-cell>
          <table:table-cell/>
          <table:table-cell table:formula="of:=PI()*(([.A14])^2-([.C14])^2)" office:value-type="float" office:value="0.0000156936156092735" calcext:value-type="float">
            <text:p>1.56936156092735E-05</text:p>
          </table:table-cell>
          <table:table-cell table:formula="of:=AVERAGE([.F10:.F14])" office:value-type="float" office:value="0.0000157037549180417" calcext:value-type="float">
            <text:p>1.57037549180417E-05</text:p>
          </table:table-cell>
          <table:table-cell table:number-columns-repeated="2"/>
        </table:table-row>
        <table:table-row table:style-name="ro1">
          <table:table-cell office:value-type="float" office:value="0.00471978" calcext:value-type="float">
            <text:p>0.00471978</text:p>
          </table:table-cell>
          <table:table-cell/>
          <table:table-cell office:value-type="float" office:value="0.00415698" calcext:value-type="float">
            <text:p>0.00415698</text:p>
          </table:table-cell>
          <table:table-cell table:number-columns-repeated="2"/>
          <table:table-cell table:formula="of:=PI()*(([.A15])^2-([.C15])^2)" office:value-type="float" office:value="0.0000156948959012709" calcext:value-type="float">
            <text:p>1.56948959012709E-05</text:p>
          </table:table-cell>
          <table:table-cell table:number-columns-repeated="3"/>
        </table:table-row>
        <table:table-row table:style-name="ro1">
          <table:table-cell office:value-type="float" office:value="0.00471961" calcext:value-type="float">
            <text:p>0.00471961</text:p>
          </table:table-cell>
          <table:table-cell/>
          <table:table-cell office:value-type="float" office:value="0.00415683" calcext:value-type="float">
            <text:p>0.00415683</text:p>
          </table:table-cell>
          <table:table-cell table:number-columns-repeated="2"/>
          <table:table-cell table:formula="of:=PI()*(([.A16])^2-([.C16])^2)" office:value-type="float" office:value="0.0000156937723898265" calcext:value-type="float">
            <text:p>1.56937723898265E-05</text:p>
          </table:table-cell>
          <table:table-cell table:number-columns-repeated="3"/>
        </table:table-row>
        <table:table-row table:style-name="ro1">
          <table:table-cell office:value-type="float" office:value="0.00472025" calcext:value-type="float">
            <text:p>0.00472025</text:p>
          </table:table-cell>
          <table:table-cell/>
          <table:table-cell office:value-type="float" office:value="0.00415751" calcext:value-type="float">
            <text:p>0.00415751</text:p>
          </table:table-cell>
          <table:table-cell table:number-columns-repeated="2"/>
          <table:table-cell table:formula="of:=PI()*(([.A17])^2-([.C17])^2)" office:value-type="float" office:value="0.0000156949905712806" calcext:value-type="float">
            <text:p>1.56949905712806E-05</text:p>
          </table:table-cell>
          <table:table-cell table:number-columns-repeated="3"/>
        </table:table-row>
        <table:table-row table:style-name="ro1">
          <table:table-cell office:value-type="float" office:value="0.00472133" calcext:value-type="float">
            <text:p>0.00472133</text:p>
          </table:table-cell>
          <table:table-cell/>
          <table:table-cell office:value-type="float" office:value="0.00415866" calcext:value-type="float">
            <text:p>0.00415866</text:p>
          </table:table-cell>
          <table:table-cell table:number-columns-repeated="2"/>
          <table:table-cell table:formula="of:=PI()*(([.A18])^2-([.C18])^2)" office:value-type="float" office:value="0.0000156969801761515" calcext:value-type="float">
            <text:p>1.56969801761515E-05</text:p>
          </table:table-cell>
          <table:table-cell table:number-columns-repeated="3"/>
        </table:table-row>
        <table:table-row table:style-name="ro1">
          <table:table-cell office:value-type="float" office:value="0.0047226" calcext:value-type="float">
            <text:p>0.0047226</text:p>
          </table:table-cell>
          <table:table-cell/>
          <table:table-cell office:value-type="float" office:value="0.00416006" calcext:value-type="float">
            <text:p>0.00416006</text:p>
          </table:table-cell>
          <table:table-cell table:number-columns-repeated="2"/>
          <table:table-cell table:formula="of:=PI()*(([.A19])^2-([.C19])^2)" office:value-type="float" office:value="0.0000156980721406649" calcext:value-type="float">
            <text:p>1.56980721406649E-05</text:p>
          </table:table-cell>
          <table:table-cell table:number-columns-repeated="3"/>
        </table:table-row>
        <table:table-row table:style-name="ro1">
          <table:table-cell office:value-type="float" office:value="0.00472398" calcext:value-type="float">
            <text:p>0.00472398</text:p>
          </table:table-cell>
          <table:table-cell/>
          <table:table-cell office:value-type="float" office:value="0.00416148" calcext:value-type="float">
            <text:p>0.00416148</text:p>
          </table:table-cell>
          <table:table-cell table:number-columns-repeated="2"/>
          <table:table-cell table:formula="of:=PI()*(([.A20])^2-([.C20])^2)" office:value-type="float" office:value="0.0000157019039211183" calcext:value-type="float">
            <text:p>1.57019039211183E-05</text:p>
          </table:table-cell>
          <table:table-cell table:number-columns-repeated="3"/>
        </table:table-row>
        <table:table-row table:style-name="ro1">
          <table:table-cell office:value-type="float" office:value="0.0047253" calcext:value-type="float">
            <text:p>0.0047253</text:p>
          </table:table-cell>
          <table:table-cell/>
          <table:table-cell office:value-type="float" office:value="0.00416294" calcext:value-type="float">
            <text:p>0.00416294</text:p>
          </table:table-cell>
          <table:table-cell table:number-columns-repeated="2"/>
          <table:table-cell table:formula="of:=PI()*(([.A21])^2-([.C21])^2)" office:value-type="float" office:value="0.0000157029073345022" calcext:value-type="float">
            <text:p>1.57029073345022E-05</text:p>
          </table:table-cell>
          <table:table-cell table:number-columns-repeated="3"/>
        </table:table-row>
        <table:table-row table:style-name="ro1">
          <table:table-cell office:value-type="float" office:value="0.00472667" calcext:value-type="float">
            <text:p>0.00472667</text:p>
          </table:table-cell>
          <table:table-cell/>
          <table:table-cell office:value-type="float" office:value="0.00416438" calcext:value-type="float">
            <text:p>0.00416438</text:p>
          </table:table-cell>
          <table:table-cell table:number-columns-repeated="2"/>
          <table:table-cell table:formula="of:=PI()*(([.A22])^2-([.C22])^2)" office:value-type="float" office:value="0.0000157059165344723" calcext:value-type="float">
            <text:p>1.57059165344723E-05</text:p>
          </table:table-cell>
          <table:table-cell table:number-columns-repeated="3"/>
        </table:table-row>
        <table:table-row table:style-name="ro1">
          <table:table-cell office:value-type="float" office:value="0.00472797" calcext:value-type="float">
            <text:p>0.00472797</text:p>
          </table:table-cell>
          <table:table-cell/>
          <table:table-cell office:value-type="float" office:value="0.00416582" calcext:value-type="float">
            <text:p>0.00416582</text:p>
          </table:table-cell>
          <table:table-cell table:number-columns-repeated="2"/>
          <table:table-cell table:formula="of:=PI()*(([.A23])^2-([.C23])^2)" office:value-type="float" office:value="0.0000157068450133315" calcext:value-type="float">
            <text:p>1.57068450133315E-05</text:p>
          </table:table-cell>
          <table:table-cell table:number-columns-repeated="3"/>
        </table:table-row>
        <table:table-row table:style-name="ro1">
          <table:table-cell office:value-type="float" office:value="0.00472927" calcext:value-type="float">
            <text:p>0.00472927</text:p>
          </table:table-cell>
          <table:table-cell/>
          <table:table-cell office:value-type="float" office:value="0.00416718" calcext:value-type="float">
            <text:p>0.00416718</text:p>
          </table:table-cell>
          <table:table-cell table:number-columns-repeated="2"/>
          <table:table-cell table:formula="of:=PI()*(([.A24])^2-([.C24])^2)" office:value-type="float" office:value="0.0000157098657551989" calcext:value-type="float">
            <text:p>1.57098657551989E-05</text:p>
          </table:table-cell>
          <table:table-cell table:number-columns-repeated="3"/>
        </table:table-row>
        <table:table-row table:style-name="ro1">
          <table:table-cell office:value-type="float" office:value="0.00473048" calcext:value-type="float">
            <text:p>0.00473048</text:p>
          </table:table-cell>
          <table:table-cell/>
          <table:table-cell office:value-type="float" office:value="0.0041685" calcext:value-type="float">
            <text:p>0.0041685</text:p>
          </table:table-cell>
          <table:table-cell table:number-columns-repeated="2"/>
          <table:table-cell table:formula="of:=PI()*(([.A25])^2-([.C25])^2)" office:value-type="float" office:value="0.0000157112581087489" calcext:value-type="float">
            <text:p>1.57112581087489E-05</text:p>
          </table:table-cell>
          <table:table-cell table:number-columns-repeated="3"/>
        </table:table-row>
        <table:table-row table:style-name="ro1">
          <table:table-cell office:value-type="float" office:value="0.00473168" calcext:value-type="float">
            <text:p>0.00473168</text:p>
          </table:table-cell>
          <table:table-cell/>
          <table:table-cell office:value-type="float" office:value="0.00416977" calcext:value-type="float">
            <text:p>0.00416977</text:p>
          </table:table-cell>
          <table:table-cell table:number-columns-repeated="2"/>
          <table:table-cell table:formula="of:=PI()*(([.A26])^2-([.C26])^2)" office:value-type="float" office:value="0.0000157136613928855" calcext:value-type="float">
            <text:p>1.57136613928855E-05</text:p>
          </table:table-cell>
          <table:table-cell table:number-columns-repeated="3"/>
        </table:table-row>
        <table:table-row table:style-name="ro1">
          <table:table-cell office:value-type="float" office:value="0.00473285" calcext:value-type="float">
            <text:p>0.00473285</text:p>
          </table:table-cell>
          <table:table-cell/>
          <table:table-cell office:value-type="float" office:value="0.00417103" calcext:value-type="float">
            <text:p>0.00417103</text:p>
          </table:table-cell>
          <table:table-cell table:number-columns-repeated="2"/>
          <table:table-cell table:formula="of:=PI()*(([.A27])^2-([.C27])^2)" office:value-type="float" office:value="0.0000157154335404828" calcext:value-type="float">
            <text:p>1.57154335404828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3401" calcext:value-type="float">
            <text:p>0.00473401</text:p>
          </table:table-cell>
          <table:table-cell table:formula="of:=AVERAGE([.A14:.A28])" office:value-type="float" office:value="0.00472575866666667" calcext:value-type="float">
            <text:p>0.004725758666667</text:p>
          </table:table-cell>
          <table:table-cell table:style-name="ce1" office:value-type="float" office:value="0.00417225" calcext:value-type="float">
            <text:p>0.00417225</text:p>
          </table:table-cell>
          <table:table-cell table:formula="of:=AVERAGE([.C14:.C28])" office:value-type="float" office:value="0.00416342333333333" calcext:value-type="float">
            <text:p>0.004163423333333</text:p>
          </table:table-cell>
          <table:table-cell/>
          <table:table-cell table:formula="of:=PI()*(([.A28])^2-([.C28])^2)" office:value-type="float" office:value="0.000015717955472835" calcext:value-type="float">
            <text:p>1.5717955472835E-05</text:p>
          </table:table-cell>
          <table:table-cell table:formula="of:=AVERAGE([.F14:.F28])" office:value-type="float" office:value="0.0000157038715908029" calcext:value-type="float">
            <text:p>1.57038715908029E-05</text:p>
          </table:table-cell>
          <table:table-cell table:number-columns-repeated="2"/>
        </table:table-row>
        <table:table-row table:style-name="ro1">
          <table:table-cell office:value-type="float" office:value="0.00473515" calcext:value-type="float">
            <text:p>0.00473515</text:p>
          </table:table-cell>
          <table:table-cell/>
          <table:table-cell office:value-type="float" office:value="0.0041735" calcext:value-type="float">
            <text:p>0.0041735</text:p>
          </table:table-cell>
          <table:table-cell table:number-columns-repeated="2"/>
          <table:table-cell table:formula="of:=PI()*(([.A29])^2-([.C29])^2)" office:value-type="float" office:value="0.0000157190947868046" calcext:value-type="float">
            <text:p>1.57190947868046E-05</text:p>
          </table:table-cell>
          <table:table-cell table:number-columns-repeated="3"/>
        </table:table-row>
        <table:table-row table:style-name="ro1">
          <table:table-cell office:value-type="float" office:value="0.00473629" calcext:value-type="float">
            <text:p>0.00473629</text:p>
          </table:table-cell>
          <table:table-cell/>
          <table:table-cell office:value-type="float" office:value="0.00417467" calcext:value-type="float">
            <text:p>0.00417467</text:p>
          </table:table-cell>
          <table:table-cell table:number-columns-repeated="2"/>
          <table:table-cell table:formula="of:=PI()*(([.A30])^2-([.C30])^2)" office:value-type="float" office:value="0.0000157223308870475" calcext:value-type="float">
            <text:p>1.57223308870475E-05</text:p>
          </table:table-cell>
          <table:table-cell table:number-columns-repeated="3"/>
        </table:table-row>
        <table:table-row table:style-name="ro1">
          <table:table-cell office:value-type="float" office:value="0.00473742" calcext:value-type="float">
            <text:p>0.00473742</text:p>
          </table:table-cell>
          <table:table-cell/>
          <table:table-cell office:value-type="float" office:value="0.00417592" calcext:value-type="float">
            <text:p>0.00417592</text:p>
          </table:table-cell>
          <table:table-cell table:number-columns-repeated="2"/>
          <table:table-cell table:formula="of:=PI()*(([.A31])^2-([.C31])^2)" office:value-type="float" office:value="0.0000157231698644453" calcext:value-type="float">
            <text:p>1.57231698644453E-05</text:p>
          </table:table-cell>
          <table:table-cell table:number-columns-repeated="3"/>
        </table:table-row>
        <table:table-row table:style-name="ro1">
          <table:table-cell office:value-type="float" office:value="0.00473856" calcext:value-type="float">
            <text:p>0.00473856</text:p>
          </table:table-cell>
          <table:table-cell/>
          <table:table-cell office:value-type="float" office:value="0.00417711" calcext:value-type="float">
            <text:p>0.00417711</text:p>
          </table:table-cell>
          <table:table-cell table:number-columns-repeated="2"/>
          <table:table-cell table:formula="of:=PI()*(([.A32])^2-([.C32])^2)" office:value-type="float" office:value="0.0000157258795242374" calcext:value-type="float">
            <text:p>1.57258795242374E-05</text:p>
          </table:table-cell>
          <table:table-cell table:number-columns-repeated="3"/>
        </table:table-row>
        <table:table-row table:style-name="ro1">
          <table:table-cell office:value-type="float" office:value="0.00473974" calcext:value-type="float">
            <text:p>0.00473974</text:p>
          </table:table-cell>
          <table:table-cell/>
          <table:table-cell office:value-type="float" office:value="0.0041784" calcext:value-type="float">
            <text:p>0.0041784</text:p>
          </table:table-cell>
          <table:table-cell table:number-columns-repeated="2"/>
          <table:table-cell table:formula="of:=PI()*(([.A33])^2-([.C33])^2)" office:value-type="float" office:value="0.0000157271543388681" calcext:value-type="float">
            <text:p>1.57271543388681E-05</text:p>
          </table:table-cell>
          <table:table-cell table:number-columns-repeated="3"/>
        </table:table-row>
        <table:table-row table:style-name="ro1">
          <table:table-cell office:value-type="float" office:value="0.00474098" calcext:value-type="float">
            <text:p>0.00474098</text:p>
          </table:table-cell>
          <table:table-cell/>
          <table:table-cell office:value-type="float" office:value="0.00417973" calcext:value-type="float">
            <text:p>0.00417973</text:p>
          </table:table-cell>
          <table:table-cell table:number-columns-repeated="2"/>
          <table:table-cell table:formula="of:=PI()*(([.A34])^2-([.C34])^2)" office:value-type="float" office:value="0.0000157291642667018" calcext:value-type="float">
            <text:p>1.57291642667018E-05</text:p>
          </table:table-cell>
          <table:table-cell table:number-columns-repeated="3"/>
        </table:table-row>
        <table:table-row table:style-name="ro1">
          <table:table-cell office:value-type="float" office:value="0.00474231" calcext:value-type="float">
            <text:p>0.00474231</text:p>
          </table:table-cell>
          <table:table-cell/>
          <table:table-cell office:value-type="float" office:value="0.00418113" calcext:value-type="float">
            <text:p>0.00418113</text:p>
          </table:table-cell>
          <table:table-cell table:number-columns-repeated="2"/>
          <table:table-cell table:formula="of:=PI()*(([.A35])^2-([.C35])^2)" office:value-type="float" office:value="0.0000157320154872871" calcext:value-type="float">
            <text:p>1.57320154872871E-05</text:p>
          </table:table-cell>
          <table:table-cell table:number-columns-repeated="3"/>
        </table:table-row>
        <table:table-row table:style-name="ro1">
          <table:table-cell office:value-type="float" office:value="0.00474377" calcext:value-type="float">
            <text:p>0.00474377</text:p>
          </table:table-cell>
          <table:table-cell/>
          <table:table-cell office:value-type="float" office:value="0.0041828" calcext:value-type="float">
            <text:p>0.0041828</text:p>
          </table:table-cell>
          <table:table-cell table:number-columns-repeated="2"/>
          <table:table-cell table:formula="of:=PI()*(([.A36])^2-([.C36])^2)" office:value-type="float" office:value="0.0000157316445082346" calcext:value-type="float">
            <text:p>1.57316445082346E-05</text:p>
          </table:table-cell>
          <table:table-cell table:number-columns-repeated="3"/>
        </table:table-row>
        <table:table-row table:style-name="ro1">
          <table:table-cell office:value-type="float" office:value="0.00474552" calcext:value-type="float">
            <text:p>0.00474552</text:p>
          </table:table-cell>
          <table:table-cell/>
          <table:table-cell office:value-type="float" office:value="0.00418452" calcext:value-type="float">
            <text:p>0.00418452</text:p>
          </table:table-cell>
          <table:table-cell table:number-columns-repeated="2"/>
          <table:table-cell table:formula="of:=PI()*(([.A37])^2-([.C37])^2)" office:value-type="float" office:value="0.0000157386014618076" calcext:value-type="float">
            <text:p>1.57386014618076E-05</text:p>
          </table:table-cell>
          <table:table-cell table:number-columns-repeated="3"/>
        </table:table-row>
        <table:table-row table:style-name="ro1">
          <table:table-cell office:value-type="float" office:value="0.00474747" calcext:value-type="float">
            <text:p>0.00474747</text:p>
          </table:table-cell>
          <table:table-cell/>
          <table:table-cell office:value-type="float" office:value="0.00418679" calcext:value-type="float">
            <text:p>0.00418679</text:p>
          </table:table-cell>
          <table:table-cell table:number-columns-repeated="2"/>
          <table:table-cell table:formula="of:=PI()*(([.A38])^2-([.C38])^2)" office:value-type="float" office:value="0.0000157370572333015" calcext:value-type="float">
            <text:p>1.57370572333015E-05</text:p>
          </table:table-cell>
          <table:table-cell table:number-columns-repeated="3"/>
        </table:table-row>
        <table:table-row table:style-name="ro1">
          <table:table-cell office:value-type="float" office:value="0.00474994" calcext:value-type="float">
            <text:p>0.00474994</text:p>
          </table:table-cell>
          <table:table-cell/>
          <table:table-cell office:value-type="float" office:value="0.00418921" calcext:value-type="float">
            <text:p>0.00418921</text:p>
          </table:table-cell>
          <table:table-cell table:number-columns-repeated="2"/>
          <table:table-cell table:formula="of:=PI()*(([.A39])^2-([.C39])^2)" office:value-type="float" office:value="0.0000157470747754464" calcext:value-type="float">
            <text:p>1.57470747754464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5244" calcext:value-type="float">
            <text:p>0.00475244</text:p>
          </table:table-cell>
          <table:table-cell table:formula="of:=AVERAGE([.A27:.A40])" office:value-type="float" office:value="0.004741175" calcext:value-type="float">
            <text:p>0.004741175</text:p>
          </table:table-cell>
          <table:table-cell table:style-name="ce1" office:value-type="float" office:value="0.00419215" calcext:value-type="float">
            <text:p>0.00419215</text:p>
          </table:table-cell>
          <table:table-cell table:formula="of:=AVERAGE([.C27:.C40])" office:value-type="float" office:value="0.00417994357142857" calcext:value-type="float">
            <text:p>0.004179943571429</text:p>
          </table:table-cell>
          <table:table-cell/>
          <table:table-cell table:formula="of:=PI()*(([.A40])^2-([.C40])^2)" office:value-type="float" office:value="0.0000157442936855764" calcext:value-type="float">
            <text:p>1.57442936855764E-05</text:p>
          </table:table-cell>
          <table:table-cell table:number-columns-repeated="3"/>
        </table:table-row>
        <table:table-row table:style-name="ro1">
          <table:table-cell office:value-type="float" office:value="0.00475506" calcext:value-type="float">
            <text:p>0.00475506</text:p>
          </table:table-cell>
          <table:table-cell/>
          <table:table-cell office:value-type="float" office:value="0.00419451" calcext:value-type="float">
            <text:p>0.00419451</text:p>
          </table:table-cell>
          <table:table-cell table:number-columns-repeated="2"/>
          <table:table-cell table:formula="of:=PI()*(([.A41])^2-([.C41])^2)" office:value-type="float" office:value="0.0000157603696311317" calcext:value-type="float">
            <text:p>1.57603696311317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5724" calcext:value-type="float">
            <text:p>0.00475724</text:p>
          </table:table-cell>
          <table:table-cell table:formula="of:=AVERAGE([.A40:.A42])" office:value-type="float" office:value="0.00475491333333333" calcext:value-type="float">
            <text:p>0.004754913333333</text:p>
          </table:table-cell>
          <table:table-cell table:style-name="ce1" office:value-type="float" office:value="0.00419815" calcext:value-type="float">
            <text:p>0.00419815</text:p>
          </table:table-cell>
          <table:table-cell table:formula="of:=AVERAGE([.C40:.C42])" office:value-type="float" office:value="0.00419493666666667" calcext:value-type="float">
            <text:p>0.004194936666667</text:p>
          </table:table-cell>
          <table:table-cell/>
          <table:table-cell table:formula="of:=PI()*(([.A42])^2-([.C42])^2)" office:value-type="float" office:value="0.0000157295428524927" calcext:value-type="float">
            <text:p>1.57295428524927E-05</text:p>
          </table:table-cell>
          <table:table-cell table:number-columns-repeated="3"/>
        </table:table-row>
        <table:table-row table:style-name="ro1">
          <table:table-cell office:value-type="float" office:value="0.00475674" calcext:value-type="float">
            <text:p>0.00475674</text:p>
          </table:table-cell>
          <table:table-cell/>
          <table:table-cell office:value-type="float" office:value="0.00419642" calcext:value-type="float">
            <text:p>0.00419642</text:p>
          </table:table-cell>
          <table:table-cell table:number-columns-repeated="2"/>
          <table:table-cell table:formula="of:=PI()*(([.A43])^2-([.C43])^2)" office:value-type="float" office:value="0.0000157602224402902" calcext:value-type="float">
            <text:p>1.57602224402902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5542" calcext:value-type="float">
            <text:p>0.00475542</text:p>
          </table:table-cell>
          <table:table-cell table:formula="of:=AVERAGE([.A42:.A44])" office:value-type="float" office:value="0.00475646666666667" calcext:value-type="float">
            <text:p>0.004756466666667</text:p>
          </table:table-cell>
          <table:table-cell table:style-name="ce1" office:value-type="float" office:value="0.00419484" calcext:value-type="float">
            <text:p>0.00419484</text:p>
          </table:table-cell>
          <table:table-cell table:formula="of:=AVERAGE([.C42:.C44])" office:value-type="float" office:value="0.00419647" calcext:value-type="float">
            <text:p>0.00419647</text:p>
          </table:table-cell>
          <table:table-cell/>
          <table:table-cell table:formula="of:=PI()*(([.A44])^2-([.C44])^2)" office:value-type="float" office:value="0.0000157624282768994" calcext:value-type="float">
            <text:p>1.57624282768994E-05</text:p>
          </table:table-cell>
          <table:table-cell table:number-columns-repeated="3"/>
        </table:table-row>
        <table:table-row table:style-name="ro1">
          <table:table-cell office:value-type="float" office:value="0.00475432" calcext:value-type="float">
            <text:p>0.00475432</text:p>
          </table:table-cell>
          <table:table-cell/>
          <table:table-cell office:value-type="float" office:value="0.00419388" calcext:value-type="float">
            <text:p>0.00419388</text:p>
          </table:table-cell>
          <table:table-cell table:number-columns-repeated="2"/>
          <table:table-cell table:formula="of:=PI()*(([.A45])^2-([.C45])^2)" office:value-type="float" office:value="0.0000157548647581257" calcext:value-type="float">
            <text:p>1.57548647581257E-05</text:p>
          </table:table-cell>
          <table:table-cell table:number-columns-repeated="3"/>
        </table:table-row>
        <table:table-row table:style-name="ro1">
          <table:table-cell office:value-type="float" office:value="0.00475348" calcext:value-type="float">
            <text:p>0.00475348</text:p>
          </table:table-cell>
          <table:table-cell/>
          <table:table-cell office:value-type="float" office:value="0.00419307" calcext:value-type="float">
            <text:p>0.00419307</text:p>
          </table:table-cell>
          <table:table-cell table:number-columns-repeated="2"/>
          <table:table-cell table:formula="of:=PI()*(([.A46])^2-([.C46])^2)" office:value-type="float" office:value="0.0000157511164532448" calcext:value-type="float">
            <text:p>1.57511164532448E-05</text:p>
          </table:table-cell>
          <table:table-cell table:number-columns-repeated="3"/>
        </table:table-row>
        <table:table-row table:style-name="ro1">
          <table:table-cell office:value-type="float" office:value="0.00475339" calcext:value-type="float">
            <text:p>0.00475339</text:p>
          </table:table-cell>
          <table:table-cell/>
          <table:table-cell office:value-type="float" office:value="0.00419301" calcext:value-type="float">
            <text:p>0.00419301</text:p>
          </table:table-cell>
          <table:table-cell table:number-columns-repeated="2"/>
          <table:table-cell table:formula="of:=PI()*(([.A47])^2-([.C47])^2)" office:value-type="float" office:value="0.0000157500091879185" calcext:value-type="float">
            <text:p>1.57500091879185E-05</text:p>
          </table:table-cell>
          <table:table-cell table:number-columns-repeated="3"/>
        </table:table-row>
        <table:table-row table:style-name="ro1">
          <table:table-cell office:value-type="float" office:value="0.00475339" calcext:value-type="float">
            <text:p>0.00475339</text:p>
          </table:table-cell>
          <table:table-cell/>
          <table:table-cell office:value-type="float" office:value="0.00419287" calcext:value-type="float">
            <text:p>0.00419287</text:p>
          </table:table-cell>
          <table:table-cell table:number-columns-repeated="2"/>
          <table:table-cell table:formula="of:=PI()*(([.A48])^2-([.C48])^2)" office:value-type="float" office:value="0.0000157536974905788" calcext:value-type="float">
            <text:p>1.57536974905788E-05</text:p>
          </table:table-cell>
          <table:table-cell table:number-columns-repeated="3"/>
        </table:table-row>
        <table:table-row table:style-name="ro1">
          <table:table-cell office:value-type="float" office:value="0.00475353" calcext:value-type="float">
            <text:p>0.00475353</text:p>
          </table:table-cell>
          <table:table-cell/>
          <table:table-cell office:value-type="float" office:value="0.00419315" calcext:value-type="float">
            <text:p>0.00419315</text:p>
          </table:table-cell>
          <table:table-cell table:number-columns-repeated="2"/>
          <table:table-cell table:formula="of:=PI()*(([.A49])^2-([.C49])^2)" office:value-type="float" office:value="0.0000157505021239121" calcext:value-type="float">
            <text:p>1.57505021239121E-05</text:p>
          </table:table-cell>
          <table:table-cell table:number-columns-repeated="3"/>
        </table:table-row>
        <table:table-row table:style-name="ro1">
          <table:table-cell office:value-type="float" office:value="0.00475379" calcext:value-type="float">
            <text:p>0.00475379</text:p>
          </table:table-cell>
          <table:table-cell/>
          <table:table-cell office:value-type="float" office:value="0.00419336" calcext:value-type="float">
            <text:p>0.00419336</text:p>
          </table:table-cell>
          <table:table-cell table:number-columns-repeated="2"/>
          <table:table-cell table:formula="of:=PI()*(([.A50])^2-([.C50])^2)" office:value-type="float" office:value="0.0000157527349672224" calcext:value-type="float">
            <text:p>1.57527349672224E-05</text:p>
          </table:table-cell>
          <table:table-cell table:number-columns-repeated="3"/>
        </table:table-row>
        <table:table-row table:style-name="ro1">
          <table:table-cell office:value-type="float" office:value="0.0047541" calcext:value-type="float">
            <text:p>0.0047541</text:p>
          </table:table-cell>
          <table:table-cell/>
          <table:table-cell office:value-type="float" office:value="0.00419373" calcext:value-type="float">
            <text:p>0.00419373</text:p>
          </table:table-cell>
          <table:table-cell table:number-columns-repeated="2"/>
          <table:table-cell table:formula="of:=PI()*(([.A51])^2-([.C51])^2)" office:value-type="float" office:value="0.000015752245578087" calcext:value-type="float">
            <text:p>1.5752245578087E-05</text:p>
          </table:table-cell>
          <table:table-cell table:number-columns-repeated="3"/>
        </table:table-row>
        <table:table-row table:style-name="ro1">
          <table:table-cell office:value-type="float" office:value="0.00475443" calcext:value-type="float">
            <text:p>0.00475443</text:p>
          </table:table-cell>
          <table:table-cell/>
          <table:table-cell office:value-type="float" office:value="0.00419407" calcext:value-type="float">
            <text:p>0.00419407</text:p>
          </table:table-cell>
          <table:table-cell table:number-columns-repeated="2"/>
          <table:table-cell table:formula="of:=PI()*(([.A52])^2-([.C52])^2)" office:value-type="float" office:value="0.0000157531439570329" calcext:value-type="float">
            <text:p>1.57531439570329E-05</text:p>
          </table:table-cell>
          <table:table-cell table:number-columns-repeated="3"/>
        </table:table-row>
        <table:table-row table:style-name="ro1">
          <table:table-cell office:value-type="float" office:value="0.00475474" calcext:value-type="float">
            <text:p>0.00475474</text:p>
          </table:table-cell>
          <table:table-cell/>
          <table:table-cell office:value-type="float" office:value="0.0041944" calcext:value-type="float">
            <text:p>0.0041944</text:p>
          </table:table-cell>
          <table:table-cell table:number-columns-repeated="2"/>
          <table:table-cell table:formula="of:=PI()*(([.A53])^2-([.C53])^2)" office:value-type="float" office:value="0.0000157537083366133" calcext:value-type="float">
            <text:p>1.57537083366133E-05</text:p>
          </table:table-cell>
          <table:table-cell table:number-columns-repeated="3"/>
        </table:table-row>
        <table:table-row table:style-name="ro1">
          <table:table-cell office:value-type="float" office:value="0.00475504" calcext:value-type="float">
            <text:p>0.00475504</text:p>
          </table:table-cell>
          <table:table-cell/>
          <table:table-cell office:value-type="float" office:value="0.00419473" calcext:value-type="float">
            <text:p>0.00419473</text:p>
          </table:table-cell>
          <table:table-cell table:number-columns-repeated="2"/>
          <table:table-cell table:formula="of:=PI()*(([.A54])^2-([.C54])^2)" office:value-type="float" office:value="0.0000157539738674801" calcext:value-type="float">
            <text:p>1.57539738674801E-05</text:p>
          </table:table-cell>
          <table:table-cell table:number-columns-repeated="3"/>
        </table:table-row>
        <table:table-row table:style-name="ro1">
          <table:table-cell office:value-type="float" office:value="0.00475528" calcext:value-type="float">
            <text:p>0.00475528</text:p>
          </table:table-cell>
          <table:table-cell/>
          <table:table-cell office:value-type="float" office:value="0.00419497" calcext:value-type="float">
            <text:p>0.00419497</text:p>
          </table:table-cell>
          <table:table-cell table:number-columns-repeated="2"/>
          <table:table-cell table:formula="of:=PI()*(([.A55])^2-([.C55])^2)" office:value-type="float" office:value="0.0000157548187950544" calcext:value-type="float">
            <text:p>1.57548187950544E-05</text:p>
          </table:table-cell>
          <table:table-cell table:number-columns-repeated="3"/>
        </table:table-row>
        <table:table-row table:style-name="ro1">
          <table:table-cell office:value-type="float" office:value="0.00475549" calcext:value-type="float">
            <text:p>0.00475549</text:p>
          </table:table-cell>
          <table:table-cell/>
          <table:table-cell office:value-type="float" office:value="0.00419521" calcext:value-type="float">
            <text:p>0.00419521</text:p>
          </table:table-cell>
          <table:table-cell table:number-columns-repeated="2"/>
          <table:table-cell table:formula="of:=PI()*(([.A56])^2-([.C56])^2)" office:value-type="float" office:value="0.0000157547673310543" calcext:value-type="float">
            <text:p>1.57547673310543E-05</text:p>
          </table:table-cell>
          <table:table-cell table:number-columns-repeated="3"/>
        </table:table-row>
        <table:table-row table:style-name="ro1">
          <table:table-cell office:value-type="float" office:value="0.00475564" calcext:value-type="float">
            <text:p>0.00475564</text:p>
          </table:table-cell>
          <table:table-cell/>
          <table:table-cell office:value-type="float" office:value="0.00419535" calcext:value-type="float">
            <text:p>0.00419535</text:p>
          </table:table-cell>
          <table:table-cell table:number-columns-repeated="2"/>
          <table:table-cell table:formula="of:=PI()*(([.A57])^2-([.C57])^2)" office:value-type="float" office:value="0.0000157555589844428" calcext:value-type="float">
            <text:p>1.57555589844428E-05</text:p>
          </table:table-cell>
          <table:table-cell table:number-columns-repeated="3"/>
        </table:table-row>
        <table:table-row table:style-name="ro1">
          <table:table-cell office:value-type="float" office:value="0.00475576" calcext:value-type="float">
            <text:p>0.00475576</text:p>
          </table:table-cell>
          <table:table-cell/>
          <table:table-cell office:value-type="float" office:value="0.0041955" calcext:value-type="float">
            <text:p>0.0041955</text:p>
          </table:table-cell>
          <table:table-cell table:number-columns-repeated="2"/>
          <table:table-cell table:formula="of:=PI()*(([.A58])^2-([.C58])^2)" office:value-type="float" office:value="0.0000157551906028591" calcext:value-type="float">
            <text:p>1.57551906028591E-05</text:p>
          </table:table-cell>
          <table:table-cell table:number-columns-repeated="3"/>
        </table:table-row>
        <table:table-row table:style-name="ro1">
          <table:table-cell office:value-type="float" office:value="0.00475583" calcext:value-type="float">
            <text:p>0.00475583</text:p>
          </table:table-cell>
          <table:table-cell/>
          <table:table-cell office:value-type="float" office:value="0.00419556" calcext:value-type="float">
            <text:p>0.00419556</text:p>
          </table:table-cell>
          <table:table-cell table:number-columns-repeated="2"/>
          <table:table-cell table:formula="of:=PI()*(([.A59])^2-([.C59])^2)" office:value-type="float" office:value="0.0000157557006332007" calcext:value-type="float">
            <text:p>1.57557006332007E-05</text:p>
          </table:table-cell>
          <table:table-cell table:number-columns-repeated="3"/>
        </table:table-row>
        <table:table-row table:style-name="ro1">
          <table:table-cell office:value-type="float" office:value="0.00475587" calcext:value-type="float">
            <text:p>0.00475587</text:p>
          </table:table-cell>
          <table:table-cell/>
          <table:table-cell office:value-type="float" office:value="0.0041956" calcext:value-type="float">
            <text:p>0.0041956</text:p>
          </table:table-cell>
          <table:table-cell table:number-columns-repeated="2"/>
          <table:table-cell table:formula="of:=PI()*(([.A60])^2-([.C60])^2)" office:value-type="float" office:value="0.00001575584144441" calcext:value-type="float">
            <text:p>1.575584144441E-05</text:p>
          </table:table-cell>
          <table:table-cell table:number-columns-repeated="3"/>
        </table:table-row>
        <table:table-row table:style-name="ro1">
          <table:table-cell office:value-type="float" office:value="0.00475588" calcext:value-type="float">
            <text:p>0.00475588</text:p>
          </table:table-cell>
          <table:table-cell/>
          <table:table-cell office:value-type="float" office:value="0.00419562" calcext:value-type="float">
            <text:p>0.00419562</text:p>
          </table:table-cell>
          <table:table-cell table:number-columns-repeated="2"/>
          <table:table-cell table:formula="of:=PI()*(([.A61])^2-([.C61])^2)" office:value-type="float" office:value="0.0000157556130289471" calcext:value-type="float">
            <text:p>1.57556130289471E-05</text:p>
          </table:table-cell>
          <table:table-cell table:number-columns-repeated="3"/>
        </table:table-row>
        <table:table-row table:style-name="ro1">
          <table:table-cell office:value-type="float" office:value="0.00475588" calcext:value-type="float">
            <text:p>0.00475588</text:p>
          </table:table-cell>
          <table:table-cell/>
          <table:table-cell office:value-type="float" office:value="0.00419558" calcext:value-type="float">
            <text:p>0.00419558</text:p>
          </table:table-cell>
          <table:table-cell table:number-columns-repeated="2"/>
          <table:table-cell table:formula="of:=PI()*(([.A62])^2-([.C62])^2)" office:value-type="float" office:value="0.0000157566674982381" calcext:value-type="float">
            <text:p>1.57566674982381E-05</text:p>
          </table:table-cell>
          <table:table-cell table:number-columns-repeated="3"/>
        </table:table-row>
        <table:table-row table:style-name="ro1">
          <table:table-cell office:value-type="float" office:value="0.00475587" calcext:value-type="float">
            <text:p>0.00475587</text:p>
          </table:table-cell>
          <table:table-cell/>
          <table:table-cell office:value-type="float" office:value="0.00419563" calcext:value-type="float">
            <text:p>0.00419563</text:p>
          </table:table-cell>
          <table:table-cell table:number-columns-repeated="2"/>
          <table:table-cell table:formula="of:=PI()*(([.A63])^2-([.C63])^2)" office:value-type="float" office:value="0.0000157550505896143" calcext:value-type="float">
            <text:p>1.57550505896143E-05</text:p>
          </table:table-cell>
          <table:table-cell table:number-columns-repeated="3"/>
        </table:table-row>
        <table:table-row table:style-name="ro1">
          <table:table-cell office:value-type="float" office:value="0.0047559" calcext:value-type="float">
            <text:p>0.0047559</text:p>
          </table:table-cell>
          <table:table-cell/>
          <table:table-cell office:value-type="float" office:value="0.00419559" calcext:value-type="float">
            <text:p>0.00419559</text:p>
          </table:table-cell>
          <table:table-cell table:number-columns-repeated="2"/>
          <table:table-cell table:formula="of:=PI()*(([.A64])^2-([.C64])^2)" office:value-type="float" office:value="0.0000157570015246212" calcext:value-type="float">
            <text:p>1.57570015246212E-05</text:p>
          </table:table-cell>
          <table:table-cell table:number-columns-repeated="3"/>
        </table:table-row>
        <table:table-row table:style-name="ro1">
          <table:table-cell office:value-type="float" office:value="0.00475601" calcext:value-type="float">
            <text:p>0.00475601</text:p>
          </table:table-cell>
          <table:table-cell/>
          <table:table-cell office:value-type="float" office:value="0.0041958" calcext:value-type="float">
            <text:p>0.0041958</text:p>
          </table:table-cell>
          <table:table-cell table:number-columns-repeated="2"/>
          <table:table-cell table:formula="of:=PI()*(([.A65])^2-([.C65])^2)" office:value-type="float" office:value="0.0000157547525156175" calcext:value-type="float">
            <text:p>1.57547525156175E-05</text:p>
          </table:table-cell>
          <table:table-cell table:number-columns-repeated="3"/>
        </table:table-row>
        <table:table-row table:style-name="ro1">
          <table:table-cell office:value-type="float" office:value="0.00475627" calcext:value-type="float">
            <text:p>0.00475627</text:p>
          </table:table-cell>
          <table:table-cell/>
          <table:table-cell office:value-type="float" office:value="0.00419595" calcext:value-type="float">
            <text:p>0.00419595</text:p>
          </table:table-cell>
          <table:table-cell table:number-columns-repeated="2"/>
          <table:table-cell table:formula="of:=PI()*(([.A66])^2-([.C66])^2)" office:value-type="float" office:value="0.0000157585677609263" calcext:value-type="float">
            <text:p>1.57585677609263E-05</text:p>
          </table:table-cell>
          <table:table-cell table:number-columns-repeated="3"/>
        </table:table-row>
        <table:table-row table:style-name="ro1">
          <table:table-cell office:value-type="float" office:value="0.00475674" calcext:value-type="float">
            <text:p>0.00475674</text:p>
          </table:table-cell>
          <table:table-cell/>
          <table:table-cell office:value-type="float" office:value="0.0041966" calcext:value-type="float">
            <text:p>0.0041966</text:p>
          </table:table-cell>
          <table:table-cell table:number-columns-repeated="2"/>
          <table:table-cell table:formula="of:=PI()*(([.A67])^2-([.C67])^2)" office:value-type="float" office:value="0.000015755476299295" calcext:value-type="float">
            <text:p>1.5755476299295E-05</text:p>
          </table:table-cell>
          <table:table-cell table:number-columns-repeated="3"/>
        </table:table-row>
        <table:table-row table:style-name="ro1">
          <table:table-cell office:value-type="float" office:value="0.00475742" calcext:value-type="float">
            <text:p>0.00475742</text:p>
          </table:table-cell>
          <table:table-cell/>
          <table:table-cell office:value-type="float" office:value="0.00419724" calcext:value-type="float">
            <text:p>0.00419724</text:p>
          </table:table-cell>
          <table:table-cell table:number-columns-repeated="2"/>
          <table:table-cell table:formula="of:=PI()*(([.A68])^2-([.C68])^2)" office:value-type="float" office:value="0.0000157589244209137" calcext:value-type="float">
            <text:p>1.57589244209137E-05</text:p>
          </table:table-cell>
          <table:table-cell table:number-columns-repeated="3"/>
        </table:table-row>
        <table:table-row table:style-name="ro1">
          <table:table-cell office:value-type="float" office:value="0.00475884" calcext:value-type="float">
            <text:p>0.00475884</text:p>
          </table:table-cell>
          <table:table-cell/>
          <table:table-cell office:value-type="float" office:value="0.00419876" calcext:value-type="float">
            <text:p>0.00419876</text:p>
          </table:table-cell>
          <table:table-cell table:number-columns-repeated="2"/>
          <table:table-cell table:formula="of:=PI()*(([.A69])^2-([.C69])^2)" office:value-type="float" office:value="0.000015761284288554" calcext:value-type="float">
            <text:p>1.5761284288554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05" calcext:value-type="float">
            <text:p>0.0047605</text:p>
          </table:table-cell>
          <table:table-cell table:formula="of:=AVERAGE([.A44:.A70])" office:value-type="float" office:value="0.00475551148148148" calcext:value-type="float">
            <text:p>0.004755511481481</text:p>
          </table:table-cell>
          <table:table-cell table:style-name="ce1" office:value-type="float" office:value="0.00420046" calcext:value-type="float">
            <text:p>0.00420046</text:p>
          </table:table-cell>
          <table:table-cell table:formula="of:=AVERAGE([.C44:.C70])" office:value-type="float" office:value="0.00419520481481481" calcext:value-type="float">
            <text:p>0.004195204814815</text:p>
          </table:table-cell>
          <table:table-cell/>
          <table:table-cell table:formula="of:=PI()*(([.A70])^2-([.C70])^2)" office:value-type="float" office:value="0.0000157660702863069" calcext:value-type="float">
            <text:p>1.57660702863069E-05</text:p>
          </table:table-cell>
          <table:table-cell table:number-columns-repeated="3"/>
        </table:table-row>
        <table:table-row table:style-name="ro1">
          <table:table-cell office:value-type="float" office:value="0.00476278" calcext:value-type="float">
            <text:p>0.00476278</text:p>
          </table:table-cell>
          <table:table-cell/>
          <table:table-cell office:value-type="float" office:value="0.00420304" calcext:value-type="float">
            <text:p>0.00420304</text:p>
          </table:table-cell>
          <table:table-cell table:number-columns-repeated="2"/>
          <table:table-cell table:formula="of:=PI()*(([.A71])^2-([.C71])^2)" office:value-type="float" office:value="0.0000157661709693249" calcext:value-type="float">
            <text:p>1.57661709693249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478" calcext:value-type="float">
            <text:p>0.00476478</text:p>
          </table:table-cell>
          <table:table-cell table:formula="of:=AVERAGE([.A70:.A72])" office:value-type="float" office:value="0.00476268666666667" calcext:value-type="float">
            <text:p>0.004762686666667</text:p>
          </table:table-cell>
          <table:table-cell table:style-name="ce1" office:value-type="float" office:value="0.00420502" calcext:value-type="float">
            <text:p>0.00420502</text:p>
          </table:table-cell>
          <table:table-cell table:formula="of:=AVERAGE([.C70:.C72])" office:value-type="float" office:value="0.00420284" calcext:value-type="float">
            <text:p>0.00420284</text:p>
          </table:table-cell>
          <table:table-cell/>
          <table:table-cell table:formula="of:=PI()*(([.A72])^2-([.C72])^2)" office:value-type="float" office:value="0.0000157737332892668" calcext:value-type="float">
            <text:p>1.57737332892668E-05</text:p>
          </table:table-cell>
          <table:table-cell table:number-columns-repeated="3"/>
        </table:table-row>
        <table:table-row table:style-name="ro1">
          <table:table-cell office:value-type="float" office:value="0.00476457" calcext:value-type="float">
            <text:p>0.00476457</text:p>
          </table:table-cell>
          <table:table-cell/>
          <table:table-cell office:value-type="float" office:value="0.00420517" calcext:value-type="float">
            <text:p>0.00420517</text:p>
          </table:table-cell>
          <table:table-cell table:number-columns-repeated="2"/>
          <table:table-cell table:formula="of:=PI()*(([.A73])^2-([.C73])^2)" office:value-type="float" office:value="0.0000157634832400487" calcext:value-type="float">
            <text:p>1.57634832400487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333" calcext:value-type="float">
            <text:p>0.00476333</text:p>
          </table:table-cell>
          <table:table-cell table:formula="of:=AVERAGE([.A72:.A74])" office:value-type="float" office:value="0.00476422666666667" calcext:value-type="float">
            <text:p>0.004764226666667</text:p>
          </table:table-cell>
          <table:table-cell table:style-name="ce1" office:value-type="float" office:value="0.00420344" calcext:value-type="float">
            <text:p>0.00420344</text:p>
          </table:table-cell>
          <table:table-cell table:formula="of:=AVERAGE([.C72:.C74])" office:value-type="float" office:value="0.00420454333333333" calcext:value-type="float">
            <text:p>0.004204543333333</text:p>
          </table:table-cell>
          <table:table-cell/>
          <table:table-cell table:formula="of:=PI()*(([.A74])^2-([.C74])^2)" office:value-type="float" office:value="0.000015772067011457" calcext:value-type="float">
            <text:p>1.5772067011457E-05</text:p>
          </table:table-cell>
          <table:table-cell table:number-columns-repeated="3"/>
        </table:table-row>
        <table:table-row table:style-name="ro1">
          <table:table-cell office:value-type="float" office:value="0.00476118" calcext:value-type="float">
            <text:p>0.00476118</text:p>
          </table:table-cell>
          <table:table-cell/>
          <table:table-cell office:value-type="float" office:value="0.00420111" calcext:value-type="float">
            <text:p>0.00420111</text:p>
          </table:table-cell>
          <table:table-cell table:number-columns-repeated="2"/>
          <table:table-cell table:formula="of:=PI()*(([.A75])^2-([.C75])^2)" office:value-type="float" office:value="0.0000157692549875808" calcext:value-type="float">
            <text:p>1.57692549875808E-05</text:p>
          </table:table-cell>
          <table:table-cell table:number-columns-repeated="3"/>
        </table:table-row>
        <table:table-row table:style-name="ro1">
          <table:table-cell office:value-type="float" office:value="0.00475919" calcext:value-type="float">
            <text:p>0.00475919</text:p>
          </table:table-cell>
          <table:table-cell/>
          <table:table-cell office:value-type="float" office:value="0.00419937" calcext:value-type="float">
            <text:p>0.00419937</text:p>
          </table:table-cell>
          <table:table-cell table:number-columns-repeated="2"/>
          <table:table-cell table:formula="of:=PI()*(([.A76])^2-([.C76])^2)" office:value-type="float" office:value="0.0000157556559720054" calcext:value-type="float">
            <text:p>1.57556559720054E-05</text:p>
          </table:table-cell>
          <table:table-cell table:number-columns-repeated="3"/>
        </table:table-row>
        <table:table-row table:style-name="ro1">
          <table:table-cell office:value-type="float" office:value="0.00475823" calcext:value-type="float">
            <text:p>0.00475823</text:p>
          </table:table-cell>
          <table:table-cell/>
          <table:table-cell office:value-type="float" office:value="0.00419806" calcext:value-type="float">
            <text:p>0.00419806</text:p>
          </table:table-cell>
          <table:table-cell table:number-columns-repeated="2"/>
          <table:table-cell table:formula="of:=PI()*(([.A77])^2-([.C77])^2)" office:value-type="float" office:value="0.0000157615116182825" calcext:value-type="float">
            <text:p>1.57615116182825E-05</text:p>
          </table:table-cell>
          <table:table-cell table:number-columns-repeated="3"/>
        </table:table-row>
        <table:table-row table:style-name="ro1">
          <table:table-cell office:value-type="float" office:value="0.00475749" calcext:value-type="float">
            <text:p>0.00475749</text:p>
          </table:table-cell>
          <table:table-cell/>
          <table:table-cell office:value-type="float" office:value="0.00419742" calcext:value-type="float">
            <text:p>0.00419742</text:p>
          </table:table-cell>
          <table:table-cell table:number-columns-repeated="2"/>
          <table:table-cell table:formula="of:=PI()*(([.A78])^2-([.C78])^2)" office:value-type="float" office:value="0.0000157562697905152" calcext:value-type="float">
            <text:p>1.57562697905152E-05</text:p>
          </table:table-cell>
          <table:table-cell table:number-columns-repeated="3"/>
        </table:table-row>
        <table:table-row table:style-name="ro1">
          <table:table-cell office:value-type="float" office:value="0.00475713" calcext:value-type="float">
            <text:p>0.00475713</text:p>
          </table:table-cell>
          <table:table-cell/>
          <table:table-cell office:value-type="float" office:value="0.00419694" calcext:value-type="float">
            <text:p>0.00419694</text:p>
          </table:table-cell>
          <table:table-cell table:number-columns-repeated="2"/>
          <table:table-cell table:formula="of:=PI()*(([.A79])^2-([.C79])^2)" office:value-type="float" office:value="0.0000157581674054691" calcext:value-type="float">
            <text:p>1.57581674054691E-05</text:p>
          </table:table-cell>
          <table:table-cell table:number-columns-repeated="3"/>
        </table:table-row>
        <table:table-row table:style-name="ro1">
          <table:table-cell office:value-type="float" office:value="0.00475697" calcext:value-type="float">
            <text:p>0.00475697</text:p>
          </table:table-cell>
          <table:table-cell/>
          <table:table-cell office:value-type="float" office:value="0.00419677" calcext:value-type="float">
            <text:p>0.00419677</text:p>
          </table:table-cell>
          <table:table-cell table:number-columns-repeated="2"/>
          <table:table-cell table:formula="of:=PI()*(([.A80])^2-([.C80])^2)" office:value-type="float" office:value="0.000015757867932207" calcext:value-type="float">
            <text:p>1.5757867932207E-05</text:p>
          </table:table-cell>
          <table:table-cell table:number-columns-repeated="3"/>
        </table:table-row>
        <table:table-row table:style-name="ro1">
          <table:table-cell office:value-type="float" office:value="0.00475694" calcext:value-type="float">
            <text:p>0.00475694</text:p>
          </table:table-cell>
          <table:table-cell/>
          <table:table-cell office:value-type="float" office:value="0.00419675" calcext:value-type="float">
            <text:p>0.00419675</text:p>
          </table:table-cell>
          <table:table-cell table:number-columns-repeated="2"/>
          <table:table-cell table:formula="of:=PI()*(([.A81])^2-([.C81])^2)" office:value-type="float" office:value="0.0000157574986477295" calcext:value-type="float">
            <text:p>1.57574986477295E-05</text:p>
          </table:table-cell>
          <table:table-cell table:number-columns-repeated="3"/>
        </table:table-row>
        <table:table-row table:style-name="ro1">
          <table:table-cell office:value-type="float" office:value="0.00475701" calcext:value-type="float">
            <text:p>0.00475701</text:p>
          </table:table-cell>
          <table:table-cell/>
          <table:table-cell office:value-type="float" office:value="0.00419679" calcext:value-type="float">
            <text:p>0.00419679</text:p>
          </table:table-cell>
          <table:table-cell table:number-columns-repeated="2"/>
          <table:table-cell table:formula="of:=PI()*(([.A82])^2-([.C82])^2)" office:value-type="float" office:value="0.0000157585361112653" calcext:value-type="float">
            <text:p>1.57585361112653E-05</text:p>
          </table:table-cell>
          <table:table-cell table:number-columns-repeated="3"/>
        </table:table-row>
        <table:table-row table:style-name="ro1">
          <table:table-cell office:value-type="float" office:value="0.00475711" calcext:value-type="float">
            <text:p>0.00475711</text:p>
          </table:table-cell>
          <table:table-cell/>
          <table:table-cell office:value-type="float" office:value="0.00419692" calcext:value-type="float">
            <text:p>0.00419692</text:p>
          </table:table-cell>
          <table:table-cell table:number-columns-repeated="2"/>
          <table:table-cell table:formula="of:=PI()*(([.A83])^2-([.C83])^2)" office:value-type="float" office:value="0.0000157580970099176" calcext:value-type="float">
            <text:p>1.57580970099176E-05</text:p>
          </table:table-cell>
          <table:table-cell table:number-columns-repeated="3"/>
        </table:table-row>
        <table:table-row table:style-name="ro1">
          <table:table-cell office:value-type="float" office:value="0.00475723" calcext:value-type="float">
            <text:p>0.00475723</text:p>
          </table:table-cell>
          <table:table-cell/>
          <table:table-cell office:value-type="float" office:value="0.00419702" calcext:value-type="float">
            <text:p>0.00419702</text:p>
          </table:table-cell>
          <table:table-cell table:number-columns-repeated="2"/>
          <table:table-cell table:formula="of:=PI()*(([.A84])^2-([.C84])^2)" office:value-type="float" office:value="0.0000157590467975715" calcext:value-type="float">
            <text:p>1.57590467975715E-05</text:p>
          </table:table-cell>
          <table:table-cell table:number-columns-repeated="3"/>
        </table:table-row>
        <table:table-row table:style-name="ro1">
          <table:table-cell office:value-type="float" office:value="0.00475732" calcext:value-type="float">
            <text:p>0.00475732</text:p>
          </table:table-cell>
          <table:table-cell/>
          <table:table-cell office:value-type="float" office:value="0.00419714" calcext:value-type="float">
            <text:p>0.00419714</text:p>
          </table:table-cell>
          <table:table-cell table:number-columns-repeated="2"/>
          <table:table-cell table:formula="of:=PI()*(([.A85])^2-([.C85])^2)" office:value-type="float" office:value="0.0000157585724494391" calcext:value-type="float">
            <text:p>1.57585724494391E-05</text:p>
          </table:table-cell>
          <table:table-cell table:number-columns-repeated="3"/>
        </table:table-row>
        <table:table-row table:style-name="ro1">
          <table:table-cell office:value-type="float" office:value="0.00475739" calcext:value-type="float">
            <text:p>0.00475739</text:p>
          </table:table-cell>
          <table:table-cell/>
          <table:table-cell office:value-type="float" office:value="0.0041972" calcext:value-type="float">
            <text:p>0.0041972</text:p>
          </table:table-cell>
          <table:table-cell table:number-columns-repeated="2"/>
          <table:table-cell table:formula="of:=PI()*(([.A86])^2-([.C86])^2)" office:value-type="float" office:value="0.0000157590825476392" calcext:value-type="float">
            <text:p>1.57590825476392E-05</text:p>
          </table:table-cell>
          <table:table-cell table:number-columns-repeated="3"/>
        </table:table-row>
        <table:table-row table:style-name="ro1">
          <table:table-cell office:value-type="float" office:value="0.00475741" calcext:value-type="float">
            <text:p>0.00475741</text:p>
          </table:table-cell>
          <table:table-cell/>
          <table:table-cell office:value-type="float" office:value="0.00419723" calcext:value-type="float">
            <text:p>0.00419723</text:p>
          </table:table-cell>
          <table:table-cell table:number-columns-repeated="2"/>
          <table:table-cell table:formula="of:=PI()*(([.A87])^2-([.C87])^2)" office:value-type="float" office:value="0.0000157588892237663" calcext:value-type="float">
            <text:p>1.57588892237663E-05</text:p>
          </table:table-cell>
          <table:table-cell table:number-columns-repeated="3"/>
        </table:table-row>
        <table:table-row table:style-name="ro1">
          <table:table-cell office:value-type="float" office:value="0.00475741" calcext:value-type="float">
            <text:p>0.00475741</text:p>
          </table:table-cell>
          <table:table-cell/>
          <table:table-cell office:value-type="float" office:value="0.00419722" calcext:value-type="float">
            <text:p>0.00419722</text:p>
          </table:table-cell>
          <table:table-cell table:number-columns-repeated="2"/>
          <table:table-cell table:formula="of:=PI()*(([.A88])^2-([.C88])^2)" office:value-type="float" office:value="0.0000157591529431908" calcext:value-type="float">
            <text:p>1.57591529431908E-05</text:p>
          </table:table-cell>
          <table:table-cell table:number-columns-repeated="3"/>
        </table:table-row>
        <table:table-row table:style-name="ro1">
          <table:table-cell office:value-type="float" office:value="0.00475735" calcext:value-type="float">
            <text:p>0.00475735</text:p>
          </table:table-cell>
          <table:table-cell/>
          <table:table-cell office:value-type="float" office:value="0.00419716" calcext:value-type="float">
            <text:p>0.00419716</text:p>
          </table:table-cell>
          <table:table-cell table:number-columns-repeated="2"/>
          <table:table-cell table:formula="of:=PI()*(([.A89])^2-([.C89])^2)" office:value-type="float" office:value="0.0000157589417565361" calcext:value-type="float">
            <text:p>1.57589417565361E-05</text:p>
          </table:table-cell>
          <table:table-cell table:number-columns-repeated="3"/>
        </table:table-row>
        <table:table-row table:style-name="ro1">
          <table:table-cell office:value-type="float" office:value="0.00475726" calcext:value-type="float">
            <text:p>0.00475726</text:p>
          </table:table-cell>
          <table:table-cell/>
          <table:table-cell office:value-type="float" office:value="0.00419707" calcext:value-type="float">
            <text:p>0.00419707</text:p>
          </table:table-cell>
          <table:table-cell table:number-columns-repeated="2"/>
          <table:table-cell table:formula="of:=PI()*(([.A90])^2-([.C90])^2)" office:value-type="float" office:value="0.0000157586249765542" calcext:value-type="float">
            <text:p>1.57586249765542E-05</text:p>
          </table:table-cell>
          <table:table-cell table:number-columns-repeated="3"/>
        </table:table-row>
        <table:table-row table:style-name="ro1">
          <table:table-cell office:value-type="float" office:value="0.00475712" calcext:value-type="float">
            <text:p>0.00475712</text:p>
          </table:table-cell>
          <table:table-cell/>
          <table:table-cell office:value-type="float" office:value="0.00419692" calcext:value-type="float">
            <text:p>0.00419692</text:p>
          </table:table-cell>
          <table:table-cell table:number-columns-repeated="2"/>
          <table:table-cell table:formula="of:=PI()*(([.A91])^2-([.C91])^2)" office:value-type="float" office:value="0.0000157583959082683" calcext:value-type="float">
            <text:p>1.57583959082683E-05</text:p>
          </table:table-cell>
          <table:table-cell table:number-columns-repeated="3"/>
        </table:table-row>
        <table:table-row table:style-name="ro1">
          <table:table-cell office:value-type="float" office:value="0.00475697" calcext:value-type="float">
            <text:p>0.00475697</text:p>
          </table:table-cell>
          <table:table-cell/>
          <table:table-cell office:value-type="float" office:value="0.00419675" calcext:value-type="float">
            <text:p>0.00419675</text:p>
          </table:table-cell>
          <table:table-cell table:number-columns-repeated="2"/>
          <table:table-cell table:formula="of:=PI()*(([.A92])^2-([.C92])^2)" office:value-type="float" office:value="0.0000157583953126223" calcext:value-type="float">
            <text:p>1.57583953126223E-05</text:p>
          </table:table-cell>
          <table:table-cell table:number-columns-repeated="3"/>
        </table:table-row>
        <table:table-row table:style-name="ro1">
          <table:table-cell office:value-type="float" office:value="0.00475679" calcext:value-type="float">
            <text:p>0.00475679</text:p>
          </table:table-cell>
          <table:table-cell/>
          <table:table-cell office:value-type="float" office:value="0.00419657" calcext:value-type="float">
            <text:p>0.00419657</text:p>
          </table:table-cell>
          <table:table-cell table:number-columns-repeated="2"/>
          <table:table-cell table:formula="of:=PI()*(([.A93])^2-([.C93])^2)" office:value-type="float" office:value="0.0000157577617187293" calcext:value-type="float">
            <text:p>1.57577617187293E-05</text:p>
          </table:table-cell>
          <table:table-cell table:number-columns-repeated="3"/>
        </table:table-row>
        <table:table-row table:style-name="ro1">
          <table:table-cell office:value-type="float" office:value="0.00475663" calcext:value-type="float">
            <text:p>0.00475663</text:p>
          </table:table-cell>
          <table:table-cell/>
          <table:table-cell office:value-type="float" office:value="0.00419639" calcext:value-type="float">
            <text:p>0.00419639</text:p>
          </table:table-cell>
          <table:table-cell table:number-columns-repeated="2"/>
          <table:table-cell table:formula="of:=PI()*(([.A94])^2-([.C94])^2)" office:value-type="float" office:value="0.0000157577258593341" calcext:value-type="float">
            <text:p>1.57577258593341E-05</text:p>
          </table:table-cell>
          <table:table-cell table:number-columns-repeated="3"/>
        </table:table-row>
        <table:table-row table:style-name="ro1">
          <table:table-cell office:value-type="float" office:value="0.00475649" calcext:value-type="float">
            <text:p>0.00475649</text:p>
          </table:table-cell>
          <table:table-cell/>
          <table:table-cell office:value-type="float" office:value="0.00419626" calcext:value-type="float">
            <text:p>0.00419626</text:p>
          </table:table-cell>
          <table:table-cell table:number-columns-repeated="2"/>
          <table:table-cell table:formula="of:=PI()*(([.A95])^2-([.C95])^2)" office:value-type="float" office:value="0.0000157569693880133" calcext:value-type="float">
            <text:p>1.57569693880133E-05</text:p>
          </table:table-cell>
          <table:table-cell table:number-columns-repeated="3"/>
        </table:table-row>
        <table:table-row table:style-name="ro1">
          <table:table-cell office:value-type="float" office:value="0.00475645" calcext:value-type="float">
            <text:p>0.00475645</text:p>
          </table:table-cell>
          <table:table-cell/>
          <table:table-cell office:value-type="float" office:value="0.00419621" calcext:value-type="float">
            <text:p>0.00419621</text:p>
          </table:table-cell>
          <table:table-cell table:number-columns-repeated="2"/>
          <table:table-cell table:formula="of:=PI()*(([.A96])^2-([.C96])^2)" office:value-type="float" office:value="0.0000157570922428215" calcext:value-type="float">
            <text:p>1.57570922428215E-05</text:p>
          </table:table-cell>
          <table:table-cell table:number-columns-repeated="3"/>
        </table:table-row>
        <table:table-row table:style-name="ro1">
          <table:table-cell office:value-type="float" office:value="0.00475653" calcext:value-type="float">
            <text:p>0.00475653</text:p>
          </table:table-cell>
          <table:table-cell/>
          <table:table-cell office:value-type="float" office:value="0.00419629" calcext:value-type="float">
            <text:p>0.00419629</text:p>
          </table:table-cell>
          <table:table-cell table:number-columns-repeated="2"/>
          <table:table-cell table:formula="of:=PI()*(([.A97])^2-([.C97])^2)" office:value-type="float" office:value="0.0000157573738501604" calcext:value-type="float">
            <text:p>1.57573738501604E-05</text:p>
          </table:table-cell>
          <table:table-cell table:number-columns-repeated="3"/>
        </table:table-row>
        <table:table-row table:style-name="ro1">
          <table:table-cell office:value-type="float" office:value="0.00475681" calcext:value-type="float">
            <text:p>0.00475681</text:p>
          </table:table-cell>
          <table:table-cell/>
          <table:table-cell office:value-type="float" office:value="0.00419669" calcext:value-type="float">
            <text:p>0.00419669</text:p>
          </table:table-cell>
          <table:table-cell table:number-columns-repeated="2"/>
          <table:table-cell table:formula="of:=PI()*(([.A98])^2-([.C98])^2)" office:value-type="float" office:value="0.0000157551952913719" calcext:value-type="float">
            <text:p>1.57551952913719E-05</text:p>
          </table:table-cell>
          <table:table-cell table:number-columns-repeated="3"/>
        </table:table-row>
        <table:table-row table:style-name="ro1">
          <table:table-cell office:value-type="float" office:value="0.00475743" calcext:value-type="float">
            <text:p>0.00475743</text:p>
          </table:table-cell>
          <table:table-cell/>
          <table:table-cell office:value-type="float" office:value="0.00419721" calcext:value-type="float">
            <text:p>0.00419721</text:p>
          </table:table-cell>
          <table:table-cell table:number-columns-repeated="2"/>
          <table:table-cell table:formula="of:=PI()*(([.A99])^2-([.C99])^2)" office:value-type="float" office:value="0.0000157600144970158" calcext:value-type="float">
            <text:p>1.57600144970158E-05</text:p>
          </table:table-cell>
          <table:table-cell table:number-columns-repeated="3"/>
        </table:table-row>
        <table:table-row table:style-name="ro1">
          <table:table-cell office:value-type="float" office:value="0.00475828" calcext:value-type="float">
            <text:p>0.00475828</text:p>
          </table:table-cell>
          <table:table-cell/>
          <table:table-cell office:value-type="float" office:value="0.00419838" calcext:value-type="float">
            <text:p>0.00419838</text:p>
          </table:table-cell>
          <table:table-cell table:number-columns-repeated="2"/>
          <table:table-cell table:formula="of:=PI()*(([.A100])^2-([.C100])^2)" office:value-type="float" office:value="0.0000157545654460272" calcext:value-type="float">
            <text:p>1.57545654460272E-05</text:p>
          </table:table-cell>
          <table:table-cell table:number-columns-repeated="3"/>
        </table:table-row>
        <table:table-row table:style-name="ro1">
          <table:table-cell office:value-type="float" office:value="0.00476011" calcext:value-type="float">
            <text:p>0.00476011</text:p>
          </table:table-cell>
          <table:table-cell/>
          <table:table-cell office:value-type="float" office:value="0.0042" calcext:value-type="float">
            <text:p>0.0042</text:p>
          </table:table-cell>
          <table:table-cell table:number-columns-repeated="2"/>
          <table:table-cell table:formula="of:=PI()*(([.A101])^2-([.C101])^2)" office:value-type="float" office:value="0.0000157665452124922" calcext:value-type="float">
            <text:p>1.57665452124922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217" calcext:value-type="float">
            <text:p>0.00476217</text:p>
          </table:table-cell>
          <table:table-cell table:formula="of:=AVERAGE([.A74:.A102])" office:value-type="float" office:value="0.00475785275862069" calcext:value-type="float">
            <text:p>0.004757852758621</text:p>
          </table:table-cell>
          <table:table-cell table:style-name="ce1" office:value-type="float" office:value="0.00420218" calcext:value-type="float">
            <text:p>0.00420218</text:p>
          </table:table-cell>
          <table:table-cell table:formula="of:=AVERAGE([.C74:.C102])" office:value-type="float" office:value="0.00419770551724138" calcext:value-type="float">
            <text:p>0.004197705517241</text:p>
          </table:table-cell>
          <table:table-cell/>
          <table:table-cell table:formula="of:=PI()*(([.A102])^2-([.C102])^2)" office:value-type="float" office:value="0.0000157706265949953" calcext:value-type="float">
            <text:p>1.57706265949953E-05</text:p>
          </table:table-cell>
          <table:table-cell table:number-columns-repeated="3"/>
        </table:table-row>
        <table:table-row table:style-name="ro1">
          <table:table-cell office:value-type="float" office:value="0.00476372" calcext:value-type="float">
            <text:p>0.00476372</text:p>
          </table:table-cell>
          <table:table-cell/>
          <table:table-cell office:value-type="float" office:value="0.00420426" calcext:value-type="float">
            <text:p>0.00420426</text:p>
          </table:table-cell>
          <table:table-cell table:number-columns-repeated="2"/>
          <table:table-cell table:formula="of:=PI()*(([.A103])^2-([.C103])^2)" office:value-type="float" office:value="0.0000157620806282563" calcext:value-type="float">
            <text:p>1.57620806282563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444" calcext:value-type="float">
            <text:p>0.00476444</text:p>
          </table:table-cell>
          <table:table-cell table:formula="of:=AVERAGE([.A102:.A104])" office:value-type="float" office:value="0.00476344333333333" calcext:value-type="float">
            <text:p>0.004763443333333</text:p>
          </table:table-cell>
          <table:table-cell table:style-name="ce1" office:value-type="float" office:value="0.00420469" calcext:value-type="float">
            <text:p>0.00420469</text:p>
          </table:table-cell>
          <table:table-cell table:formula="of:=AVERAGE([.C102:.C104])" office:value-type="float" office:value="0.00420371" calcext:value-type="float">
            <text:p>0.00420371</text:p>
          </table:table-cell>
          <table:table-cell/>
          <table:table-cell table:formula="of:=PI()*(([.A104])^2-([.C104])^2)" office:value-type="float" office:value="0.0000157722732953421" calcext:value-type="float">
            <text:p>1.57722732953421E-05</text:p>
          </table:table-cell>
          <table:table-cell table:number-columns-repeated="3"/>
        </table:table-row>
        <table:table-row table:style-name="ro1">
          <table:table-cell office:value-type="float" office:value="0.00476284" calcext:value-type="float">
            <text:p>0.00476284</text:p>
          </table:table-cell>
          <table:table-cell/>
          <table:table-cell office:value-type="float" office:value="0.00420304" calcext:value-type="float">
            <text:p>0.00420304</text:p>
          </table:table-cell>
          <table:table-cell table:number-columns-repeated="2"/>
          <table:table-cell table:formula="of:=PI()*(([.A105])^2-([.C105])^2)" office:value-type="float" office:value="0.0000157679665063937" calcext:value-type="float">
            <text:p>1.57679665063937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077" calcext:value-type="float">
            <text:p>0.00476077</text:p>
          </table:table-cell>
          <table:table-cell table:formula="of:=AVERAGE([.A104:.A106])" office:value-type="float" office:value="0.00476268333333333" calcext:value-type="float">
            <text:p>0.004762683333333</text:p>
          </table:table-cell>
          <table:table-cell table:style-name="ce1" office:value-type="float" office:value="0.00420074" calcext:value-type="float">
            <text:p>0.00420074</text:p>
          </table:table-cell>
          <table:table-cell table:formula="of:=AVERAGE([.C104:.C106])" office:value-type="float" office:value="0.00420282333333333" calcext:value-type="float">
            <text:p>0.004202823333333</text:p>
          </table:table-cell>
          <table:table-cell/>
          <table:table-cell table:formula="of:=PI()*(([.A106])^2-([.C106])^2)" office:value-type="float" office:value="0.0000157667564318195" calcext:value-type="float">
            <text:p>1.57667564318195E-05</text:p>
          </table:table-cell>
          <table:table-cell table:number-columns-repeated="3"/>
        </table:table-row>
        <table:table-row table:style-name="ro1">
          <table:table-cell office:value-type="float" office:value="0.00475917" calcext:value-type="float">
            <text:p>0.00475917</text:p>
          </table:table-cell>
          <table:table-cell/>
          <table:table-cell office:value-type="float" office:value="0.00419905" calcext:value-type="float">
            <text:p>0.00419905</text:p>
          </table:table-cell>
          <table:table-cell table:number-columns-repeated="2"/>
          <table:table-cell table:formula="of:=PI()*(([.A107])^2-([.C107])^2)" office:value-type="float" office:value="0.000015763500928472" calcext:value-type="float">
            <text:p>1.5763500928472E-05</text:p>
          </table:table-cell>
          <table:table-cell table:number-columns-repeated="3"/>
        </table:table-row>
        <table:table-row table:style-name="ro1">
          <table:table-cell office:value-type="float" office:value="0.00475781" calcext:value-type="float">
            <text:p>0.00475781</text:p>
          </table:table-cell>
          <table:table-cell/>
          <table:table-cell office:value-type="float" office:value="0.00419768" calcext:value-type="float">
            <text:p>0.00419768</text:p>
          </table:table-cell>
          <table:table-cell table:number-columns-repeated="2"/>
          <table:table-cell table:formula="of:=PI()*(([.A108])^2-([.C108])^2)" office:value-type="float" office:value="0.0000157589783774534" calcext:value-type="float">
            <text:p>1.57589783774534E-05</text:p>
          </table:table-cell>
          <table:table-cell table:number-columns-repeated="3"/>
        </table:table-row>
        <table:table-row table:style-name="ro1">
          <table:table-cell office:value-type="float" office:value="0.00475725" calcext:value-type="float">
            <text:p>0.00475725</text:p>
          </table:table-cell>
          <table:table-cell/>
          <table:table-cell office:value-type="float" office:value="0.0041971" calcext:value-type="float">
            <text:p>0.0041971</text:p>
          </table:table-cell>
          <table:table-cell table:number-columns-repeated="2"/>
          <table:table-cell table:formula="of:=PI()*(([.A109])^2-([.C109])^2)" office:value-type="float" office:value="0.0000157575349375229" calcext:value-type="float">
            <text:p>1.57575349375229E-05</text:p>
          </table:table-cell>
          <table:table-cell table:number-columns-repeated="3"/>
        </table:table-row>
        <table:table-row table:style-name="ro1">
          <table:table-cell office:value-type="float" office:value="0.00475691" calcext:value-type="float">
            <text:p>0.00475691</text:p>
          </table:table-cell>
          <table:table-cell/>
          <table:table-cell office:value-type="float" office:value="0.00419665" calcext:value-type="float">
            <text:p>0.00419665</text:p>
          </table:table-cell>
          <table:table-cell table:number-columns-repeated="2"/>
          <table:table-cell table:formula="of:=PI()*(([.A110])^2-([.C110])^2)" office:value-type="float" office:value="0.0000157592388528693" calcext:value-type="float">
            <text:p>1.57592388528693E-05</text:p>
          </table:table-cell>
          <table:table-cell table:number-columns-repeated="3"/>
        </table:table-row>
        <table:table-row table:style-name="ro1">
          <table:table-cell office:value-type="float" office:value="0.0047568" calcext:value-type="float">
            <text:p>0.0047568</text:p>
          </table:table-cell>
          <table:table-cell/>
          <table:table-cell office:value-type="float" office:value="0.00419661" calcext:value-type="float">
            <text:p>0.00419661</text:p>
          </table:table-cell>
          <table:table-cell table:number-columns-repeated="2"/>
          <table:table-cell table:formula="of:=PI()*(([.A111])^2-([.C111])^2)" office:value-type="float" office:value="0.0000157570058788686" calcext:value-type="float">
            <text:p>1.57570058788686E-05</text:p>
          </table:table-cell>
          <table:table-cell table:number-columns-repeated="3"/>
        </table:table-row>
        <table:table-row table:style-name="ro1">
          <table:table-cell office:value-type="float" office:value="0.00475687" calcext:value-type="float">
            <text:p>0.00475687</text:p>
          </table:table-cell>
          <table:table-cell/>
          <table:table-cell office:value-type="float" office:value="0.00419661" calcext:value-type="float">
            <text:p>0.00419661</text:p>
          </table:table-cell>
          <table:table-cell table:number-columns-repeated="2"/>
          <table:table-cell table:formula="of:=PI()*(([.A112])^2-([.C112])^2)" office:value-type="float" office:value="0.0000157590980441733" calcext:value-type="float">
            <text:p>1.57590980441733E-05</text:p>
          </table:table-cell>
          <table:table-cell table:number-columns-repeated="3"/>
        </table:table-row>
        <table:table-row table:style-name="ro1">
          <table:table-cell office:value-type="float" office:value="0.00475701" calcext:value-type="float">
            <text:p>0.00475701</text:p>
          </table:table-cell>
          <table:table-cell/>
          <table:table-cell office:value-type="float" office:value="0.00419682" calcext:value-type="float">
            <text:p>0.00419682</text:p>
          </table:table-cell>
          <table:table-cell table:number-columns-repeated="2"/>
          <table:table-cell table:formula="of:=PI()*(([.A113])^2-([.C113])^2)" office:value-type="float" office:value="0.0000157577450321599" calcext:value-type="float">
            <text:p>1.57577450321599E-05</text:p>
          </table:table-cell>
          <table:table-cell table:number-columns-repeated="3"/>
        </table:table-row>
        <table:table-row table:style-name="ro1">
          <table:table-cell office:value-type="float" office:value="0.00475721" calcext:value-type="float">
            <text:p>0.00475721</text:p>
          </table:table-cell>
          <table:table-cell/>
          <table:table-cell office:value-type="float" office:value="0.00419698" calcext:value-type="float">
            <text:p>0.00419698</text:p>
          </table:table-cell>
          <table:table-cell table:number-columns-repeated="2"/>
          <table:table-cell table:formula="of:=PI()*(([.A114])^2-([.C114])^2)" office:value-type="float" office:value="0.0000157595038088247" calcext:value-type="float">
            <text:p>1.57595038088247E-05</text:p>
          </table:table-cell>
          <table:table-cell table:number-columns-repeated="3"/>
        </table:table-row>
        <table:table-row table:style-name="ro1">
          <table:table-cell office:value-type="float" office:value="0.00475741" calcext:value-type="float">
            <text:p>0.00475741</text:p>
          </table:table-cell>
          <table:table-cell/>
          <table:table-cell office:value-type="float" office:value="0.00419724" calcext:value-type="float">
            <text:p>0.00419724</text:p>
          </table:table-cell>
          <table:table-cell table:number-columns-repeated="2"/>
          <table:table-cell table:formula="of:=PI()*(([.A115])^2-([.C115])^2)" office:value-type="float" office:value="0.0000157586255037134" calcext:value-type="float">
            <text:p>1.57586255037134E-05</text:p>
          </table:table-cell>
          <table:table-cell table:number-columns-repeated="3"/>
        </table:table-row>
        <table:table-row table:style-name="ro1">
          <table:table-cell office:value-type="float" office:value="0.00475762" calcext:value-type="float">
            <text:p>0.00475762</text:p>
          </table:table-cell>
          <table:table-cell/>
          <table:table-cell office:value-type="float" office:value="0.00419743" calcext:value-type="float">
            <text:p>0.00419743</text:p>
          </table:table-cell>
          <table:table-cell table:number-columns-repeated="2"/>
          <table:table-cell table:formula="of:=PI()*(([.A116])^2-([.C116])^2)" office:value-type="float" office:value="0.000015759892096482" calcext:value-type="float">
            <text:p>1.5759892096482E-05</text:p>
          </table:table-cell>
          <table:table-cell table:number-columns-repeated="3"/>
        </table:table-row>
        <table:table-row table:style-name="ro1">
          <table:table-cell office:value-type="float" office:value="0.00475779" calcext:value-type="float">
            <text:p>0.00475779</text:p>
          </table:table-cell>
          <table:table-cell/>
          <table:table-cell office:value-type="float" office:value="0.00419763" calcext:value-type="float">
            <text:p>0.00419763</text:p>
          </table:table-cell>
          <table:table-cell table:number-columns-repeated="2"/>
          <table:table-cell table:formula="of:=PI()*(([.A117])^2-([.C117])^2)" office:value-type="float" office:value="0.0000157596992268833" calcext:value-type="float">
            <text:p>1.57596992268833E-05</text:p>
          </table:table-cell>
          <table:table-cell table:number-columns-repeated="3"/>
        </table:table-row>
        <table:table-row table:style-name="ro1">
          <table:table-cell office:value-type="float" office:value="0.00475793" calcext:value-type="float">
            <text:p>0.00475793</text:p>
          </table:table-cell>
          <table:table-cell/>
          <table:table-cell office:value-type="float" office:value="0.00419777" calcext:value-type="float">
            <text:p>0.00419777</text:p>
          </table:table-cell>
          <table:table-cell table:number-columns-repeated="2"/>
          <table:table-cell table:formula="of:=PI()*(([.A118])^2-([.C118])^2)" office:value-type="float" office:value="0.0000157601919693548" calcext:value-type="float">
            <text:p>1.57601919693548E-05</text:p>
          </table:table-cell>
          <table:table-cell table:number-columns-repeated="3"/>
        </table:table-row>
        <table:table-row table:style-name="ro1">
          <table:table-cell office:value-type="float" office:value="0.00475802" calcext:value-type="float">
            <text:p>0.00475802</text:p>
          </table:table-cell>
          <table:table-cell/>
          <table:table-cell office:value-type="float" office:value="0.00419787" calcext:value-type="float">
            <text:p>0.00419787</text:p>
          </table:table-cell>
          <table:table-cell table:number-columns-repeated="2"/>
          <table:table-cell table:formula="of:=PI()*(([.A119])^2-([.C119])^2)" office:value-type="float" office:value="0.0000157602449727352" calcext:value-type="float">
            <text:p>1.57602449727352E-05</text:p>
          </table:table-cell>
          <table:table-cell table:number-columns-repeated="3"/>
        </table:table-row>
        <table:table-row table:style-name="ro1">
          <table:table-cell office:value-type="float" office:value="0.00475809" calcext:value-type="float">
            <text:p>0.00475809</text:p>
          </table:table-cell>
          <table:table-cell/>
          <table:table-cell office:value-type="float" office:value="0.00419795" calcext:value-type="float">
            <text:p>0.00419795</text:p>
          </table:table-cell>
          <table:table-cell table:number-columns-repeated="2"/>
          <table:table-cell table:formula="of:=PI()*(([.A120])^2-([.C120])^2)" office:value-type="float" office:value="0.0000157602275749093" calcext:value-type="float">
            <text:p>1.57602275749093E-05</text:p>
          </table:table-cell>
          <table:table-cell table:number-columns-repeated="3"/>
        </table:table-row>
        <table:table-row table:style-name="ro1">
          <table:table-cell office:value-type="float" office:value="0.0047581" calcext:value-type="float">
            <text:p>0.0047581</text:p>
          </table:table-cell>
          <table:table-cell/>
          <table:table-cell office:value-type="float" office:value="0.00419795" calcext:value-type="float">
            <text:p>0.00419795</text:p>
          </table:table-cell>
          <table:table-cell table:number-columns-repeated="2"/>
          <table:table-cell table:formula="of:=PI()*(([.A121])^2-([.C121])^2)" office:value-type="float" office:value="0.0000157605265348352" calcext:value-type="float">
            <text:p>1.57605265348352E-05</text:p>
          </table:table-cell>
          <table:table-cell table:number-columns-repeated="3"/>
        </table:table-row>
        <table:table-row table:style-name="ro1">
          <table:table-cell office:value-type="float" office:value="0.00475808" calcext:value-type="float">
            <text:p>0.00475808</text:p>
          </table:table-cell>
          <table:table-cell/>
          <table:table-cell office:value-type="float" office:value="0.00419795" calcext:value-type="float">
            <text:p>0.00419795</text:p>
          </table:table-cell>
          <table:table-cell table:number-columns-repeated="2"/>
          <table:table-cell table:formula="of:=PI()*(([.A122])^2-([.C122])^2)" office:value-type="float" office:value="0.0000157599286156116" calcext:value-type="float">
            <text:p>1.57599286156116E-05</text:p>
          </table:table-cell>
          <table:table-cell table:number-columns-repeated="3"/>
        </table:table-row>
        <table:table-row table:style-name="ro1">
          <table:table-cell office:value-type="float" office:value="0.00475803" calcext:value-type="float">
            <text:p>0.00475803</text:p>
          </table:table-cell>
          <table:table-cell/>
          <table:table-cell office:value-type="float" office:value="0.00419789" calcext:value-type="float">
            <text:p>0.00419789</text:p>
          </table:table-cell>
          <table:table-cell table:number-columns-repeated="2"/>
          <table:table-cell table:formula="of:=PI()*(([.A123])^2-([.C123])^2)" office:value-type="float" office:value="0.0000157600164071042" calcext:value-type="float">
            <text:p>1.57600164071042E-05</text:p>
          </table:table-cell>
          <table:table-cell table:number-columns-repeated="3"/>
        </table:table-row>
        <table:table-row table:style-name="ro1">
          <table:table-cell office:value-type="float" office:value="0.00475798" calcext:value-type="float">
            <text:p>0.00475798</text:p>
          </table:table-cell>
          <table:table-cell/>
          <table:table-cell office:value-type="float" office:value="0.00419784" calcext:value-type="float">
            <text:p>0.00419784</text:p>
          </table:table-cell>
          <table:table-cell table:number-columns-repeated="2"/>
          <table:table-cell table:formula="of:=PI()*(([.A124])^2-([.C124])^2)" office:value-type="float" office:value="0.0000157598404339333" calcext:value-type="float">
            <text:p>1.57598404339333E-05</text:p>
          </table:table-cell>
          <table:table-cell table:number-columns-repeated="3"/>
        </table:table-row>
        <table:table-row table:style-name="ro1">
          <table:table-cell office:value-type="float" office:value="0.00475791" calcext:value-type="float">
            <text:p>0.00475791</text:p>
          </table:table-cell>
          <table:table-cell/>
          <table:table-cell office:value-type="float" office:value="0.00419777" calcext:value-type="float">
            <text:p>0.00419777</text:p>
          </table:table-cell>
          <table:table-cell table:number-columns-repeated="2"/>
          <table:table-cell table:formula="of:=PI()*(([.A125])^2-([.C125])^2)" office:value-type="float" office:value="0.000015759594071494" calcext:value-type="float">
            <text:p>1.5759594071494E-05</text:p>
          </table:table-cell>
          <table:table-cell table:number-columns-repeated="3"/>
        </table:table-row>
        <table:table-row table:style-name="ro1">
          <table:table-cell office:value-type="float" office:value="0.00475789" calcext:value-type="float">
            <text:p>0.00475789</text:p>
          </table:table-cell>
          <table:table-cell/>
          <table:table-cell office:value-type="float" office:value="0.00419773" calcext:value-type="float">
            <text:p>0.00419773</text:p>
          </table:table-cell>
          <table:table-cell table:number-columns-repeated="2"/>
          <table:table-cell table:formula="of:=PI()*(([.A126])^2-([.C126])^2)" office:value-type="float" office:value="0.0000157600511857915" calcext:value-type="float">
            <text:p>1.57600511857915E-05</text:p>
          </table:table-cell>
          <table:table-cell table:number-columns-repeated="3"/>
        </table:table-row>
        <table:table-row table:style-name="ro1">
          <table:table-cell office:value-type="float" office:value="0.00475793" calcext:value-type="float">
            <text:p>0.00475793</text:p>
          </table:table-cell>
          <table:table-cell/>
          <table:table-cell office:value-type="float" office:value="0.00419782" calcext:value-type="float">
            <text:p>0.00419782</text:p>
          </table:table-cell>
          <table:table-cell table:number-columns-repeated="2"/>
          <table:table-cell table:formula="of:=PI()*(([.A127])^2-([.C127])^2)" office:value-type="float" office:value="0.0000157588731931614" calcext:value-type="float">
            <text:p>1.57588731931614E-05</text:p>
          </table:table-cell>
          <table:table-cell table:number-columns-repeated="3"/>
        </table:table-row>
        <table:table-row table:style-name="ro1">
          <table:table-cell office:value-type="float" office:value="0.00475812" calcext:value-type="float">
            <text:p>0.00475812</text:p>
          </table:table-cell>
          <table:table-cell/>
          <table:table-cell office:value-type="float" office:value="0.00419795" calcext:value-type="float">
            <text:p>0.00419795</text:p>
          </table:table-cell>
          <table:table-cell table:number-columns-repeated="2"/>
          <table:table-cell table:formula="of:=PI()*(([.A128])^2-([.C128])^2)" office:value-type="float" office:value="0.000015761124456572" calcext:value-type="float">
            <text:p>1.5761124456572E-05</text:p>
          </table:table-cell>
          <table:table-cell table:number-columns-repeated="3"/>
        </table:table-row>
        <table:table-row table:style-name="ro1">
          <table:table-cell office:value-type="float" office:value="0.00475851" calcext:value-type="float">
            <text:p>0.00475851</text:p>
          </table:table-cell>
          <table:table-cell/>
          <table:table-cell office:value-type="float" office:value="0.00419847" calcext:value-type="float">
            <text:p>0.00419847</text:p>
          </table:table-cell>
          <table:table-cell table:number-columns-repeated="2"/>
          <table:table-cell table:formula="of:=PI()*(([.A129])^2-([.C129])^2)" office:value-type="float" office:value="0.0000157590678044591" calcext:value-type="float">
            <text:p>1.57590678044591E-05</text:p>
          </table:table-cell>
          <table:table-cell table:number-columns-repeated="3"/>
        </table:table-row>
        <table:table-row table:style-name="ro1">
          <table:table-cell office:value-type="float" office:value="0.00475913" calcext:value-type="float">
            <text:p>0.00475913</text:p>
          </table:table-cell>
          <table:table-cell/>
          <table:table-cell office:value-type="float" office:value="0.00419905" calcext:value-type="float">
            <text:p>0.00419905</text:p>
          </table:table-cell>
          <table:table-cell table:number-columns-repeated="2"/>
          <table:table-cell table:formula="of:=PI()*(([.A130])^2-([.C130])^2)" office:value-type="float" office:value="0.0000157623048236178" calcext:value-type="float">
            <text:p>1.57623048236178E-05</text:p>
          </table:table-cell>
          <table:table-cell table:number-columns-repeated="3"/>
        </table:table-row>
        <table:table-row table:style-name="ro1">
          <table:table-cell office:value-type="float" office:value="0.00476041" calcext:value-type="float">
            <text:p>0.00476041</text:p>
          </table:table-cell>
          <table:table-cell/>
          <table:table-cell office:value-type="float" office:value="0.00420045" calcext:value-type="float">
            <text:p>0.00420045</text:p>
          </table:table-cell>
          <table:table-cell table:number-columns-repeated="2"/>
          <table:table-cell table:formula="of:=PI()*(([.A131])^2-([.C131])^2)" office:value-type="float" office:value="0.0000157636422347963" calcext:value-type="float">
            <text:p>1.57636422347963E-05</text:p>
          </table:table-cell>
          <table:table-cell table:number-columns-repeated="3"/>
        </table:table-row>
        <table:table-row table:style-name="ro1">
          <table:table-cell office:value-type="float" office:value="0.00476191" calcext:value-type="float">
            <text:p>0.00476191</text:p>
          </table:table-cell>
          <table:table-cell/>
          <table:table-cell office:value-type="float" office:value="0.00420201" calcext:value-type="float">
            <text:p>0.00420201</text:p>
          </table:table-cell>
          <table:table-cell table:number-columns-repeated="2"/>
          <table:table-cell table:formula="of:=PI()*(([.A132])^2-([.C132])^2)" office:value-type="float" office:value="0.0000157673356243234" calcext:value-type="float">
            <text:p>1.57673356243234E-05</text:p>
          </table:table-cell>
          <table:table-cell table:number-columns-repeated="3"/>
        </table:table-row>
        <table:table-row table:style-name="ro1">
          <table:table-cell office:value-type="float" office:value="0.00476431" calcext:value-type="float">
            <text:p>0.00476431</text:p>
          </table:table-cell>
          <table:table-cell/>
          <table:table-cell office:value-type="float" office:value="0.00420467" calcext:value-type="float">
            <text:p>0.00420467</text:p>
          </table:table-cell>
          <table:table-cell table:number-columns-repeated="2"/>
          <table:table-cell table:formula="of:=PI()*(([.A133])^2-([.C133])^2)" office:value-type="float" office:value="0.0000157689100623844" calcext:value-type="float">
            <text:p>1.57689100623844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662" calcext:value-type="float">
            <text:p>0.00476662</text:p>
          </table:table-cell>
          <table:table-cell table:formula="of:=AVERAGE([.A106:.A134])" office:value-type="float" office:value="0.00475867551724138" calcext:value-type="float">
            <text:p>0.004758675517241</text:p>
          </table:table-cell>
          <table:table-cell table:style-name="ce1" office:value-type="float" office:value="0.00420707" calcext:value-type="float">
            <text:p>0.00420707</text:p>
          </table:table-cell>
          <table:table-cell table:formula="of:=AVERAGE([.C106:.C134])" office:value-type="float" office:value="0.0041985775862069" calcext:value-type="float">
            <text:p>0.004198577586207</text:p>
          </table:table-cell>
          <table:table-cell/>
          <table:table-cell table:formula="of:=PI()*(([.A134])^2-([.C134])^2)" office:value-type="float" office:value="0.0000157746537492108" calcext:value-type="float">
            <text:p>1.57746537492108E-05</text:p>
          </table:table-cell>
          <table:table-cell table:number-columns-repeated="3"/>
        </table:table-row>
        <table:table-row table:style-name="ro1">
          <table:table-cell office:value-type="float" office:value="0.00476685" calcext:value-type="float">
            <text:p>0.00476685</text:p>
          </table:table-cell>
          <table:table-cell/>
          <table:table-cell office:value-type="float" office:value="0.00420756" calcext:value-type="float">
            <text:p>0.00420756</text:p>
          </table:table-cell>
          <table:table-cell table:number-columns-repeated="2"/>
          <table:table-cell table:formula="of:=PI()*(([.A135])^2-([.C135])^2)" office:value-type="float" office:value="0.0000157685889969559" calcext:value-type="float">
            <text:p>1.57685889969559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593" calcext:value-type="float">
            <text:p>0.00476593</text:p>
          </table:table-cell>
          <table:table-cell table:formula="of:=AVERAGE([.A134:.A136])" office:value-type="float" office:value="0.00476646666666667" calcext:value-type="float">
            <text:p>0.004766466666667</text:p>
          </table:table-cell>
          <table:table-cell table:style-name="ce1" office:value-type="float" office:value="0.0042063" calcext:value-type="float">
            <text:p>0.0042063</text:p>
          </table:table-cell>
          <table:table-cell table:formula="of:=AVERAGE([.C134:.C136])" office:value-type="float" office:value="0.00420697666666667" calcext:value-type="float">
            <text:p>0.004206976666667</text:p>
          </table:table-cell>
          <table:table-cell/>
          <table:table-cell table:formula="of:=PI()*(([.A136])^2-([.C136])^2)" office:value-type="float" office:value="0.000015774342214432" calcext:value-type="float">
            <text:p>1.5774342214432E-05</text:p>
          </table:table-cell>
          <table:table-cell table:number-columns-repeated="3"/>
        </table:table-row>
        <table:table-row table:style-name="ro1">
          <table:table-cell office:value-type="float" office:value="0.00476366" calcext:value-type="float">
            <text:p>0.00476366</text:p>
          </table:table-cell>
          <table:table-cell/>
          <table:table-cell office:value-type="float" office:value="0.0042037" calcext:value-type="float">
            <text:p>0.0042037</text:p>
          </table:table-cell>
          <table:table-cell table:number-columns-repeated="2"/>
          <table:table-cell table:formula="of:=PI()*(([.A137])^2-([.C137])^2)" office:value-type="float" office:value="0.0000157750768152413" calcext:value-type="float">
            <text:p>1.57750768152413E-05</text:p>
          </table:table-cell>
          <table:table-cell table:number-columns-repeated="3"/>
        </table:table-row>
        <table:table-row table:style-name="ro1">
          <table:table-cell office:value-type="float" office:value="0.00476145" calcext:value-type="float">
            <text:p>0.00476145</text:p>
          </table:table-cell>
          <table:table-cell/>
          <table:table-cell office:value-type="float" office:value="0.00420177" calcext:value-type="float">
            <text:p>0.00420177</text:p>
          </table:table-cell>
          <table:table-cell table:number-columns-repeated="2"/>
          <table:table-cell table:formula="of:=PI()*(([.A138])^2-([.C138])^2)" office:value-type="float" office:value="0.0000157599094069717" calcext:value-type="float">
            <text:p>1.57599094069717E-05</text:p>
          </table:table-cell>
          <table:table-cell table:number-columns-repeated="3"/>
        </table:table-row>
        <table:table-row table:style-name="ro1">
          <table:table-cell office:value-type="float" office:value="0.0047603" calcext:value-type="float">
            <text:p>0.0047603</text:p>
          </table:table-cell>
          <table:table-cell/>
          <table:table-cell office:value-type="float" office:value="0.00420023" calcext:value-type="float">
            <text:p>0.00420023</text:p>
          </table:table-cell>
          <table:table-cell table:number-columns-repeated="2"/>
          <table:table-cell table:formula="of:=PI()*(([.A139])^2-([.C139])^2)" office:value-type="float" office:value="0.0000157661582468171" calcext:value-type="float">
            <text:p>1.57661582468171E-05</text:p>
          </table:table-cell>
          <table:table-cell table:number-columns-repeated="3"/>
        </table:table-row>
        <table:table-row table:style-name="ro1">
          <table:table-cell office:value-type="float" office:value="0.0047594" calcext:value-type="float">
            <text:p>0.0047594</text:p>
          </table:table-cell>
          <table:table-cell/>
          <table:table-cell office:value-type="float" office:value="0.00419946" calcext:value-type="float">
            <text:p>0.00419946</text:p>
          </table:table-cell>
          <table:table-cell table:number-columns-repeated="2"/>
          <table:table-cell table:formula="of:=PI()*(([.A140])^2-([.C140])^2)" office:value-type="float" office:value="0.0000157595610005764" calcext:value-type="float">
            <text:p>1.57595610005764E-05</text:p>
          </table:table-cell>
          <table:table-cell table:number-columns-repeated="3"/>
        </table:table-row>
        <table:table-row table:style-name="ro1">
          <table:table-cell office:value-type="float" office:value="0.004759" calcext:value-type="float">
            <text:p>0.004759</text:p>
          </table:table-cell>
          <table:table-cell/>
          <table:table-cell office:value-type="float" office:value="0.00419892" calcext:value-type="float">
            <text:p>0.00419892</text:p>
          </table:table-cell>
          <table:table-cell table:number-columns-repeated="2"/>
          <table:table-cell table:formula="of:=PI()*(([.A141])^2-([.C141])^2)" office:value-type="float" office:value="0.0000157618473423823" calcext:value-type="float">
            <text:p>1.57618473423823E-05</text:p>
          </table:table-cell>
          <table:table-cell table:number-columns-repeated="3"/>
        </table:table-row>
        <table:table-row table:style-name="ro1">
          <table:table-cell office:value-type="float" office:value="0.00475883" calcext:value-type="float">
            <text:p>0.00475883</text:p>
          </table:table-cell>
          <table:table-cell/>
          <table:table-cell office:value-type="float" office:value="0.00419876" calcext:value-type="float">
            <text:p>0.00419876</text:p>
          </table:table-cell>
          <table:table-cell table:number-columns-repeated="2"/>
          <table:table-cell table:formula="of:=PI()*(([.A142])^2-([.C142])^2)" office:value-type="float" office:value="0.0000157609852821325" calcext:value-type="float">
            <text:p>1.57609852821325E-05</text:p>
          </table:table-cell>
          <table:table-cell table:number-columns-repeated="3"/>
        </table:table-row>
        <table:table-row table:style-name="ro1">
          <table:table-cell office:value-type="float" office:value="0.00475882" calcext:value-type="float">
            <text:p>0.00475882</text:p>
          </table:table-cell>
          <table:table-cell/>
          <table:table-cell office:value-type="float" office:value="0.00419873" calcext:value-type="float">
            <text:p>0.00419873</text:p>
          </table:table-cell>
          <table:table-cell table:number-columns-repeated="2"/>
          <table:table-cell table:formula="of:=PI()*(([.A143])^2-([.C143])^2)" office:value-type="float" office:value="0.0000157614777211261" calcext:value-type="float">
            <text:p>1.57614777211261E-05</text:p>
          </table:table-cell>
          <table:table-cell table:number-columns-repeated="3"/>
        </table:table-row>
        <table:table-row table:style-name="ro1">
          <table:table-cell office:value-type="float" office:value="0.00475893" calcext:value-type="float">
            <text:p>0.00475893</text:p>
          </table:table-cell>
          <table:table-cell/>
          <table:table-cell office:value-type="float" office:value="0.00419883" calcext:value-type="float">
            <text:p>0.00419883</text:p>
          </table:table-cell>
          <table:table-cell table:number-columns-repeated="2"/>
          <table:table-cell table:formula="of:=PI()*(([.A144])^2-([.C144])^2)" office:value-type="float" office:value="0.0000157621286481283" calcext:value-type="float">
            <text:p>1.57621286481283E-05</text:p>
          </table:table-cell>
          <table:table-cell table:number-columns-repeated="3"/>
        </table:table-row>
        <table:table-row table:style-name="ro1">
          <table:table-cell office:value-type="float" office:value="0.00475907" calcext:value-type="float">
            <text:p>0.00475907</text:p>
          </table:table-cell>
          <table:table-cell/>
          <table:table-cell office:value-type="float" office:value="0.004199" calcext:value-type="float">
            <text:p>0.004199</text:p>
          </table:table-cell>
          <table:table-cell table:number-columns-repeated="2"/>
          <table:table-cell table:formula="of:=PI()*(([.A145])^2-([.C145])^2)" office:value-type="float" office:value="0.0000157618298477953" calcext:value-type="float">
            <text:p>1.57618298477953E-05</text:p>
          </table:table-cell>
          <table:table-cell table:number-columns-repeated="3"/>
        </table:table-row>
        <table:table-row table:style-name="ro1">
          <table:table-cell office:value-type="float" office:value="0.00475925" calcext:value-type="float">
            <text:p>0.00475925</text:p>
          </table:table-cell>
          <table:table-cell/>
          <table:table-cell office:value-type="float" office:value="0.00419914" calcext:value-type="float">
            <text:p>0.00419914</text:p>
          </table:table-cell>
          <table:table-cell table:number-columns-repeated="2"/>
          <table:table-cell table:formula="of:=PI()*(([.A146])^2-([.C146])^2)" office:value-type="float" office:value="0.000015763518636059" calcext:value-type="float">
            <text:p>1.5763518636059E-05</text:p>
          </table:table-cell>
          <table:table-cell table:number-columns-repeated="3"/>
        </table:table-row>
        <table:table-row table:style-name="ro1">
          <table:table-cell office:value-type="float" office:value="0.0047594" calcext:value-type="float">
            <text:p>0.0047594</text:p>
          </table:table-cell>
          <table:table-cell/>
          <table:table-cell office:value-type="float" office:value="0.00419936" calcext:value-type="float">
            <text:p>0.00419936</text:p>
          </table:table-cell>
          <table:table-cell table:number-columns-repeated="2"/>
          <table:table-cell table:formula="of:=PI()*(([.A147])^2-([.C147])^2)" office:value-type="float" office:value="0.0000157621995676975" calcext:value-type="float">
            <text:p>1.57621995676975E-05</text:p>
          </table:table-cell>
          <table:table-cell table:number-columns-repeated="3"/>
        </table:table-row>
        <table:table-row table:style-name="ro1">
          <table:table-cell office:value-type="float" office:value="0.00475955" calcext:value-type="float">
            <text:p>0.00475955</text:p>
          </table:table-cell>
          <table:table-cell/>
          <table:table-cell office:value-type="float" office:value="0.00419946" calcext:value-type="float">
            <text:p>0.00419946</text:p>
          </table:table-cell>
          <table:table-cell table:number-columns-repeated="2"/>
          <table:table-cell table:formula="of:=PI()*(([.A148])^2-([.C148])^2)" office:value-type="float" office:value="0.000015764046700085" calcext:value-type="float">
            <text:p>1.5764046700085E-05</text:p>
          </table:table-cell>
          <table:table-cell table:number-columns-repeated="3"/>
        </table:table-row>
        <table:table-row table:style-name="ro1">
          <table:table-cell office:value-type="float" office:value="0.00475965" calcext:value-type="float">
            <text:p>0.00475965</text:p>
          </table:table-cell>
          <table:table-cell/>
          <table:table-cell office:value-type="float" office:value="0.00419962" calcext:value-type="float">
            <text:p>0.00419962</text:p>
          </table:table-cell>
          <table:table-cell table:number-columns-repeated="2"/>
          <table:table-cell table:formula="of:=PI()*(([.A149])^2-([.C149])^2)" office:value-type="float" office:value="0.0000157628154068797" calcext:value-type="float">
            <text:p>1.57628154068797E-05</text:p>
          </table:table-cell>
          <table:table-cell table:number-columns-repeated="3"/>
        </table:table-row>
        <table:table-row table:style-name="ro1">
          <table:table-cell office:value-type="float" office:value="0.00475973" calcext:value-type="float">
            <text:p>0.00475973</text:p>
          </table:table-cell>
          <table:table-cell/>
          <table:table-cell office:value-type="float" office:value="0.00419967" calcext:value-type="float">
            <text:p>0.00419967</text:p>
          </table:table-cell>
          <table:table-cell table:number-columns-repeated="2"/>
          <table:table-cell table:formula="of:=PI()*(([.A150])^2-([.C150])^2)" office:value-type="float" office:value="0.0000157638885306338" calcext:value-type="float">
            <text:p>1.57638885306338E-05</text:p>
          </table:table-cell>
          <table:table-cell table:number-columns-repeated="3"/>
        </table:table-row>
        <table:table-row table:style-name="ro1">
          <table:table-cell office:value-type="float" office:value="0.00475976" calcext:value-type="float">
            <text:p>0.00475976</text:p>
          </table:table-cell>
          <table:table-cell/>
          <table:table-cell office:value-type="float" office:value="0.00419973" calcext:value-type="float">
            <text:p>0.00419973</text:p>
          </table:table-cell>
          <table:table-cell table:number-columns-repeated="2"/>
          <table:table-cell table:formula="of:=PI()*(([.A151])^2-([.C151])^2)" office:value-type="float" office:value="0.0000157632024718292" calcext:value-type="float">
            <text:p>1.57632024718292E-05</text:p>
          </table:table-cell>
          <table:table-cell table:number-columns-repeated="3"/>
        </table:table-row>
        <table:table-row table:style-name="ro1">
          <table:table-cell office:value-type="float" office:value="0.00475976" calcext:value-type="float">
            <text:p>0.00475976</text:p>
          </table:table-cell>
          <table:table-cell/>
          <table:table-cell office:value-type="float" office:value="0.00419971" calcext:value-type="float">
            <text:p>0.00419971</text:p>
          </table:table-cell>
          <table:table-cell table:number-columns-repeated="2"/>
          <table:table-cell table:formula="of:=PI()*(([.A152])^2-([.C152])^2)" office:value-type="float" office:value="0.0000157637302242092" calcext:value-type="float">
            <text:p>1.57637302242092E-05</text:p>
          </table:table-cell>
          <table:table-cell table:number-columns-repeated="3"/>
        </table:table-row>
        <table:table-row table:style-name="ro1">
          <table:table-cell office:value-type="float" office:value="0.0047597" calcext:value-type="float">
            <text:p>0.0047597</text:p>
          </table:table-cell>
          <table:table-cell/>
          <table:table-cell office:value-type="float" office:value="0.00419966" calcext:value-type="float">
            <text:p>0.00419966</text:p>
          </table:table-cell>
          <table:table-cell table:number-columns-repeated="2"/>
          <table:table-cell table:formula="of:=PI()*(([.A153])^2-([.C153])^2)" office:value-type="float" office:value="0.0000157632552182273" calcext:value-type="float">
            <text:p>1.57632552182273E-05</text:p>
          </table:table-cell>
          <table:table-cell table:number-columns-repeated="3"/>
        </table:table-row>
        <table:table-row table:style-name="ro1">
          <table:table-cell office:value-type="float" office:value="0.00475963" calcext:value-type="float">
            <text:p>0.00475963</text:p>
          </table:table-cell>
          <table:table-cell/>
          <table:table-cell office:value-type="float" office:value="0.00419959" calcext:value-type="float">
            <text:p>0.00419959</text:p>
          </table:table-cell>
          <table:table-cell table:number-columns-repeated="2"/>
          <table:table-cell table:formula="of:=PI()*(([.A154])^2-([.C154])^2)" office:value-type="float" office:value="0.0000157630088997704" calcext:value-type="float">
            <text:p>1.57630088997704E-05</text:p>
          </table:table-cell>
          <table:table-cell table:number-columns-repeated="3"/>
        </table:table-row>
        <table:table-row table:style-name="ro1">
          <table:table-cell office:value-type="float" office:value="0.00475952" calcext:value-type="float">
            <text:p>0.00475952</text:p>
          </table:table-cell>
          <table:table-cell/>
          <table:table-cell office:value-type="float" office:value="0.00419947" calcext:value-type="float">
            <text:p>0.00419947</text:p>
          </table:table-cell>
          <table:table-cell table:number-columns-repeated="2"/>
          <table:table-cell table:formula="of:=PI()*(([.A155])^2-([.C155])^2)" office:value-type="float" office:value="0.0000157628856887056" calcext:value-type="float">
            <text:p>1.57628856887056E-05</text:p>
          </table:table-cell>
          <table:table-cell table:number-columns-repeated="3"/>
        </table:table-row>
        <table:table-row table:style-name="ro1">
          <table:table-cell office:value-type="float" office:value="0.00475943" calcext:value-type="float">
            <text:p>0.00475943</text:p>
          </table:table-cell>
          <table:table-cell/>
          <table:table-cell office:value-type="float" office:value="0.00419939" calcext:value-type="float">
            <text:p>0.00419939</text:p>
          </table:table-cell>
          <table:table-cell table:number-columns-repeated="2"/>
          <table:table-cell table:formula="of:=PI()*(([.A156])^2-([.C156])^2)" office:value-type="float" office:value="0.0000157623051327505" calcext:value-type="float">
            <text:p>1.57623051327505E-05</text:p>
          </table:table-cell>
          <table:table-cell table:number-columns-repeated="3"/>
        </table:table-row>
        <table:table-row table:style-name="ro1">
          <table:table-cell office:value-type="float" office:value="0.00475935" calcext:value-type="float">
            <text:p>0.00475935</text:p>
          </table:table-cell>
          <table:table-cell/>
          <table:table-cell office:value-type="float" office:value="0.0041993" calcext:value-type="float">
            <text:p>0.0041993</text:p>
          </table:table-cell>
          <table:table-cell table:number-columns-repeated="2"/>
          <table:table-cell table:formula="of:=PI()*(([.A157])^2-([.C157])^2)" office:value-type="float" office:value="0.0000157622874760573" calcext:value-type="float">
            <text:p>1.57622874760573E-05</text:p>
          </table:table-cell>
          <table:table-cell table:number-columns-repeated="3"/>
        </table:table-row>
        <table:table-row table:style-name="ro1">
          <table:table-cell office:value-type="float" office:value="0.00475935" calcext:value-type="float">
            <text:p>0.00475935</text:p>
          </table:table-cell>
          <table:table-cell/>
          <table:table-cell office:value-type="float" office:value="0.00419931" calcext:value-type="float">
            <text:p>0.00419931</text:p>
          </table:table-cell>
          <table:table-cell table:number-columns-repeated="2"/>
          <table:table-cell table:formula="of:=PI()*(([.A158])^2-([.C158])^2)" office:value-type="float" office:value="0.0000157620236259426" calcext:value-type="float">
            <text:p>1.57620236259426E-05</text:p>
          </table:table-cell>
          <table:table-cell table:number-columns-repeated="3"/>
        </table:table-row>
        <table:table-row table:style-name="ro1">
          <table:table-cell office:value-type="float" office:value="0.00475947" calcext:value-type="float">
            <text:p>0.00475947</text:p>
          </table:table-cell>
          <table:table-cell/>
          <table:table-cell office:value-type="float" office:value="0.00419945" calcext:value-type="float">
            <text:p>0.00419945</text:p>
          </table:table-cell>
          <table:table-cell table:number-columns-repeated="2"/>
          <table:table-cell table:formula="of:=PI()*(([.A159])^2-([.C159])^2)" office:value-type="float" office:value="0.0000157619181689604" calcext:value-type="float">
            <text:p>1.57619181689604E-05</text:p>
          </table:table-cell>
          <table:table-cell table:number-columns-repeated="3"/>
        </table:table-row>
        <table:table-row table:style-name="ro1">
          <table:table-cell office:value-type="float" office:value="0.0047598" calcext:value-type="float">
            <text:p>0.0047598</text:p>
          </table:table-cell>
          <table:table-cell/>
          <table:table-cell office:value-type="float" office:value="0.00419981" calcext:value-type="float">
            <text:p>0.00419981</text:p>
          </table:table-cell>
          <table:table-cell table:number-columns-repeated="2"/>
          <table:table-cell table:formula="of:=PI()*(([.A160])^2-([.C160])^2)" office:value-type="float" office:value="0.000015762287700367" calcext:value-type="float">
            <text:p>1.5762287700367E-05</text:p>
          </table:table-cell>
          <table:table-cell table:number-columns-repeated="3"/>
        </table:table-row>
        <table:table-row table:style-name="ro1">
          <table:table-cell office:value-type="float" office:value="0.00476044" calcext:value-type="float">
            <text:p>0.00476044</text:p>
          </table:table-cell>
          <table:table-cell/>
          <table:table-cell office:value-type="float" office:value="0.00420049" calcext:value-type="float">
            <text:p>0.00420049</text:p>
          </table:table-cell>
          <table:table-cell table:number-columns-repeated="2"/>
          <table:table-cell table:formula="of:=PI()*(([.A161])^2-([.C161])^2)" office:value-type="float" office:value="0.0000157634838605133" calcext:value-type="float">
            <text:p>1.57634838605133E-05</text:p>
          </table:table-cell>
          <table:table-cell table:number-columns-repeated="3"/>
        </table:table-row>
        <table:table-row table:style-name="ro1">
          <table:table-cell office:value-type="float" office:value="0.00476131" calcext:value-type="float">
            <text:p>0.00476131</text:p>
          </table:table-cell>
          <table:table-cell/>
          <table:table-cell office:value-type="float" office:value="0.0042015" calcext:value-type="float">
            <text:p>0.0042015</text:p>
          </table:table-cell>
          <table:table-cell table:number-columns-repeated="2"/>
          <table:table-cell table:formula="of:=PI()*(([.A162])^2-([.C162])^2)" office:value-type="float" office:value="0.0000157628489842221" calcext:value-type="float">
            <text:p>1.57628489842221E-05</text:p>
          </table:table-cell>
          <table:table-cell table:number-columns-repeated="3"/>
        </table:table-row>
        <table:table-row table:style-name="ro1">
          <table:table-cell office:value-type="float" office:value="0.0047632" calcext:value-type="float">
            <text:p>0.0047632</text:p>
          </table:table-cell>
          <table:table-cell/>
          <table:table-cell office:value-type="float" office:value="0.00420341" calcext:value-type="float">
            <text:p>0.00420341</text:p>
          </table:table-cell>
          <table:table-cell table:number-columns-repeated="2"/>
          <table:table-cell table:formula="of:=PI()*(([.A163])^2-([.C163])^2)" office:value-type="float" office:value="0.0000157689686364369" calcext:value-type="float">
            <text:p>1.57689686364369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54" calcext:value-type="float">
            <text:p>0.0047654</text:p>
          </table:table-cell>
          <table:table-cell table:formula="of:=AVERAGE([.A136:.A164])" office:value-type="float" office:value="0.00476031344827586" calcext:value-type="float">
            <text:p>0.004760313448276</text:p>
          </table:table-cell>
          <table:table-cell table:style-name="ce1" office:value-type="float" office:value="0.00420549" calcext:value-type="float">
            <text:p>0.00420549</text:p>
          </table:table-cell>
          <table:table-cell table:formula="of:=AVERAGE([.C136:.C164])" office:value-type="float" office:value="0.00420031931034483" calcext:value-type="float">
            <text:p>0.004200319310345</text:p>
          </table:table-cell>
          <table:table-cell/>
          <table:table-cell table:formula="of:=PI()*(([.A164])^2-([.C164])^2)" office:value-type="float" office:value="0.0000157798775279" calcext:value-type="float">
            <text:p>1.57798775279E-05</text:p>
          </table:table-cell>
          <table:table-cell table:number-columns-repeated="3"/>
        </table:table-row>
        <table:table-row table:style-name="ro1">
          <table:table-cell office:value-type="float" office:value="0.00476747" calcext:value-type="float">
            <text:p>0.00476747</text:p>
          </table:table-cell>
          <table:table-cell/>
          <table:table-cell office:value-type="float" office:value="0.00420831" calcext:value-type="float">
            <text:p>0.00420831</text:p>
          </table:table-cell>
          <table:table-cell table:number-columns-repeated="2"/>
          <table:table-cell table:formula="of:=PI()*(([.A165])^2-([.C165])^2)" office:value-type="float" office:value="0.0000157673303992265" calcext:value-type="float">
            <text:p>1.57673303992265E-05</text:p>
          </table:table-cell>
          <table:table-cell table:number-columns-repeated="3"/>
        </table:table-row>
        <table:table-row table:style-name="ro1">
          <table:table-cell office:value-type="float" office:value="0.00476868" calcext:value-type="float">
            <text:p>0.00476868</text:p>
          </table:table-cell>
          <table:table-cell/>
          <table:table-cell office:value-type="float" office:value="0.00420922" calcext:value-type="float">
            <text:p>0.00420922</text:p>
          </table:table-cell>
          <table:table-cell table:number-columns-repeated="2"/>
          <table:table-cell table:formula="of:=PI()*(([.A166])^2-([.C166])^2)" office:value-type="float" office:value="0.000015779515974882" calcext:value-type="float">
            <text:p>1.5779515974882E-05</text:p>
          </table:table-cell>
          <table:table-cell table:number-columns-repeated="3"/>
        </table:table-row>
        <table:table-row table:style-name="ro1">
          <table:table-cell office:value-type="float" office:value="0.0047671" calcext:value-type="float">
            <text:p>0.0047671</text:p>
          </table:table-cell>
          <table:table-cell/>
          <table:table-cell office:value-type="float" office:value="0.00420763" calcext:value-type="float">
            <text:p>0.00420763</text:p>
          </table:table-cell>
          <table:table-cell table:number-columns-repeated="2"/>
          <table:table-cell table:formula="of:=PI()*(([.A167])^2-([.C167])^2)" office:value-type="float" office:value="0.00001577422634684" calcext:value-type="float">
            <text:p>1.577422634684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485" calcext:value-type="float">
            <text:p>0.00476485</text:p>
          </table:table-cell>
          <table:table-cell table:formula="of:=AVERAGE([.A164:.A168])" office:value-type="float" office:value="0.0047667" calcext:value-type="float">
            <text:p>0.0047667</text:p>
          </table:table-cell>
          <table:table-cell table:style-name="ce1" office:value-type="float" office:value="0.00420502" calcext:value-type="float">
            <text:p>0.00420502</text:p>
          </table:table-cell>
          <table:table-cell table:formula="of:=AVERAGE([.C164:.C168])" office:value-type="float" office:value="0.004207134" calcext:value-type="float">
            <text:p>0.004207134</text:p>
          </table:table-cell>
          <table:table-cell/>
          <table:table-cell table:formula="of:=PI()*(([.A168])^2-([.C168])^2)" office:value-type="float" office:value="0.0000157758289643588" calcext:value-type="float">
            <text:p>1.57758289643588E-05</text:p>
          </table:table-cell>
          <table:table-cell table:number-columns-repeated="3"/>
        </table:table-row>
        <table:table-row table:style-name="ro1">
          <table:table-cell office:value-type="float" office:value="0.00476284" calcext:value-type="float">
            <text:p>0.00476284</text:p>
          </table:table-cell>
          <table:table-cell/>
          <table:table-cell office:value-type="float" office:value="0.00420294" calcext:value-type="float">
            <text:p>0.00420294</text:p>
          </table:table-cell>
          <table:table-cell table:number-columns-repeated="2"/>
          <table:table-cell table:formula="of:=PI()*(([.A169])^2-([.C169])^2)" office:value-type="float" office:value="0.0000157706073228951" calcext:value-type="float">
            <text:p>1.57706073228951E-05</text:p>
          </table:table-cell>
          <table:table-cell table:number-columns-repeated="3"/>
        </table:table-row>
        <table:table-row table:style-name="ro1">
          <table:table-cell office:value-type="float" office:value="0.00476107" calcext:value-type="float">
            <text:p>0.00476107</text:p>
          </table:table-cell>
          <table:table-cell/>
          <table:table-cell office:value-type="float" office:value="0.00420116" calcext:value-type="float">
            <text:p>0.00420116</text:p>
          </table:table-cell>
          <table:table-cell table:number-columns-repeated="2"/>
          <table:table-cell table:formula="of:=PI()*(([.A170])^2-([.C170])^2)" office:value-type="float" office:value="0.0000157646445087245" calcext:value-type="float">
            <text:p>1.57646445087245E-05</text:p>
          </table:table-cell>
          <table:table-cell table:number-columns-repeated="3"/>
        </table:table-row>
        <table:table-row table:style-name="ro1">
          <table:table-cell office:value-type="float" office:value="0.00476022" calcext:value-type="float">
            <text:p>0.00476022</text:p>
          </table:table-cell>
          <table:table-cell/>
          <table:table-cell office:value-type="float" office:value="0.00420024" calcext:value-type="float">
            <text:p>0.00420024</text:p>
          </table:table-cell>
          <table:table-cell table:number-columns-repeated="2"/>
          <table:table-cell table:formula="of:=PI()*(([.A171])^2-([.C171])^2)" office:value-type="float" office:value="0.0000157635015706135" calcext:value-type="float">
            <text:p>1.57635015706135E-05</text:p>
          </table:table-cell>
          <table:table-cell table:number-columns-repeated="3"/>
        </table:table-row>
        <table:table-row table:style-name="ro1">
          <table:table-cell office:value-type="float" office:value="0.00475964" calcext:value-type="float">
            <text:p>0.00475964</text:p>
          </table:table-cell>
          <table:table-cell/>
          <table:table-cell office:value-type="float" office:value="0.0041996" calcext:value-type="float">
            <text:p>0.0041996</text:p>
          </table:table-cell>
          <table:table-cell table:number-columns-repeated="2"/>
          <table:table-cell table:formula="of:=PI()*(([.A172])^2-([.C172])^2)" office:value-type="float" office:value="0.0000157630440881214" calcext:value-type="float">
            <text:p>1.57630440881214E-05</text:p>
          </table:table-cell>
          <table:table-cell table:number-columns-repeated="3"/>
        </table:table-row>
        <table:table-row table:style-name="ro1">
          <table:table-cell office:value-type="float" office:value="0.00475934" calcext:value-type="float">
            <text:p>0.00475934</text:p>
          </table:table-cell>
          <table:table-cell/>
          <table:table-cell office:value-type="float" office:value="0.00419929" calcext:value-type="float">
            <text:p>0.00419929</text:p>
          </table:table-cell>
          <table:table-cell table:number-columns-repeated="2"/>
          <table:table-cell table:formula="of:=PI()*(([.A173])^2-([.C173])^2)" office:value-type="float" office:value="0.000015762252287078" calcext:value-type="float">
            <text:p>1.5762252287078E-05</text:p>
          </table:table-cell>
          <table:table-cell table:number-columns-repeated="3"/>
        </table:table-row>
        <table:table-row table:style-name="ro1">
          <table:table-cell office:value-type="float" office:value="0.00475924" calcext:value-type="float">
            <text:p>0.00475924</text:p>
          </table:table-cell>
          <table:table-cell/>
          <table:table-cell office:value-type="float" office:value="0.00419918" calcext:value-type="float">
            <text:p>0.00419918</text:p>
          </table:table-cell>
          <table:table-cell table:number-columns-repeated="2"/>
          <table:table-cell table:formula="of:=PI()*(([.A174])^2-([.C174])^2)" office:value-type="float" office:value="0.0000157621642398598" calcext:value-type="float">
            <text:p>1.57621642398598E-05</text:p>
          </table:table-cell>
          <table:table-cell table:number-columns-repeated="3"/>
        </table:table-row>
        <table:table-row table:style-name="ro1">
          <table:table-cell office:value-type="float" office:value="0.00475925" calcext:value-type="float">
            <text:p>0.00475925</text:p>
          </table:table-cell>
          <table:table-cell/>
          <table:table-cell office:value-type="float" office:value="0.00419918" calcext:value-type="float">
            <text:p>0.00419918</text:p>
          </table:table-cell>
          <table:table-cell table:number-columns-repeated="2"/>
          <table:table-cell table:formula="of:=PI()*(([.A175])^2-([.C175])^2)" office:value-type="float" office:value="0.0000157624632720424" calcext:value-type="float">
            <text:p>1.57624632720424E-05</text:p>
          </table:table-cell>
          <table:table-cell table:number-columns-repeated="3"/>
        </table:table-row>
        <table:table-row table:style-name="ro1">
          <table:table-cell office:value-type="float" office:value="0.00475934" calcext:value-type="float">
            <text:p>0.00475934</text:p>
          </table:table-cell>
          <table:table-cell/>
          <table:table-cell office:value-type="float" office:value="0.00419926" calcext:value-type="float">
            <text:p>0.00419926</text:p>
          </table:table-cell>
          <table:table-cell table:number-columns-repeated="2"/>
          <table:table-cell table:formula="of:=PI()*(([.A176])^2-([.C176])^2)" office:value-type="float" office:value="0.0000157630438317675" calcext:value-type="float">
            <text:p>1.57630438317675E-05</text:p>
          </table:table-cell>
          <table:table-cell table:number-columns-repeated="3"/>
        </table:table-row>
        <table:table-row table:style-name="ro1">
          <table:table-cell office:value-type="float" office:value="0.00475943" calcext:value-type="float">
            <text:p>0.00475943</text:p>
          </table:table-cell>
          <table:table-cell/>
          <table:table-cell office:value-type="float" office:value="0.00419937" calcext:value-type="float">
            <text:p>0.00419937</text:p>
          </table:table-cell>
          <table:table-cell table:number-columns-repeated="2"/>
          <table:table-cell table:formula="of:=PI()*(([.A177])^2-([.C177])^2)" office:value-type="float" office:value="0.0000157628328424048" calcext:value-type="float">
            <text:p>1.57628328424048E-05</text:p>
          </table:table-cell>
          <table:table-cell table:number-columns-repeated="3"/>
        </table:table-row>
        <table:table-row table:style-name="ro1">
          <table:table-cell office:value-type="float" office:value="0.00475953" calcext:value-type="float">
            <text:p>0.00475953</text:p>
          </table:table-cell>
          <table:table-cell/>
          <table:table-cell office:value-type="float" office:value="0.00419945" calcext:value-type="float">
            <text:p>0.00419945</text:p>
          </table:table-cell>
          <table:table-cell table:number-columns-repeated="2"/>
          <table:table-cell table:formula="of:=PI()*(([.A178])^2-([.C178])^2)" office:value-type="float" office:value="0.0000157637124581885" calcext:value-type="float">
            <text:p>1.57637124581885E-05</text:p>
          </table:table-cell>
          <table:table-cell table:number-columns-repeated="3"/>
        </table:table-row>
        <table:table-row table:style-name="ro1">
          <table:table-cell office:value-type="float" office:value="0.0047596" calcext:value-type="float">
            <text:p>0.0047596</text:p>
          </table:table-cell>
          <table:table-cell/>
          <table:table-cell office:value-type="float" office:value="0.00419955" calcext:value-type="float">
            <text:p>0.00419955</text:p>
          </table:table-cell>
          <table:table-cell table:number-columns-repeated="2"/>
          <table:table-cell table:formula="of:=PI()*(([.A179])^2-([.C179])^2)" office:value-type="float" office:value="0.0000157631672005402" calcext:value-type="float">
            <text:p>1.57631672005402E-05</text:p>
          </table:table-cell>
          <table:table-cell table:number-columns-repeated="3"/>
        </table:table-row>
        <table:table-row table:style-name="ro1">
          <table:table-cell office:value-type="float" office:value="0.00475965" calcext:value-type="float">
            <text:p>0.00475965</text:p>
          </table:table-cell>
          <table:table-cell/>
          <table:table-cell office:value-type="float" office:value="0.00419957" calcext:value-type="float">
            <text:p>0.00419957</text:p>
          </table:table-cell>
          <table:table-cell table:number-columns-repeated="2"/>
          <table:table-cell table:formula="of:=PI()*(([.A180])^2-([.C180])^2)" office:value-type="float" office:value="0.0000157641347485598" calcext:value-type="float">
            <text:p>1.57641347485598E-05</text:p>
          </table:table-cell>
          <table:table-cell table:number-columns-repeated="3"/>
        </table:table-row>
        <table:table-row table:style-name="ro1">
          <table:table-cell office:value-type="float" office:value="0.00475965" calcext:value-type="float">
            <text:p>0.00475965</text:p>
          </table:table-cell>
          <table:table-cell/>
          <table:table-cell office:value-type="float" office:value="0.00419961" calcext:value-type="float">
            <text:p>0.00419961</text:p>
          </table:table-cell>
          <table:table-cell table:number-columns-repeated="2"/>
          <table:table-cell table:formula="of:=PI()*(([.A181])^2-([.C181])^2)" office:value-type="float" office:value="0.0000157630792764724" calcext:value-type="float">
            <text:p>1.57630792764724E-05</text:p>
          </table:table-cell>
          <table:table-cell table:number-columns-repeated="3"/>
        </table:table-row>
        <table:table-row table:style-name="ro1">
          <table:table-cell office:value-type="float" office:value="0.00475963" calcext:value-type="float">
            <text:p>0.00475963</text:p>
          </table:table-cell>
          <table:table-cell/>
          <table:table-cell office:value-type="float" office:value="0.00419955" calcext:value-type="float">
            <text:p>0.00419955</text:p>
          </table:table-cell>
          <table:table-cell table:number-columns-repeated="2"/>
          <table:table-cell table:formula="of:=PI()*(([.A182])^2-([.C182])^2)" office:value-type="float" office:value="0.0000157640643668312" calcext:value-type="float">
            <text:p>1.57640643668312E-05</text:p>
          </table:table-cell>
          <table:table-cell table:number-columns-repeated="3"/>
        </table:table-row>
        <table:table-row table:style-name="ro1">
          <table:table-cell office:value-type="float" office:value="0.00475955" calcext:value-type="float">
            <text:p>0.00475955</text:p>
          </table:table-cell>
          <table:table-cell/>
          <table:table-cell office:value-type="float" office:value="0.00419949" calcext:value-type="float">
            <text:p>0.00419949</text:p>
          </table:table-cell>
          <table:table-cell table:number-columns-repeated="2"/>
          <table:table-cell table:formula="of:=PI()*(([.A183])^2-([.C183])^2)" office:value-type="float" office:value="0.0000157632551176964" calcext:value-type="float">
            <text:p>1.57632551176964E-05</text:p>
          </table:table-cell>
          <table:table-cell table:number-columns-repeated="3"/>
        </table:table-row>
        <table:table-row table:style-name="ro1">
          <table:table-cell office:value-type="float" office:value="0.00475944" calcext:value-type="float">
            <text:p>0.00475944</text:p>
          </table:table-cell>
          <table:table-cell/>
          <table:table-cell office:value-type="float" office:value="0.00419935" calcext:value-type="float">
            <text:p>0.00419935</text:p>
          </table:table-cell>
          <table:table-cell table:number-columns-repeated="2"/>
          <table:table-cell table:formula="of:=PI()*(([.A184])^2-([.C184])^2)" office:value-type="float" office:value="0.0000157636595936665" calcext:value-type="float">
            <text:p>1.57636595936665E-05</text:p>
          </table:table-cell>
          <table:table-cell table:number-columns-repeated="3"/>
        </table:table-row>
        <table:table-row table:style-name="ro1">
          <table:table-cell office:value-type="float" office:value="0.00475928" calcext:value-type="float">
            <text:p>0.00475928</text:p>
          </table:table-cell>
          <table:table-cell/>
          <table:table-cell office:value-type="float" office:value="0.00419921" calcext:value-type="float">
            <text:p>0.00419921</text:p>
          </table:table-cell>
          <table:table-cell table:number-columns-repeated="2"/>
          <table:table-cell table:formula="of:=PI()*(([.A185])^2-([.C185])^2)" office:value-type="float" office:value="0.0000157625688427503" calcext:value-type="float">
            <text:p>1.57625688427503E-05</text:p>
          </table:table-cell>
          <table:table-cell table:number-columns-repeated="3"/>
        </table:table-row>
        <table:table-row table:style-name="ro1">
          <table:table-cell office:value-type="float" office:value="0.00475912" calcext:value-type="float">
            <text:p>0.00475912</text:p>
          </table:table-cell>
          <table:table-cell/>
          <table:table-cell office:value-type="float" office:value="0.00419903" calcext:value-type="float">
            <text:p>0.00419903</text:p>
          </table:table-cell>
          <table:table-cell table:number-columns-repeated="2"/>
          <table:table-cell table:formula="of:=PI()*(([.A186])^2-([.C186])^2)" office:value-type="float" office:value="0.0000157625334659037" calcext:value-type="float">
            <text:p>1.57625334659037E-05</text:p>
          </table:table-cell>
          <table:table-cell table:number-columns-repeated="3"/>
        </table:table-row>
        <table:table-row table:style-name="ro1">
          <table:table-cell office:value-type="float" office:value="0.00475893" calcext:value-type="float">
            <text:p>0.00475893</text:p>
          </table:table-cell>
          <table:table-cell/>
          <table:table-cell office:value-type="float" office:value="0.00419884" calcext:value-type="float">
            <text:p>0.00419884</text:p>
          </table:table-cell>
          <table:table-cell table:number-columns-repeated="2"/>
          <table:table-cell table:formula="of:=PI()*(([.A187])^2-([.C187])^2)" office:value-type="float" office:value="0.0000157618648275446" calcext:value-type="float">
            <text:p>1.57618648275446E-05</text:p>
          </table:table-cell>
          <table:table-cell table:number-columns-repeated="3"/>
        </table:table-row>
        <table:table-row table:style-name="ro1">
          <table:table-cell office:value-type="float" office:value="0.00475878" calcext:value-type="float">
            <text:p>0.00475878</text:p>
          </table:table-cell>
          <table:table-cell/>
          <table:table-cell office:value-type="float" office:value="0.00419868" calcext:value-type="float">
            <text:p>0.00419868</text:p>
          </table:table-cell>
          <table:table-cell table:number-columns-repeated="2"/>
          <table:table-cell table:formula="of:=PI()*(([.A188])^2-([.C188])^2)" office:value-type="float" office:value="0.0000157616007663148" calcext:value-type="float">
            <text:p>1.57616007663148E-05</text:p>
          </table:table-cell>
          <table:table-cell table:number-columns-repeated="3"/>
        </table:table-row>
        <table:table-row table:style-name="ro1">
          <table:table-cell office:value-type="float" office:value="0.00475867" calcext:value-type="float">
            <text:p>0.00475867</text:p>
          </table:table-cell>
          <table:table-cell/>
          <table:table-cell office:value-type="float" office:value="0.00419857" calcext:value-type="float">
            <text:p>0.00419857</text:p>
          </table:table-cell>
          <table:table-cell table:number-columns-repeated="2"/>
          <table:table-cell table:formula="of:=PI()*(([.A189])^2-([.C189])^2)" office:value-type="float" office:value="0.0000157612136529848" calcext:value-type="float">
            <text:p>1.57612136529848E-05</text:p>
          </table:table-cell>
          <table:table-cell table:number-columns-repeated="3"/>
        </table:table-row>
        <table:table-row table:style-name="ro1">
          <table:table-cell office:value-type="float" office:value="0.0047587" calcext:value-type="float">
            <text:p>0.0047587</text:p>
          </table:table-cell>
          <table:table-cell/>
          <table:table-cell office:value-type="float" office:value="0.00419861" calcext:value-type="float">
            <text:p>0.00419861</text:p>
          </table:table-cell>
          <table:table-cell table:number-columns-repeated="2"/>
          <table:table-cell table:formula="of:=PI()*(([.A190])^2-([.C190])^2)" office:value-type="float" office:value="0.000015761055423215" calcext:value-type="float">
            <text:p>1.5761055423215E-05</text:p>
          </table:table-cell>
          <table:table-cell table:number-columns-repeated="3"/>
        </table:table-row>
        <table:table-row table:style-name="ro1">
          <table:table-cell office:value-type="float" office:value="0.00475889" calcext:value-type="float">
            <text:p>0.00475889</text:p>
          </table:table-cell>
          <table:table-cell/>
          <table:table-cell office:value-type="float" office:value="0.00419882" calcext:value-type="float">
            <text:p>0.00419882</text:p>
          </table:table-cell>
          <table:table-cell table:number-columns-repeated="2"/>
          <table:table-cell table:formula="of:=PI()*(([.A191])^2-([.C191])^2)" office:value-type="float" office:value="0.0000157611964235482" calcext:value-type="float">
            <text:p>1.57611964235482E-05</text:p>
          </table:table-cell>
          <table:table-cell table:number-columns-repeated="3"/>
        </table:table-row>
        <table:table-row table:style-name="ro1">
          <table:table-cell office:value-type="float" office:value="0.0047593" calcext:value-type="float">
            <text:p>0.0047593</text:p>
          </table:table-cell>
          <table:table-cell/>
          <table:table-cell office:value-type="float" office:value="0.00419936" calcext:value-type="float">
            <text:p>0.00419936</text:p>
          </table:table-cell>
          <table:table-cell table:number-columns-repeated="2"/>
          <table:table-cell table:formula="of:=PI()*(([.A192])^2-([.C192])^2)" office:value-type="float" office:value="0.0000157592091798984" calcext:value-type="float">
            <text:p>1.57592091798984E-05</text:p>
          </table:table-cell>
          <table:table-cell table:number-columns-repeated="3"/>
        </table:table-row>
        <table:table-row table:style-name="ro1">
          <table:table-cell office:value-type="float" office:value="0.00476027" calcext:value-type="float">
            <text:p>0.00476027</text:p>
          </table:table-cell>
          <table:table-cell/>
          <table:table-cell office:value-type="float" office:value="0.00420023" calcext:value-type="float">
            <text:p>0.00420023</text:p>
          </table:table-cell>
          <table:table-cell table:number-columns-repeated="2"/>
          <table:table-cell table:formula="of:=PI()*(([.A193])^2-([.C193])^2)" office:value-type="float" office:value="0.0000157652609542341" calcext:value-type="float">
            <text:p>1.57652609542341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15" calcext:value-type="float">
            <text:p>0.0047615</text:p>
          </table:table-cell>
          <table:table-cell table:formula="of:=AVERAGE([.A168:.A194])" office:value-type="float" office:value="0.00475984111111111" calcext:value-type="float">
            <text:p>0.004759841111111</text:p>
          </table:table-cell>
          <table:table-cell table:style-name="ce1" office:value-type="float" office:value="0.00420186" calcext:value-type="float">
            <text:p>0.00420186</text:p>
          </table:table-cell>
          <table:table-cell table:formula="of:=AVERAGE([.C168:.C194])" office:value-type="float" office:value="0.00419981555555556" calcext:value-type="float">
            <text:p>0.004199815555556</text:p>
          </table:table-cell>
          <table:table-cell/>
          <table:table-cell table:formula="of:=PI()*(([.A194])^2-([.C194])^2)" office:value-type="float" office:value="0.0000157590291980553" calcext:value-type="float">
            <text:p>1.57590291980553E-05</text:p>
          </table:table-cell>
          <table:table-cell table:number-columns-repeated="3"/>
        </table:table-row>
        <table:table-row table:style-name="ro1">
          <table:table-cell office:value-type="float" office:value="0.00476374" calcext:value-type="float">
            <text:p>0.00476374</text:p>
          </table:table-cell>
          <table:table-cell/>
          <table:table-cell office:value-type="float" office:value="0.00420401" calcext:value-type="float">
            <text:p>0.00420401</text:p>
          </table:table-cell>
          <table:table-cell table:number-columns-repeated="2"/>
          <table:table-cell table:formula="of:=PI()*(([.A195])^2-([.C195])^2)" office:value-type="float" office:value="0.0000157692830960385" calcext:value-type="float">
            <text:p>1.57692830960385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602" calcext:value-type="float">
            <text:p>0.00476602</text:p>
          </table:table-cell>
          <table:table-cell table:formula="of:=AVERAGE([.A194:.A196])" office:value-type="float" office:value="0.00476375333333333" calcext:value-type="float">
            <text:p>0.004763753333333</text:p>
          </table:table-cell>
          <table:table-cell table:style-name="ce1" office:value-type="float" office:value="0.00420647" calcext:value-type="float">
            <text:p>0.00420647</text:p>
          </table:table-cell>
          <table:table-cell table:formula="of:=AVERAGE([.C194:.C196])" office:value-type="float" office:value="0.00420411333333333" calcext:value-type="float">
            <text:p>0.004204113333333</text:p>
          </table:table-cell>
          <table:table-cell/>
          <table:table-cell table:formula="of:=PI()*(([.A196])^2-([.C196])^2)" office:value-type="float" office:value="0.0000157725442954076" calcext:value-type="float">
            <text:p>1.57725442954076E-05</text:p>
          </table:table-cell>
          <table:table-cell table:number-columns-repeated="3"/>
        </table:table-row>
        <table:table-row table:style-name="ro1">
          <table:table-cell office:value-type="float" office:value="0.00476656" calcext:value-type="float">
            <text:p>0.00476656</text:p>
          </table:table-cell>
          <table:table-cell/>
          <table:table-cell office:value-type="float" office:value="0.00420723" calcext:value-type="float">
            <text:p>0.00420723</text:p>
          </table:table-cell>
          <table:table-cell table:number-columns-repeated="2"/>
          <table:table-cell table:formula="of:=PI()*(([.A197])^2-([.C197])^2)" office:value-type="float" office:value="0.0000157686272986252" calcext:value-type="float">
            <text:p>1.57686272986252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599" calcext:value-type="float">
            <text:p>0.00476599</text:p>
          </table:table-cell>
          <table:table-cell table:formula="of:=AVERAGE([.A196:.A198])" office:value-type="float" office:value="0.00476619" calcext:value-type="float">
            <text:p>0.00476619</text:p>
          </table:table-cell>
          <table:table-cell table:style-name="ce1" office:value-type="float" office:value="0.00420645" calcext:value-type="float">
            <text:p>0.00420645</text:p>
          </table:table-cell>
          <table:table-cell table:formula="of:=AVERAGE([.C196:.C198])" office:value-type="float" office:value="0.00420671666666667" calcext:value-type="float">
            <text:p>0.004206716666667</text:p>
          </table:table-cell>
          <table:table-cell/>
          <table:table-cell table:formula="of:=PI()*(([.A198])^2-([.C198])^2)" office:value-type="float" office:value="0.0000157721745239833" calcext:value-type="float">
            <text:p>1.57721745239833E-05</text:p>
          </table:table-cell>
          <table:table-cell table:number-columns-repeated="3"/>
        </table:table-row>
        <table:table-row table:style-name="ro1">
          <table:table-cell office:value-type="float" office:value="0.00476378" calcext:value-type="float">
            <text:p>0.00476378</text:p>
          </table:table-cell>
          <table:table-cell/>
          <table:table-cell office:value-type="float" office:value="0.00420387" calcext:value-type="float">
            <text:p>0.00420387</text:p>
          </table:table-cell>
          <table:table-cell table:number-columns-repeated="2"/>
          <table:table-cell table:formula="of:=PI()*(([.A199])^2-([.C199])^2)" office:value-type="float" office:value="0.0000157741783382777" calcext:value-type="float">
            <text:p>1.57741783382777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146" calcext:value-type="float">
            <text:p>0.00476146</text:p>
          </table:table-cell>
          <table:table-cell table:formula="of:=AVERAGE([.A198:.A200])" office:value-type="float" office:value="0.00476374333333333" calcext:value-type="float">
            <text:p>0.004763743333333</text:p>
          </table:table-cell>
          <table:table-cell table:style-name="ce1" office:value-type="float" office:value="0.0042017" calcext:value-type="float">
            <text:p>0.0042017</text:p>
          </table:table-cell>
          <table:table-cell table:formula="of:=AVERAGE([.C198:.C200])" office:value-type="float" office:value="0.00420400666666667" calcext:value-type="float">
            <text:p>0.004204006666667</text:p>
          </table:table-cell>
          <table:table-cell/>
          <table:table-cell table:formula="of:=PI()*(([.A200])^2-([.C200])^2)" office:value-type="float" office:value="0.0000157620565975858" calcext:value-type="float">
            <text:p>1.57620565975858E-05</text:p>
          </table:table-cell>
          <table:table-cell table:number-columns-repeated="3"/>
        </table:table-row>
        <table:table-row table:style-name="ro1">
          <table:table-cell office:value-type="float" office:value="0.00476008" calcext:value-type="float">
            <text:p>0.00476008</text:p>
          </table:table-cell>
          <table:table-cell/>
          <table:table-cell office:value-type="float" office:value="0.00419998" calcext:value-type="float">
            <text:p>0.00419998</text:p>
          </table:table-cell>
          <table:table-cell table:number-columns-repeated="2"/>
          <table:table-cell table:formula="of:=PI()*(([.A201])^2-([.C201])^2)" office:value-type="float" office:value="0.0000157661757420325" calcext:value-type="float">
            <text:p>1.57661757420325E-05</text:p>
          </table:table-cell>
          <table:table-cell table:number-columns-repeated="3"/>
        </table:table-row>
        <table:table-row table:style-name="ro1">
          <table:table-cell office:value-type="float" office:value="0.00475896" calcext:value-type="float">
            <text:p>0.00475896</text:p>
          </table:table-cell>
          <table:table-cell/>
          <table:table-cell office:value-type="float" office:value="0.00419895" calcext:value-type="float">
            <text:p>0.00419895</text:p>
          </table:table-cell>
          <table:table-cell table:number-columns-repeated="2"/>
          <table:table-cell table:formula="of:=PI()*(([.A202])^2-([.C202])^2)" office:value-type="float" office:value="0.0000157598597996529" calcext:value-type="float">
            <text:p>1.57598597996529E-05</text:p>
          </table:table-cell>
          <table:table-cell table:number-columns-repeated="3"/>
        </table:table-row>
        <table:table-row table:style-name="ro1">
          <table:table-cell office:value-type="float" office:value="0.00475842" calcext:value-type="float">
            <text:p>0.00475842</text:p>
          </table:table-cell>
          <table:table-cell/>
          <table:table-cell office:value-type="float" office:value="0.00419829" calcext:value-type="float">
            <text:p>0.00419829</text:p>
          </table:table-cell>
          <table:table-cell table:number-columns-repeated="2"/>
          <table:table-cell table:formula="of:=PI()*(([.A203])^2-([.C203])^2)" office:value-type="float" office:value="0.0000157611252118109" calcext:value-type="float">
            <text:p>1.57611252118109E-05</text:p>
          </table:table-cell>
          <table:table-cell table:number-columns-repeated="3"/>
        </table:table-row>
        <table:table-row table:style-name="ro1">
          <table:table-cell office:value-type="float" office:value="0.00475812" calcext:value-type="float">
            <text:p>0.00475812</text:p>
          </table:table-cell>
          <table:table-cell/>
          <table:table-cell office:value-type="float" office:value="0.00419797" calcext:value-type="float">
            <text:p>0.00419797</text:p>
          </table:table-cell>
          <table:table-cell table:number-columns-repeated="2"/>
          <table:table-cell table:formula="of:=PI()*(([.A204])^2-([.C204])^2)" office:value-type="float" office:value="0.0000157605969253602" calcext:value-type="float">
            <text:p>1.57605969253602E-05</text:p>
          </table:table-cell>
          <table:table-cell table:number-columns-repeated="3"/>
        </table:table-row>
        <table:table-row table:style-name="ro1">
          <table:table-cell office:value-type="float" office:value="0.004758" calcext:value-type="float">
            <text:p>0.004758</text:p>
          </table:table-cell>
          <table:table-cell/>
          <table:table-cell office:value-type="float" office:value="0.00419783" calcext:value-type="float">
            <text:p>0.00419783</text:p>
          </table:table-cell>
          <table:table-cell table:number-columns-repeated="2"/>
          <table:table-cell table:formula="of:=PI()*(([.A205])^2-([.C205])^2)" office:value-type="float" office:value="0.0000157607020983424" calcext:value-type="float">
            <text:p>1.57607020983424E-05</text:p>
          </table:table-cell>
          <table:table-cell table:number-columns-repeated="3"/>
        </table:table-row>
        <table:table-row table:style-name="ro1">
          <table:table-cell office:value-type="float" office:value="0.00475802" calcext:value-type="float">
            <text:p>0.00475802</text:p>
          </table:table-cell>
          <table:table-cell/>
          <table:table-cell office:value-type="float" office:value="0.00419786" calcext:value-type="float">
            <text:p>0.00419786</text:p>
          </table:table-cell>
          <table:table-cell table:number-columns-repeated="2"/>
          <table:table-cell table:formula="of:=PI()*(([.A206])^2-([.C206])^2)" office:value-type="float" office:value="0.0000157605087323721" calcext:value-type="float">
            <text:p>1.57605087323721E-05</text:p>
          </table:table-cell>
          <table:table-cell table:number-columns-repeated="3"/>
        </table:table-row>
        <table:table-row table:style-name="ro1">
          <table:table-cell office:value-type="float" office:value="0.00475809" calcext:value-type="float">
            <text:p>0.00475809</text:p>
          </table:table-cell>
          <table:table-cell/>
          <table:table-cell office:value-type="float" office:value="0.00419792" calcext:value-type="float">
            <text:p>0.00419792</text:p>
          </table:table-cell>
          <table:table-cell table:number-columns-repeated="2"/>
          <table:table-cell table:formula="of:=PI()*(([.A207])^2-([.C207])^2)" office:value-type="float" office:value="0.0000157610188670146" calcext:value-type="float">
            <text:p>1.57610188670146E-05</text:p>
          </table:table-cell>
          <table:table-cell table:number-columns-repeated="3"/>
        </table:table-row>
        <table:table-row table:style-name="ro1">
          <table:table-cell office:value-type="float" office:value="0.0047582" calcext:value-type="float">
            <text:p>0.0047582</text:p>
          </table:table-cell>
          <table:table-cell/>
          <table:table-cell office:value-type="float" office:value="0.00419804" calcext:value-type="float">
            <text:p>0.00419804</text:p>
          </table:table-cell>
          <table:table-cell table:number-columns-repeated="2"/>
          <table:table-cell table:formula="of:=PI()*(([.A208])^2-([.C208])^2)" office:value-type="float" office:value="0.0000157611422584068" calcext:value-type="float">
            <text:p>1.57611422584068E-05</text:p>
          </table:table-cell>
          <table:table-cell table:number-columns-repeated="3"/>
        </table:table-row>
        <table:table-row table:style-name="ro1">
          <table:table-cell office:value-type="float" office:value="0.0047583" calcext:value-type="float">
            <text:p>0.0047583</text:p>
          </table:table-cell>
          <table:table-cell/>
          <table:table-cell office:value-type="float" office:value="0.00419814" calcext:value-type="float">
            <text:p>0.00419814</text:p>
          </table:table-cell>
          <table:table-cell table:number-columns-repeated="2"/>
          <table:table-cell table:formula="of:=PI()*(([.A209])^2-([.C209])^2)" office:value-type="float" office:value="0.000015761494217315" calcext:value-type="float">
            <text:p>1.5761494217315E-05</text:p>
          </table:table-cell>
          <table:table-cell table:number-columns-repeated="3"/>
        </table:table-row>
        <table:table-row table:style-name="ro1">
          <table:table-cell office:value-type="float" office:value="0.00475839" calcext:value-type="float">
            <text:p>0.00475839</text:p>
          </table:table-cell>
          <table:table-cell/>
          <table:table-cell office:value-type="float" office:value="0.00419822" calcext:value-type="float">
            <text:p>0.00419822</text:p>
          </table:table-cell>
          <table:table-cell table:number-columns-repeated="2"/>
          <table:table-cell table:formula="of:=PI()*(([.A210])^2-([.C210])^2)" office:value-type="float" office:value="0.0000157620747625887" calcext:value-type="float">
            <text:p>1.57620747625887E-05</text:p>
          </table:table-cell>
          <table:table-cell table:number-columns-repeated="3"/>
        </table:table-row>
        <table:table-row table:style-name="ro1">
          <table:table-cell office:value-type="float" office:value="0.00475844" calcext:value-type="float">
            <text:p>0.00475844</text:p>
          </table:table-cell>
          <table:table-cell/>
          <table:table-cell office:value-type="float" office:value="0.00419829" calcext:value-type="float">
            <text:p>0.00419829</text:p>
          </table:table-cell>
          <table:table-cell table:number-columns-repeated="2"/>
          <table:table-cell table:formula="of:=PI()*(([.A211])^2-([.C211])^2)" office:value-type="float" office:value="0.0000157617231737601" calcext:value-type="float">
            <text:p>1.57617231737601E-05</text:p>
          </table:table-cell>
          <table:table-cell table:number-columns-repeated="3"/>
        </table:table-row>
        <table:table-row table:style-name="ro1">
          <table:table-cell office:value-type="float" office:value="0.00475846" calcext:value-type="float">
            <text:p>0.00475846</text:p>
          </table:table-cell>
          <table:table-cell/>
          <table:table-cell office:value-type="float" office:value="0.00419829" calcext:value-type="float">
            <text:p>0.00419829</text:p>
          </table:table-cell>
          <table:table-cell table:number-columns-repeated="2"/>
          <table:table-cell table:formula="of:=PI()*(([.A212])^2-([.C212])^2)" office:value-type="float" office:value="0.0000157623211382226" calcext:value-type="float">
            <text:p>1.57623211382226E-05</text:p>
          </table:table-cell>
          <table:table-cell table:number-columns-repeated="3"/>
        </table:table-row>
        <table:table-row table:style-name="ro1">
          <table:table-cell office:value-type="float" office:value="0.00475843" calcext:value-type="float">
            <text:p>0.00475843</text:p>
          </table:table-cell>
          <table:table-cell/>
          <table:table-cell office:value-type="float" office:value="0.00419829" calcext:value-type="float">
            <text:p>0.00419829</text:p>
          </table:table-cell>
          <table:table-cell table:number-columns-repeated="2"/>
          <table:table-cell table:formula="of:=PI()*(([.A213])^2-([.C213])^2)" office:value-type="float" office:value="0.0000157614241924713" calcext:value-type="float">
            <text:p>1.57614241924713E-05</text:p>
          </table:table-cell>
          <table:table-cell table:number-columns-repeated="3"/>
        </table:table-row>
        <table:table-row table:style-name="ro1">
          <table:table-cell office:value-type="float" office:value="0.00475837" calcext:value-type="float">
            <text:p>0.00475837</text:p>
          </table:table-cell>
          <table:table-cell/>
          <table:table-cell office:value-type="float" office:value="0.00419819" calcext:value-type="float">
            <text:p>0.00419819</text:p>
          </table:table-cell>
          <table:table-cell table:number-columns-repeated="2"/>
          <table:table-cell table:formula="of:=PI()*(([.A214])^2-([.C214])^2)" office:value-type="float" office:value="0.0000157622681499218" calcext:value-type="float">
            <text:p>1.57622681499218E-05</text:p>
          </table:table-cell>
          <table:table-cell table:number-columns-repeated="3"/>
        </table:table-row>
        <table:table-row table:style-name="ro1">
          <table:table-cell office:value-type="float" office:value="0.00475827" calcext:value-type="float">
            <text:p>0.00475827</text:p>
          </table:table-cell>
          <table:table-cell/>
          <table:table-cell office:value-type="float" office:value="0.00419812" calcext:value-type="float">
            <text:p>0.00419812</text:p>
          </table:table-cell>
          <table:table-cell table:number-columns-repeated="2"/>
          <table:table-cell table:formula="of:=PI()*(([.A215])^2-([.C215])^2)" office:value-type="float" office:value="0.0000157611248542976" calcext:value-type="float">
            <text:p>1.57611248542976E-05</text:p>
          </table:table-cell>
          <table:table-cell table:number-columns-repeated="3"/>
        </table:table-row>
        <table:table-row table:style-name="ro1">
          <table:table-cell office:value-type="float" office:value="0.00475814" calcext:value-type="float">
            <text:p>0.00475814</text:p>
          </table:table-cell>
          <table:table-cell/>
          <table:table-cell office:value-type="float" office:value="0.00419795" calcext:value-type="float">
            <text:p>0.00419795</text:p>
          </table:table-cell>
          <table:table-cell table:number-columns-repeated="2"/>
          <table:table-cell table:formula="of:=PI()*(([.A216])^2-([.C216])^2)" office:value-type="float" office:value="0.0000157617223808221" calcext:value-type="float">
            <text:p>1.57617223808221E-05</text:p>
          </table:table-cell>
          <table:table-cell table:number-columns-repeated="3"/>
        </table:table-row>
        <table:table-row table:style-name="ro1">
          <table:table-cell office:value-type="float" office:value="0.00475798" calcext:value-type="float">
            <text:p>0.00475798</text:p>
          </table:table-cell>
          <table:table-cell/>
          <table:table-cell office:value-type="float" office:value="0.00419781" calcext:value-type="float">
            <text:p>0.00419781</text:p>
          </table:table-cell>
          <table:table-cell table:number-columns-repeated="2"/>
          <table:table-cell table:formula="of:=PI()*(([.A217])^2-([.C217])^2)" office:value-type="float" office:value="0.0000157606317053041" calcext:value-type="float">
            <text:p>1.57606317053041E-05</text:p>
          </table:table-cell>
          <table:table-cell table:number-columns-repeated="3"/>
        </table:table-row>
        <table:table-row table:style-name="ro1">
          <table:table-cell office:value-type="float" office:value="0.00475782" calcext:value-type="float">
            <text:p>0.00475782</text:p>
          </table:table-cell>
          <table:table-cell/>
          <table:table-cell office:value-type="float" office:value="0.00419763" calcext:value-type="float">
            <text:p>0.00419763</text:p>
          </table:table-cell>
          <table:table-cell table:number-columns-repeated="2"/>
          <table:table-cell table:formula="of:=PI()*(([.A218])^2-([.C218])^2)" office:value-type="float" office:value="0.0000157605960519974" calcext:value-type="float">
            <text:p>1.57605960519974E-05</text:p>
          </table:table-cell>
          <table:table-cell table:number-columns-repeated="3"/>
        </table:table-row>
        <table:table-row table:style-name="ro1">
          <table:table-cell office:value-type="float" office:value="0.00475767" calcext:value-type="float">
            <text:p>0.00475767</text:p>
          </table:table-cell>
          <table:table-cell/>
          <table:table-cell office:value-type="float" office:value="0.00419749" calcext:value-type="float">
            <text:p>0.00419749</text:p>
          </table:table-cell>
          <table:table-cell table:number-columns-repeated="2"/>
          <table:table-cell table:formula="of:=PI()*(([.A219])^2-([.C219])^2)" office:value-type="float" office:value="0.0000157598043496001" calcext:value-type="float">
            <text:p>1.57598043496001E-05</text:p>
          </table:table-cell>
          <table:table-cell table:number-columns-repeated="3"/>
        </table:table-row>
        <table:table-row table:style-name="ro1">
          <table:table-cell office:value-type="float" office:value="0.00475759" calcext:value-type="float">
            <text:p>0.00475759</text:p>
          </table:table-cell>
          <table:table-cell/>
          <table:table-cell office:value-type="float" office:value="0.0041974" calcext:value-type="float">
            <text:p>0.0041974</text:p>
          </table:table-cell>
          <table:table-cell table:number-columns-repeated="2"/>
          <table:table-cell table:formula="of:=PI()*(([.A220])^2-([.C220])^2)" office:value-type="float" office:value="0.0000157597865031547" calcext:value-type="float">
            <text:p>1.57597865031547E-05</text:p>
          </table:table-cell>
          <table:table-cell table:number-columns-repeated="3"/>
        </table:table-row>
        <table:table-row table:style-name="ro1">
          <table:table-cell office:value-type="float" office:value="0.0047576" calcext:value-type="float">
            <text:p>0.0047576</text:p>
          </table:table-cell>
          <table:table-cell/>
          <table:table-cell office:value-type="float" office:value="0.00419742" calcext:value-type="float">
            <text:p>0.00419742</text:p>
          </table:table-cell>
          <table:table-cell table:number-columns-repeated="2"/>
          <table:table-cell table:formula="of:=PI()*(([.A221])^2-([.C221])^2)" office:value-type="float" office:value="0.0000157595579695679" calcext:value-type="float">
            <text:p>1.57595579695679E-05</text:p>
          </table:table-cell>
          <table:table-cell table:number-columns-repeated="3"/>
        </table:table-row>
        <table:table-row table:style-name="ro1">
          <table:table-cell office:value-type="float" office:value="0.00475779" calcext:value-type="float">
            <text:p>0.00475779</text:p>
          </table:table-cell>
          <table:table-cell/>
          <table:table-cell office:value-type="float" office:value="0.00419763" calcext:value-type="float">
            <text:p>0.00419763</text:p>
          </table:table-cell>
          <table:table-cell table:number-columns-repeated="2"/>
          <table:table-cell table:formula="of:=PI()*(([.A222])^2-([.C222])^2)" office:value-type="float" office:value="0.0000157596992268833" calcext:value-type="float">
            <text:p>1.57596992268833E-05</text:p>
          </table:table-cell>
          <table:table-cell table:number-columns-repeated="3"/>
        </table:table-row>
        <table:table-row table:style-name="ro1">
          <table:table-cell office:value-type="float" office:value="0.00475823" calcext:value-type="float">
            <text:p>0.00475823</text:p>
          </table:table-cell>
          <table:table-cell/>
          <table:table-cell office:value-type="float" office:value="0.00419811" calcext:value-type="float">
            <text:p>0.00419811</text:p>
          </table:table-cell>
          <table:table-cell table:number-columns-repeated="2"/>
          <table:table-cell table:formula="of:=PI()*(([.A223])^2-([.C223])^2)" office:value-type="float" office:value="0.000015760192750983" calcext:value-type="float">
            <text:p>1.5760192750983E-05</text:p>
          </table:table-cell>
          <table:table-cell table:number-columns-repeated="3"/>
        </table:table-row>
        <table:table-row table:style-name="ro1">
          <table:table-cell office:value-type="float" office:value="0.00475887" calcext:value-type="float">
            <text:p>0.00475887</text:p>
          </table:table-cell>
          <table:table-cell/>
          <table:table-cell office:value-type="float" office:value="0.00419891" calcext:value-type="float">
            <text:p>0.00419891</text:p>
          </table:table-cell>
          <table:table-cell table:number-columns-repeated="2"/>
          <table:table-cell table:formula="of:=PI()*(([.A224])^2-([.C224])^2)" office:value-type="float" office:value="0.0000157582240028316" calcext:value-type="float">
            <text:p>1.57582240028316E-05</text:p>
          </table:table-cell>
          <table:table-cell table:number-columns-repeated="3"/>
        </table:table-row>
        <table:table-row table:style-name="ro1">
          <table:table-cell office:value-type="float" office:value="0.00476045" calcext:value-type="float">
            <text:p>0.00476045</text:p>
          </table:table-cell>
          <table:table-cell/>
          <table:table-cell office:value-type="float" office:value="0.00420044" calcext:value-type="float">
            <text:p>0.00420044</text:p>
          </table:table-cell>
          <table:table-cell table:number-columns-repeated="2"/>
          <table:table-cell table:formula="of:=PI()*(([.A225])^2-([.C225])^2)" office:value-type="float" office:value="0.0000157651025830926" calcext:value-type="float">
            <text:p>1.57651025830926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238" calcext:value-type="float">
            <text:p>0.00476238</text:p>
          </table:table-cell>
          <table:table-cell table:formula="of:=AVERAGE([.A200:.A226])" office:value-type="float" office:value="0.00475861222222222" calcext:value-type="float">
            <text:p>0.004758612222222</text:p>
          </table:table-cell>
          <table:table-cell table:style-name="ce1" office:value-type="float" office:value="0.00420236" calcext:value-type="float">
            <text:p>0.00420236</text:p>
          </table:table-cell>
          <table:table-cell table:formula="of:=AVERAGE([.C200:.C226])" office:value-type="float" office:value="0.00419849" calcext:value-type="float">
            <text:p>0.00419849</text:p>
          </table:table-cell>
          <table:table-cell/>
          <table:table-cell table:formula="of:=PI()*(([.A226])^2-([.C226])^2)" office:value-type="float" office:value="0.0000157721576134183" calcext:value-type="float">
            <text:p>1.57721576134183E-05</text:p>
          </table:table-cell>
          <table:table-cell table:number-columns-repeated="3"/>
        </table:table-row>
        <table:table-row table:style-name="ro1">
          <table:table-cell office:value-type="float" office:value="0.00476451" calcext:value-type="float">
            <text:p>0.00476451</text:p>
          </table:table-cell>
          <table:table-cell/>
          <table:table-cell office:value-type="float" office:value="0.004205" calcext:value-type="float">
            <text:p>0.004205</text:p>
          </table:table-cell>
          <table:table-cell table:number-columns-repeated="2"/>
          <table:table-cell table:formula="of:=PI()*(([.A227])^2-([.C227])^2)" office:value-type="float" office:value="0.0000157661786765942" calcext:value-type="float">
            <text:p>1.57661786765942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598" calcext:value-type="float">
            <text:p>0.00476598</text:p>
          </table:table-cell>
          <table:table-cell table:formula="of:=AVERAGE([.A226:.A228])" office:value-type="float" office:value="0.00476429" calcext:value-type="float">
            <text:p>0.00476429</text:p>
          </table:table-cell>
          <table:table-cell table:style-name="ce1" office:value-type="float" office:value="0.00420623" calcext:value-type="float">
            <text:p>0.00420623</text:p>
          </table:table-cell>
          <table:table-cell table:formula="of:=AVERAGE([.C226:.C228])" office:value-type="float" office:value="0.00420453" calcext:value-type="float">
            <text:p>0.00420453</text:p>
          </table:table-cell>
          <table:table-cell/>
          <table:table-cell table:formula="of:=PI()*(([.A228])^2-([.C228])^2)" office:value-type="float" office:value="0.0000157776894953247" calcext:value-type="float">
            <text:p>1.57776894953247E-05</text:p>
          </table:table-cell>
          <table:table-cell table:number-columns-repeated="3"/>
        </table:table-row>
        <table:table-row table:style-name="ro1">
          <table:table-cell office:value-type="float" office:value="0.00476492" calcext:value-type="float">
            <text:p>0.00476492</text:p>
          </table:table-cell>
          <table:table-cell/>
          <table:table-cell office:value-type="float" office:value="0.00420533" calcext:value-type="float">
            <text:p>0.00420533</text:p>
          </table:table-cell>
          <table:table-cell table:number-columns-repeated="2"/>
          <table:table-cell table:formula="of:=PI()*(([.A229])^2-([.C229])^2)" office:value-type="float" office:value="0.0000157697338831684" calcext:value-type="float">
            <text:p>1.57697338831684E-05</text:p>
          </table:table-cell>
          <table:table-cell table:number-columns-repeated="3"/>
        </table:table-row>
        <table:table-row table:style-name="ro1">
          <table:table-cell office:value-type="float" office:value="0.00476309" calcext:value-type="float">
            <text:p>0.00476309</text:p>
          </table:table-cell>
          <table:table-cell/>
          <table:table-cell office:value-type="float" office:value="0.00420311" calcext:value-type="float">
            <text:p>0.00420311</text:p>
          </table:table-cell>
          <table:table-cell table:number-columns-repeated="2"/>
          <table:table-cell table:formula="of:=PI()*(([.A230])^2-([.C230])^2)" office:value-type="float" office:value="0.0000157735995453844" calcext:value-type="float">
            <text:p>1.57735995453844E-05</text:p>
          </table:table-cell>
          <table:table-cell table:number-columns-repeated="3"/>
        </table:table-row>
        <table:table-row table:style-name="ro1">
          <table:table-cell office:value-type="float" office:value="0.00476107" calcext:value-type="float">
            <text:p>0.00476107</text:p>
          </table:table-cell>
          <table:table-cell/>
          <table:table-cell office:value-type="float" office:value="0.00420104" calcext:value-type="float">
            <text:p>0.00420104</text:p>
          </table:table-cell>
          <table:table-cell table:number-columns-repeated="2"/>
          <table:table-cell table:formula="of:=PI()*(([.A231])^2-([.C231])^2)" office:value-type="float" office:value="0.0000157678120634997" calcext:value-type="float">
            <text:p>1.57678120634997E-05</text:p>
          </table:table-cell>
          <table:table-cell table:number-columns-repeated="3"/>
        </table:table-row>
        <table:table-row table:style-name="ro1">
          <table:table-cell office:value-type="float" office:value="0.00475923" calcext:value-type="float">
            <text:p>0.00475923</text:p>
          </table:table-cell>
          <table:table-cell/>
          <table:table-cell office:value-type="float" office:value="0.00419914" calcext:value-type="float">
            <text:p>0.00419914</text:p>
          </table:table-cell>
          <table:table-cell table:number-columns-repeated="2"/>
          <table:table-cell table:formula="of:=PI()*(([.A232])^2-([.C232])^2)" office:value-type="float" office:value="0.0000157629205723221" calcext:value-type="float">
            <text:p>1.57629205723221E-05</text:p>
          </table:table-cell>
          <table:table-cell table:number-columns-repeated="3"/>
        </table:table-row>
        <table:table-row table:style-name="ro1">
          <table:table-cell office:value-type="float" office:value="0.00475834" calcext:value-type="float">
            <text:p>0.00475834</text:p>
          </table:table-cell>
          <table:table-cell/>
          <table:table-cell office:value-type="float" office:value="0.00419821" calcext:value-type="float">
            <text:p>0.00419821</text:p>
          </table:table-cell>
          <table:table-cell table:number-columns-repeated="2"/>
          <table:table-cell table:formula="of:=PI()*(([.A233])^2-([.C233])^2)" office:value-type="float" office:value="0.000015760843659764" calcext:value-type="float">
            <text:p>1.5760843659764E-05</text:p>
          </table:table-cell>
          <table:table-cell table:number-columns-repeated="3"/>
        </table:table-row>
        <table:table-row table:style-name="ro1">
          <table:table-cell office:value-type="float" office:value="0.00475771" calcext:value-type="float">
            <text:p>0.00475771</text:p>
          </table:table-cell>
          <table:table-cell/>
          <table:table-cell office:value-type="float" office:value="0.00419752" calcext:value-type="float">
            <text:p>0.00419752</text:p>
          </table:table-cell>
          <table:table-cell table:number-columns-repeated="2"/>
          <table:table-cell table:formula="of:=PI()*(([.A234])^2-([.C234])^2)" office:value-type="float" office:value="0.0000157602088764639" calcext:value-type="float">
            <text:p>1.57602088764639E-05</text:p>
          </table:table-cell>
          <table:table-cell table:number-columns-repeated="3"/>
        </table:table-row>
        <table:table-row table:style-name="ro1">
          <table:table-cell office:value-type="float" office:value="0.00475741" calcext:value-type="float">
            <text:p>0.00475741</text:p>
          </table:table-cell>
          <table:table-cell/>
          <table:table-cell office:value-type="float" office:value="0.00419722" calcext:value-type="float">
            <text:p>0.00419722</text:p>
          </table:table-cell>
          <table:table-cell table:number-columns-repeated="2"/>
          <table:table-cell table:formula="of:=PI()*(([.A235])^2-([.C235])^2)" office:value-type="float" office:value="0.0000157591529431908" calcext:value-type="float">
            <text:p>1.57591529431908E-05</text:p>
          </table:table-cell>
          <table:table-cell table:number-columns-repeated="3"/>
        </table:table-row>
        <table:table-row table:style-name="ro1">
          <table:table-cell office:value-type="float" office:value="0.00475731" calcext:value-type="float">
            <text:p>0.00475731</text:p>
          </table:table-cell>
          <table:table-cell/>
          <table:table-cell office:value-type="float" office:value="0.00419709" calcext:value-type="float">
            <text:p>0.00419709</text:p>
          </table:table-cell>
          <table:table-cell table:number-columns-repeated="2"/>
          <table:table-cell table:formula="of:=PI()*(([.A236])^2-([.C236])^2)" office:value-type="float" office:value="0.0000157595921010871" calcext:value-type="float">
            <text:p>1.57595921010871E-05</text:p>
          </table:table-cell>
          <table:table-cell table:number-columns-repeated="3"/>
        </table:table-row>
        <table:table-row table:style-name="ro1">
          <table:table-cell office:value-type="float" office:value="0.00475733" calcext:value-type="float">
            <text:p>0.00475733</text:p>
          </table:table-cell>
          <table:table-cell/>
          <table:table-cell office:value-type="float" office:value="0.00419712" calcext:value-type="float">
            <text:p>0.00419712</text:p>
          </table:table-cell>
          <table:table-cell table:number-columns-repeated="2"/>
          <table:table-cell table:formula="of:=PI()*(([.A237])^2-([.C237])^2)" office:value-type="float" office:value="0.0000157593987878955" calcext:value-type="float">
            <text:p>1.57593987878955E-05</text:p>
          </table:table-cell>
          <table:table-cell table:number-columns-repeated="3"/>
        </table:table-row>
        <table:table-row table:style-name="ro1">
          <table:table-cell office:value-type="float" office:value="0.00475743" calcext:value-type="float">
            <text:p>0.00475743</text:p>
          </table:table-cell>
          <table:table-cell/>
          <table:table-cell office:value-type="float" office:value="0.00419722" calcext:value-type="float">
            <text:p>0.00419722</text:p>
          </table:table-cell>
          <table:table-cell table:number-columns-repeated="2"/>
          <table:table-cell table:formula="of:=PI()*(([.A238])^2-([.C238])^2)" office:value-type="float" office:value="0.0000157597507782196" calcext:value-type="float">
            <text:p>1.57597507782196E-05</text:p>
          </table:table-cell>
          <table:table-cell table:number-columns-repeated="3"/>
        </table:table-row>
        <table:table-row table:style-name="ro1">
          <table:table-cell office:value-type="float" office:value="0.00475755" calcext:value-type="float">
            <text:p>0.00475755</text:p>
          </table:table-cell>
          <table:table-cell/>
          <table:table-cell office:value-type="float" office:value="0.00419734" calcext:value-type="float">
            <text:p>0.00419734</text:p>
          </table:table-cell>
          <table:table-cell table:number-columns-repeated="2"/>
          <table:table-cell table:formula="of:=PI()*(([.A239])^2-([.C239])^2)" office:value-type="float" office:value="0.0000157601731666086" calcext:value-type="float">
            <text:p>1.57601731666086E-05</text:p>
          </table:table-cell>
          <table:table-cell table:number-columns-repeated="3"/>
        </table:table-row>
        <table:table-row table:style-name="ro1">
          <table:table-cell office:value-type="float" office:value="0.00475769" calcext:value-type="float">
            <text:p>0.00475769</text:p>
          </table:table-cell>
          <table:table-cell/>
          <table:table-cell office:value-type="float" office:value="0.00419749" calcext:value-type="float">
            <text:p>0.00419749</text:p>
          </table:table-cell>
          <table:table-cell table:number-columns-repeated="2"/>
          <table:table-cell table:formula="of:=PI()*(([.A240])^2-([.C240])^2)" office:value-type="float" office:value="0.0000157604022173015" calcext:value-type="float">
            <text:p>1.57604022173015E-05</text:p>
          </table:table-cell>
          <table:table-cell table:number-columns-repeated="3"/>
        </table:table-row>
        <table:table-row table:style-name="ro1">
          <table:table-cell office:value-type="float" office:value="0.00475779" calcext:value-type="float">
            <text:p>0.00475779</text:p>
          </table:table-cell>
          <table:table-cell/>
          <table:table-cell office:value-type="float" office:value="0.00419759" calcext:value-type="float">
            <text:p>0.00419759</text:p>
          </table:table-cell>
          <table:table-cell table:number-columns-repeated="2"/>
          <table:table-cell table:formula="of:=PI()*(([.A241])^2-([.C241])^2)" office:value-type="float" office:value="0.0000157607542013424" calcext:value-type="float">
            <text:p>1.57607542013424E-05</text:p>
          </table:table-cell>
          <table:table-cell table:number-columns-repeated="3"/>
        </table:table-row>
        <table:table-row table:style-name="ro1">
          <table:table-cell office:value-type="float" office:value="0.00475788" calcext:value-type="float">
            <text:p>0.00475788</text:p>
          </table:table-cell>
          <table:table-cell/>
          <table:table-cell office:value-type="float" office:value="0.00419768" calcext:value-type="float">
            <text:p>0.00419768</text:p>
          </table:table-cell>
          <table:table-cell table:number-columns-repeated="2"/>
          <table:table-cell table:formula="of:=PI()*(([.A242])^2-([.C242])^2)" office:value-type="float" office:value="0.0000157610709869792" calcext:value-type="float">
            <text:p>1.57610709869792E-05</text:p>
          </table:table-cell>
          <table:table-cell table:number-columns-repeated="3"/>
        </table:table-row>
        <table:table-row table:style-name="ro1">
          <table:table-cell office:value-type="float" office:value="0.00475792" calcext:value-type="float">
            <text:p>0.00475792</text:p>
          </table:table-cell>
          <table:table-cell/>
          <table:table-cell office:value-type="float" office:value="0.00419773" calcext:value-type="float">
            <text:p>0.00419773</text:p>
          </table:table-cell>
          <table:table-cell table:number-columns-repeated="2"/>
          <table:table-cell table:formula="of:=PI()*(([.A243])^2-([.C243])^2)" office:value-type="float" office:value="0.0000157609480297551" calcext:value-type="float">
            <text:p>1.57609480297551E-05</text:p>
          </table:table-cell>
          <table:table-cell table:number-columns-repeated="3"/>
        </table:table-row>
        <table:table-row table:style-name="ro1">
          <table:table-cell office:value-type="float" office:value="0.00475792" calcext:value-type="float">
            <text:p>0.00475792</text:p>
          </table:table-cell>
          <table:table-cell/>
          <table:table-cell office:value-type="float" office:value="0.00419772" calcext:value-type="float">
            <text:p>0.00419772</text:p>
          </table:table-cell>
          <table:table-cell table:number-columns-repeated="2"/>
          <table:table-cell table:formula="of:=PI()*(([.A244])^2-([.C244])^2)" office:value-type="float" office:value="0.0000157612117805956" calcext:value-type="float">
            <text:p>1.57612117805956E-05</text:p>
          </table:table-cell>
          <table:table-cell table:number-columns-repeated="3"/>
        </table:table-row>
        <table:table-row table:style-name="ro1">
          <table:table-cell office:value-type="float" office:value="0.00475788" calcext:value-type="float">
            <text:p>0.00475788</text:p>
          </table:table-cell>
          <table:table-cell/>
          <table:table-cell office:value-type="float" office:value="0.0041977" calcext:value-type="float">
            <text:p>0.0041977</text:p>
          </table:table-cell>
          <table:table-cell table:number-columns-repeated="2"/>
          <table:table-cell table:formula="of:=PI()*(([.A245])^2-([.C245])^2)" office:value-type="float" office:value="0.0000157605434896966" calcext:value-type="float">
            <text:p>1.57605434896966E-05</text:p>
          </table:table-cell>
          <table:table-cell table:number-columns-repeated="3"/>
        </table:table-row>
        <table:table-row table:style-name="ro1">
          <table:table-cell office:value-type="float" office:value="0.00475781" calcext:value-type="float">
            <text:p>0.00475781</text:p>
          </table:table-cell>
          <table:table-cell/>
          <table:table-cell office:value-type="float" office:value="0.00419759" calcext:value-type="float">
            <text:p>0.00419759</text:p>
          </table:table-cell>
          <table:table-cell table:number-columns-repeated="2"/>
          <table:table-cell table:formula="of:=PI()*(([.A246])^2-([.C246])^2)" office:value-type="float" office:value="0.0000157613520841235" calcext:value-type="float">
            <text:p>1.57613520841235E-05</text:p>
          </table:table-cell>
          <table:table-cell table:number-columns-repeated="3"/>
        </table:table-row>
        <table:table-row table:style-name="ro1">
          <table:table-cell office:value-type="float" office:value="0.0047577" calcext:value-type="float">
            <text:p>0.0047577</text:p>
          </table:table-cell>
          <table:table-cell/>
          <table:table-cell office:value-type="float" office:value="0.00419751" calcext:value-type="float">
            <text:p>0.00419751</text:p>
          </table:table-cell>
          <table:table-cell table:number-columns-repeated="2"/>
          <table:table-cell table:formula="of:=PI()*(([.A247])^2-([.C247])^2)" office:value-type="float" office:value="0.0000157601736786882" calcext:value-type="float">
            <text:p>1.57601736786882E-05</text:p>
          </table:table-cell>
          <table:table-cell table:number-columns-repeated="3"/>
        </table:table-row>
        <table:table-row table:style-name="ro1">
          <table:table-cell office:value-type="float" office:value="0.00475757" calcext:value-type="float">
            <text:p>0.00475757</text:p>
          </table:table-cell>
          <table:table-cell/>
          <table:table-cell office:value-type="float" office:value="0.00419734" calcext:value-type="float">
            <text:p>0.00419734</text:p>
          </table:table-cell>
          <table:table-cell table:number-columns-repeated="2"/>
          <table:table-cell table:formula="of:=PI()*(([.A248])^2-([.C248])^2)" office:value-type="float" office:value="0.0000157607710192304" calcext:value-type="float">
            <text:p>1.57607710192304E-05</text:p>
          </table:table-cell>
          <table:table-cell table:number-columns-repeated="3"/>
        </table:table-row>
        <table:table-row table:style-name="ro1">
          <table:table-cell office:value-type="float" office:value="0.00475743" calcext:value-type="float">
            <text:p>0.00475743</text:p>
          </table:table-cell>
          <table:table-cell/>
          <table:table-cell office:value-type="float" office:value="0.00419722" calcext:value-type="float">
            <text:p>0.00419722</text:p>
          </table:table-cell>
          <table:table-cell table:number-columns-repeated="2"/>
          <table:table-cell table:formula="of:=PI()*(([.A249])^2-([.C249])^2)" office:value-type="float" office:value="0.0000157597507782196" calcext:value-type="float">
            <text:p>1.57597507782196E-05</text:p>
          </table:table-cell>
          <table:table-cell table:number-columns-repeated="3"/>
        </table:table-row>
        <table:table-row table:style-name="ro1">
          <table:table-cell office:value-type="float" office:value="0.0047573" calcext:value-type="float">
            <text:p>0.0047573</text:p>
          </table:table-cell>
          <table:table-cell/>
          <table:table-cell office:value-type="float" office:value="0.00419707" calcext:value-type="float">
            <text:p>0.00419707</text:p>
          </table:table-cell>
          <table:table-cell table:number-columns-repeated="2"/>
          <table:table-cell table:formula="of:=PI()*(([.A250])^2-([.C250])^2)" office:value-type="float" office:value="0.0000157598206114261" calcext:value-type="float">
            <text:p>1.57598206114261E-05</text:p>
          </table:table-cell>
          <table:table-cell table:number-columns-repeated="3"/>
        </table:table-row>
        <table:table-row table:style-name="ro1">
          <table:table-cell office:value-type="float" office:value="0.00475721" calcext:value-type="float">
            <text:p>0.00475721</text:p>
          </table:table-cell>
          <table:table-cell/>
          <table:table-cell office:value-type="float" office:value="0.00419699" calcext:value-type="float">
            <text:p>0.00419699</text:p>
          </table:table-cell>
          <table:table-cell table:number-columns-repeated="2"/>
          <table:table-cell table:formula="of:=PI()*(([.A251])^2-([.C251])^2)" office:value-type="float" office:value="0.0000157592401044798" calcext:value-type="float">
            <text:p>1.57592401044798E-05</text:p>
          </table:table-cell>
          <table:table-cell table:number-columns-repeated="3"/>
        </table:table-row>
        <table:table-row table:style-name="ro1">
          <table:table-cell office:value-type="float" office:value="0.00475724" calcext:value-type="float">
            <text:p>0.00475724</text:p>
          </table:table-cell>
          <table:table-cell/>
          <table:table-cell office:value-type="float" office:value="0.00419701" calcext:value-type="float">
            <text:p>0.00419701</text:p>
          </table:table-cell>
          <table:table-cell table:number-columns-repeated="2"/>
          <table:table-cell table:formula="of:=PI()*(([.A252])^2-([.C252])^2)" office:value-type="float" office:value="0.0000157596094096918" calcext:value-type="float">
            <text:p>1.57596094096918E-05</text:p>
          </table:table-cell>
          <table:table-cell table:number-columns-repeated="3"/>
        </table:table-row>
        <table:table-row table:style-name="ro1">
          <table:table-cell office:value-type="float" office:value="0.00475737" calcext:value-type="float">
            <text:p>0.00475737</text:p>
          </table:table-cell>
          <table:table-cell/>
          <table:table-cell office:value-type="float" office:value="0.00419717" calcext:value-type="float">
            <text:p>0.00419717</text:p>
          </table:table-cell>
          <table:table-cell table:number-columns-repeated="2"/>
          <table:table-cell table:formula="of:=PI()*(([.A253])^2-([.C253])^2)" office:value-type="float" office:value="0.0000157592758683706" calcext:value-type="float">
            <text:p>1.57592758683706E-05</text:p>
          </table:table-cell>
          <table:table-cell table:number-columns-repeated="3"/>
        </table:table-row>
        <table:table-row table:style-name="ro1">
          <table:table-cell office:value-type="float" office:value="0.00475766" calcext:value-type="float">
            <text:p>0.00475766</text:p>
          </table:table-cell>
          <table:table-cell/>
          <table:table-cell office:value-type="float" office:value="0.00419766" calcext:value-type="float">
            <text:p>0.00419766</text:p>
          </table:table-cell>
          <table:table-cell table:number-columns-repeated="2"/>
          <table:table-cell table:formula="of:=PI()*(([.A254])^2-([.C254])^2)" office:value-type="float" office:value="0.0000157550218126256" calcext:value-type="float">
            <text:p>1.57550218126256E-05</text:p>
          </table:table-cell>
          <table:table-cell table:number-columns-repeated="3"/>
        </table:table-row>
        <table:table-row table:style-name="ro1">
          <table:table-cell office:value-type="float" office:value="0.00475849" calcext:value-type="float">
            <text:p>0.00475849</text:p>
          </table:table-cell>
          <table:table-cell/>
          <table:table-cell office:value-type="float" office:value="0.00419829" calcext:value-type="float">
            <text:p>0.00419829</text:p>
          </table:table-cell>
          <table:table-cell table:number-columns-repeated="2"/>
          <table:table-cell table:formula="of:=PI()*(([.A255])^2-([.C255])^2)" office:value-type="float" office:value="0.0000157632180896287" calcext:value-type="float">
            <text:p>1.57632180896287E-05</text:p>
          </table:table-cell>
          <table:table-cell table:number-columns-repeated="3"/>
        </table:table-row>
        <table:table-row table:style-name="ro1">
          <table:table-cell office:value-type="float" office:value="0.00475964" calcext:value-type="float">
            <text:p>0.00475964</text:p>
          </table:table-cell>
          <table:table-cell/>
          <table:table-cell office:value-type="float" office:value="0.00419971" calcext:value-type="float">
            <text:p>0.00419971</text:p>
          </table:table-cell>
          <table:table-cell table:number-columns-repeated="2"/>
          <table:table-cell table:formula="of:=PI()*(([.A256])^2-([.C256])^2)" office:value-type="float" office:value="0.0000157601414949564" calcext:value-type="float">
            <text:p>1.57601414949564E-05</text:p>
          </table:table-cell>
          <table:table-cell table:number-columns-repeated="3"/>
        </table:table-row>
        <table:table-row table:style-name="ro1">
          <table:table-cell office:value-type="float" office:value="0.00476188" calcext:value-type="float">
            <text:p>0.00476188</text:p>
          </table:table-cell>
          <table:table-cell/>
          <table:table-cell office:value-type="float" office:value="0.00420204" calcext:value-type="float">
            <text:p>0.00420204</text:p>
          </table:table-cell>
          <table:table-cell table:number-columns-repeated="2"/>
          <table:table-cell table:formula="of:=PI()*(([.A257])^2-([.C257])^2)" office:value-type="float" office:value="0.0000157656459652102" calcext:value-type="float">
            <text:p>1.57656459652102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407" calcext:value-type="float">
            <text:p>0.00476407</text:p>
          </table:table-cell>
          <table:table-cell table:formula="of:=AVERAGE([.A228:.A258])" office:value-type="float" office:value="0.00475889741935484" calcext:value-type="float">
            <text:p>0.004758897419355</text:p>
          </table:table-cell>
          <table:table-cell table:style-name="ce1" office:value-type="float" office:value="0.0042042" calcext:value-type="float">
            <text:p>0.0042042</text:p>
          </table:table-cell>
          <table:table-cell table:formula="of:=AVERAGE([.C228:.C258])" office:value-type="float" office:value="0.00419878322580645" calcext:value-type="float">
            <text:p>0.004198783225806</text:p>
          </table:table-cell>
          <table:table-cell/>
          <table:table-cell table:formula="of:=PI()*(([.A258])^2-([.C258])^2)" office:value-type="float" office:value="0.0000157741419379003" calcext:value-type="float">
            <text:p>1.57741419379003E-05</text:p>
          </table:table-cell>
          <table:table-cell table:number-columns-repeated="3"/>
        </table:table-row>
        <table:table-row table:style-name="ro1">
          <table:table-cell office:value-type="float" office:value="0.00476461" calcext:value-type="float">
            <text:p>0.00476461</text:p>
          </table:table-cell>
          <table:table-cell/>
          <table:table-cell office:value-type="float" office:value="0.00420506" calcext:value-type="float">
            <text:p>0.00420506</text:p>
          </table:table-cell>
          <table:table-cell table:number-columns-repeated="2"/>
          <table:table-cell table:formula="of:=PI()*(([.A259])^2-([.C259])^2)" office:value-type="float" office:value="0.0000157675870789702" calcext:value-type="float">
            <text:p>1.57675870789702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6414" calcext:value-type="float">
            <text:p>0.00476414</text:p>
          </table:table-cell>
          <table:table-cell table:formula="of:=AVERAGE([.A258:.A260])" office:value-type="float" office:value="0.00476427333333333" calcext:value-type="float">
            <text:p>0.004764273333333</text:p>
          </table:table-cell>
          <table:table-cell table:style-name="ce1" office:value-type="float" office:value="0.00420433" calcext:value-type="float">
            <text:p>0.00420433</text:p>
          </table:table-cell>
          <table:table-cell table:formula="of:=AVERAGE([.C258:.C260])" office:value-type="float" office:value="0.00420453" calcext:value-type="float">
            <text:p>0.00420453</text:p>
          </table:table-cell>
          <table:table-cell/>
          <table:table-cell table:formula="of:=PI()*(([.A260])^2-([.C260])^2)" office:value-type="float" office:value="0.0000157728031978281" calcext:value-type="float">
            <text:p>1.57728031978281E-05</text:p>
          </table:table-cell>
          <table:table-cell table:number-columns-repeated="3"/>
        </table:table-row>
        <table:table-row table:style-name="ro1">
          <table:table-cell office:value-type="float" office:value="0.00476203" calcext:value-type="float">
            <text:p>0.00476203</text:p>
          </table:table-cell>
          <table:table-cell/>
          <table:table-cell office:value-type="float" office:value="0.00420209" calcext:value-type="float">
            <text:p>0.00420209</text:p>
          </table:table-cell>
          <table:table-cell table:number-columns-repeated="2"/>
          <table:table-cell table:formula="of:=PI()*(([.A261])^2-([.C261])^2)" office:value-type="float" office:value="0.0000157688138844102" calcext:value-type="float">
            <text:p>1.57688138844102E-05</text:p>
          </table:table-cell>
          <table:table-cell table:number-columns-repeated="3"/>
        </table:table-row>
        <table:table-row table:style-name="ro1">
          <table:table-cell office:value-type="float" office:value="0.00475967" calcext:value-type="float">
            <text:p>0.00475967</text:p>
          </table:table-cell>
          <table:table-cell/>
          <table:table-cell office:value-type="float" office:value="0.00419953" calcext:value-type="float">
            <text:p>0.00419953</text:p>
          </table:table-cell>
          <table:table-cell table:number-columns-repeated="2"/>
          <table:table-cell table:formula="of:=PI()*(([.A262])^2-([.C262])^2)" office:value-type="float" office:value="0.0000157657883271096" calcext:value-type="float">
            <text:p>1.57657883271096E-05</text:p>
          </table:table-cell>
          <table:table-cell table:number-columns-repeated="3"/>
        </table:table-row>
        <table:table-row table:style-name="ro1">
          <table:table-cell office:value-type="float" office:value="0.00475803" calcext:value-type="float">
            <text:p>0.00475803</text:p>
          </table:table-cell>
          <table:table-cell/>
          <table:table-cell office:value-type="float" office:value="0.00419784" calcext:value-type="float">
            <text:p>0.00419784</text:p>
          </table:table-cell>
          <table:table-cell table:number-columns-repeated="2"/>
          <table:table-cell table:formula="of:=PI()*(([.A263])^2-([.C263])^2)" office:value-type="float" office:value="0.0000157613352052886" calcext:value-type="float">
            <text:p>1.57613352052886E-05</text:p>
          </table:table-cell>
          <table:table-cell table:number-columns-repeated="3"/>
        </table:table-row>
        <table:table-row table:style-name="ro1">
          <table:table-cell office:value-type="float" office:value="0.00475664" calcext:value-type="float">
            <text:p>0.00475664</text:p>
          </table:table-cell>
          <table:table-cell/>
          <table:table-cell office:value-type="float" office:value="0.00419639" calcext:value-type="float">
            <text:p>0.00419639</text:p>
          </table:table-cell>
          <table:table-cell table:number-columns-repeated="2"/>
          <table:table-cell table:formula="of:=PI()*(([.A264])^2-([.C264])^2)" office:value-type="float" office:value="0.0000157580247275255" calcext:value-type="float">
            <text:p>1.57580247275255E-05</text:p>
          </table:table-cell>
          <table:table-cell table:number-columns-repeated="3"/>
        </table:table-row>
        <table:table-row table:style-name="ro1">
          <table:table-cell office:value-type="float" office:value="0.00475588" calcext:value-type="float">
            <text:p>0.00475588</text:p>
          </table:table-cell>
          <table:table-cell/>
          <table:table-cell office:value-type="float" office:value="0.00419559" calcext:value-type="float">
            <text:p>0.00419559</text:p>
          </table:table-cell>
          <table:table-cell table:number-columns-repeated="2"/>
          <table:table-cell table:formula="of:=PI()*(([.A265])^2-([.C265])^2)" office:value-type="float" office:value="0.0000157564038818578" calcext:value-type="float">
            <text:p>1.57564038818578E-05</text:p>
          </table:table-cell>
          <table:table-cell table:number-columns-repeated="3"/>
        </table:table-row>
        <table:table-row table:style-name="ro1">
          <table:table-cell office:value-type="float" office:value="0.00475534" calcext:value-type="float">
            <text:p>0.00475534</text:p>
          </table:table-cell>
          <table:table-cell/>
          <table:table-cell office:value-type="float" office:value="0.00419497" calcext:value-type="float">
            <text:p>0.00419497</text:p>
          </table:table-cell>
          <table:table-cell table:number-columns-repeated="2"/>
          <table:table-cell table:formula="of:=PI()*(([.A266])^2-([.C266])^2)" office:value-type="float" office:value="0.0000157566115046897" calcext:value-type="float">
            <text:p>1.57566115046897E-05</text:p>
          </table:table-cell>
          <table:table-cell table:number-columns-repeated="3"/>
        </table:table-row>
        <table:table-row table:style-name="ro1">
          <table:table-cell office:value-type="float" office:value="0.004755" calcext:value-type="float">
            <text:p>0.004755</text:p>
          </table:table-cell>
          <table:table-cell/>
          <table:table-cell office:value-type="float" office:value="0.00419464" calcext:value-type="float">
            <text:p>0.00419464</text:p>
          </table:table-cell>
          <table:table-cell table:number-columns-repeated="2"/>
          <table:table-cell table:formula="of:=PI()*(([.A267])^2-([.C267])^2)" office:value-type="float" office:value="0.0000157551508390925" calcext:value-type="float">
            <text:p>1.57551508390925E-05</text:p>
          </table:table-cell>
          <table:table-cell table:number-columns-repeated="3"/>
        </table:table-row>
        <table:table-row table:style-name="ro1">
          <table:table-cell office:value-type="float" office:value="0.00475479" calcext:value-type="float">
            <text:p>0.00475479</text:p>
          </table:table-cell>
          <table:table-cell/>
          <table:table-cell office:value-type="float" office:value="0.0041944" calcext:value-type="float">
            <text:p>0.0041944</text:p>
          </table:table-cell>
          <table:table-cell table:number-columns-repeated="2"/>
          <table:table-cell table:formula="of:=PI()*(([.A268])^2-([.C268])^2)" office:value-type="float" office:value="0.0000157552020900926" calcext:value-type="float">
            <text:p>1.57552020900926E-05</text:p>
          </table:table-cell>
          <table:table-cell table:number-columns-repeated="3"/>
        </table:table-row>
        <table:table-row table:style-name="ro1">
          <table:table-cell office:value-type="float" office:value="0.00475465" calcext:value-type="float">
            <text:p>0.00475465</text:p>
          </table:table-cell>
          <table:table-cell/>
          <table:table-cell office:value-type="float" office:value="0.00419425" calcext:value-type="float">
            <text:p>0.00419425</text:p>
          </table:table-cell>
          <table:table-cell table:number-columns-repeated="2"/>
          <table:table-cell table:formula="of:=PI()*(([.A269])^2-([.C269])^2)" office:value-type="float" office:value="0.0000157549726781165" calcext:value-type="float">
            <text:p>1.57549726781165E-05</text:p>
          </table:table-cell>
          <table:table-cell table:number-columns-repeated="3"/>
        </table:table-row>
        <table:table-row table:style-name="ro1">
          <table:table-cell office:value-type="float" office:value="0.00475455" calcext:value-type="float">
            <text:p>0.00475455</text:p>
          </table:table-cell>
          <table:table-cell/>
          <table:table-cell office:value-type="float" office:value="0.00419414" calcext:value-type="float">
            <text:p>0.00419414</text:p>
          </table:table-cell>
          <table:table-cell table:number-columns-repeated="2"/>
          <table:table-cell table:formula="of:=PI()*(([.A270])^2-([.C270])^2)" office:value-type="float" office:value="0.0000157548840943143" calcext:value-type="float">
            <text:p>1.57548840943143E-05</text:p>
          </table:table-cell>
          <table:table-cell table:number-columns-repeated="3"/>
        </table:table-row>
        <table:table-row table:style-name="ro1">
          <table:table-cell office:value-type="float" office:value="0.00475443" calcext:value-type="float">
            <text:p>0.00475443</text:p>
          </table:table-cell>
          <table:table-cell/>
          <table:table-cell office:value-type="float" office:value="0.00419401" calcext:value-type="float">
            <text:p>0.00419401</text:p>
          </table:table-cell>
          <table:table-cell table:number-columns-repeated="2"/>
          <table:table-cell table:formula="of:=PI()*(([.A271])^2-([.C271])^2)" office:value-type="float" office:value="0.0000157547250728632" calcext:value-type="float">
            <text:p>1.57547250728632E-05</text:p>
          </table:table-cell>
          <table:table-cell table:number-columns-repeated="3"/>
        </table:table-row>
        <table:table-row table:style-name="ro1">
          <table:table-cell office:value-type="float" office:value="0.0047543" calcext:value-type="float">
            <text:p>0.0047543</text:p>
          </table:table-cell>
          <table:table-cell/>
          <table:table-cell office:value-type="float" office:value="0.00419388" calcext:value-type="float">
            <text:p>0.00419388</text:p>
          </table:table-cell>
          <table:table-cell table:number-columns-repeated="2"/>
          <table:table-cell table:formula="of:=PI()*(([.A272])^2-([.C272])^2)" office:value-type="float" office:value="0.0000157542673139109" calcext:value-type="float">
            <text:p>1.57542673139109E-05</text:p>
          </table:table-cell>
          <table:table-cell table:number-columns-repeated="3"/>
        </table:table-row>
        <table:table-row table:style-name="ro1">
          <table:table-cell office:value-type="float" office:value="0.00475413" calcext:value-type="float">
            <text:p>0.00475413</text:p>
          </table:table-cell>
          <table:table-cell/>
          <table:table-cell office:value-type="float" office:value="0.00419368" calcext:value-type="float">
            <text:p>0.00419368</text:p>
          </table:table-cell>
          <table:table-cell table:number-columns-repeated="2"/>
          <table:table-cell table:formula="of:=PI()*(([.A273])^2-([.C273])^2)" office:value-type="float" office:value="0.0000157544591989345" calcext:value-type="float">
            <text:p>1.57544591989345E-05</text:p>
          </table:table-cell>
          <table:table-cell table:number-columns-repeated="3"/>
        </table:table-row>
        <table:table-row table:style-name="ro1">
          <table:table-cell office:value-type="float" office:value="0.00475393" calcext:value-type="float">
            <text:p>0.00475393</text:p>
          </table:table-cell>
          <table:table-cell/>
          <table:table-cell office:value-type="float" office:value="0.00419348" calcext:value-type="float">
            <text:p>0.00419348</text:p>
          </table:table-cell>
          <table:table-cell table:number-columns-repeated="2"/>
          <table:table-cell table:formula="of:=PI()*(([.A274])^2-([.C274])^2)" office:value-type="float" office:value="0.0000157537549166934" calcext:value-type="float">
            <text:p>1.57537549166934E-05</text:p>
          </table:table-cell>
          <table:table-cell table:number-columns-repeated="3"/>
        </table:table-row>
        <table:table-row table:style-name="ro1">
          <table:table-cell office:value-type="float" office:value="0.00475368" calcext:value-type="float">
            <text:p>0.00475368</text:p>
          </table:table-cell>
          <table:table-cell/>
          <table:table-cell office:value-type="float" office:value="0.0041932" calcext:value-type="float">
            <text:p>0.0041932</text:p>
          </table:table-cell>
          <table:table-cell table:number-columns-repeated="2"/>
          <table:table-cell table:formula="of:=PI()*(([.A275])^2-([.C275])^2)" office:value-type="float" office:value="0.0000157536649662983" calcext:value-type="float">
            <text:p>1.57536649662983E-05</text:p>
          </table:table-cell>
          <table:table-cell table:number-columns-repeated="3"/>
        </table:table-row>
        <table:table-row table:style-name="ro1">
          <table:table-cell office:value-type="float" office:value="0.0047534" calcext:value-type="float">
            <text:p>0.0047534</text:p>
          </table:table-cell>
          <table:table-cell/>
          <table:table-cell office:value-type="float" office:value="0.00419291" calcext:value-type="float">
            <text:p>0.00419291</text:p>
          </table:table-cell>
          <table:table-cell table:number-columns-repeated="2"/>
          <table:table-cell table:formula="of:=PI()*(([.A276])^2-([.C276])^2)" office:value-type="float" office:value="0.0000157529423670013" calcext:value-type="float">
            <text:p>1.57529423670013E-05</text:p>
          </table:table-cell>
          <table:table-cell table:number-columns-repeated="3"/>
        </table:table-row>
        <table:table-row table:style-name="ro1">
          <table:table-cell office:value-type="float" office:value="0.00475308" calcext:value-type="float">
            <text:p>0.00475308</text:p>
          </table:table-cell>
          <table:table-cell/>
          <table:table-cell office:value-type="float" office:value="0.00419257" calcext:value-type="float">
            <text:p>0.00419257</text:p>
          </table:table-cell>
          <table:table-cell table:number-columns-repeated="2"/>
          <table:table-cell table:formula="of:=PI()*(([.A277])^2-([.C277])^2)" office:value-type="float" office:value="0.0000157523422901319" calcext:value-type="float">
            <text:p>1.57523422901319E-05</text:p>
          </table:table-cell>
          <table:table-cell table:number-columns-repeated="3"/>
        </table:table-row>
        <table:table-row table:style-name="ro1">
          <table:table-cell office:value-type="float" office:value="0.00475273" calcext:value-type="float">
            <text:p>0.00475273</text:p>
          </table:table-cell>
          <table:table-cell/>
          <table:table-cell office:value-type="float" office:value="0.00419218" calcext:value-type="float">
            <text:p>0.00419218</text:p>
          </table:table-cell>
          <table:table-cell table:number-columns-repeated="2"/>
          <table:table-cell table:formula="of:=PI()*(([.A278])^2-([.C278])^2)" office:value-type="float" office:value="0.0000157521632790409" calcext:value-type="float">
            <text:p>1.57521632790409E-05</text:p>
          </table:table-cell>
          <table:table-cell table:number-columns-repeated="3"/>
        </table:table-row>
        <table:table-row table:style-name="ro1">
          <table:table-cell office:value-type="float" office:value="0.00475235" calcext:value-type="float">
            <text:p>0.00475235</text:p>
          </table:table-cell>
          <table:table-cell/>
          <table:table-cell office:value-type="float" office:value="0.00419179" calcext:value-type="float">
            <text:p>0.00419179</text:p>
          </table:table-cell>
          <table:table-cell table:number-columns-repeated="2"/>
          <table:table-cell table:formula="of:=PI()*(([.A279])^2-([.C279])^2)" office:value-type="float" office:value="0.0000157510882822694" calcext:value-type="float">
            <text:p>1.57510882822694E-05</text:p>
          </table:table-cell>
          <table:table-cell table:number-columns-repeated="3"/>
        </table:table-row>
        <table:table-row table:style-name="ro1">
          <table:table-cell office:value-type="float" office:value="0.00475196" calcext:value-type="float">
            <text:p>0.00475196</text:p>
          </table:table-cell>
          <table:table-cell/>
          <table:table-cell office:value-type="float" office:value="0.00419134" calcext:value-type="float">
            <text:p>0.00419134</text:p>
          </table:table-cell>
          <table:table-cell table:number-columns-repeated="2"/>
          <table:table-cell table:formula="of:=PI()*(([.A280])^2-([.C280])^2)" office:value-type="float" office:value="0.0000157512947716147" calcext:value-type="float">
            <text:p>1.57512947716147E-05</text:p>
          </table:table-cell>
          <table:table-cell table:number-columns-repeated="3"/>
        </table:table-row>
        <table:table-row table:style-name="ro1">
          <table:table-cell office:value-type="float" office:value="0.00475156" calcext:value-type="float">
            <text:p>0.00475156</text:p>
          </table:table-cell>
          <table:table-cell/>
          <table:table-cell office:value-type="float" office:value="0.00419095" calcext:value-type="float">
            <text:p>0.00419095</text:p>
          </table:table-cell>
          <table:table-cell table:number-columns-repeated="2"/>
          <table:table-cell table:formula="of:=PI()*(([.A281])^2-([.C281])^2)" office:value-type="float" office:value="0.0000157496224550354" calcext:value-type="float">
            <text:p>1.57496224550354E-05</text:p>
          </table:table-cell>
          <table:table-cell table:number-columns-repeated="3"/>
        </table:table-row>
        <table:table-row table:style-name="ro1">
          <table:table-cell office:value-type="float" office:value="0.00475118" calcext:value-type="float">
            <text:p>0.00475118</text:p>
          </table:table-cell>
          <table:table-cell/>
          <table:table-cell office:value-type="float" office:value="0.00419052" calcext:value-type="float">
            <text:p>0.00419052</text:p>
          </table:table-cell>
          <table:table-cell table:number-columns-repeated="2"/>
          <table:table-cell table:formula="of:=PI()*(([.A282])^2-([.C282])^2)" office:value-type="float" office:value="0.0000157496004352984" calcext:value-type="float">
            <text:p>1.57496004352984E-05</text:p>
          </table:table-cell>
          <table:table-cell table:number-columns-repeated="3"/>
        </table:table-row>
        <table:table-row table:style-name="ro1">
          <table:table-cell office:value-type="float" office:value="0.00475086" calcext:value-type="float">
            <text:p>0.00475086</text:p>
          </table:table-cell>
          <table:table-cell/>
          <table:table-cell office:value-type="float" office:value="0.00419023" calcext:value-type="float">
            <text:p>0.00419023</text:p>
          </table:table-cell>
          <table:table-cell table:number-columns-repeated="2"/>
          <table:table-cell table:formula="of:=PI()*(([.A283])^2-([.C283])^2)" office:value-type="float" office:value="0.0000157476833245629" calcext:value-type="float">
            <text:p>1.57476833245629E-05</text:p>
          </table:table-cell>
          <table:table-cell table:number-columns-repeated="3"/>
        </table:table-row>
        <table:table-row table:style-name="ro1">
          <table:table-cell office:value-type="float" office:value="0.00475067" calcext:value-type="float">
            <text:p>0.00475067</text:p>
          </table:table-cell>
          <table:table-cell/>
          <table:table-cell office:value-type="float" office:value="0.00418996" calcext:value-type="float">
            <text:p>0.00418996</text:p>
          </table:table-cell>
          <table:table-cell table:number-columns-repeated="2"/>
          <table:table-cell table:formula="of:=PI()*(([.A284])^2-([.C284])^2)" office:value-type="float" office:value="0.0000157491201652639" calcext:value-type="float">
            <text:p>1.57491201652639E-05</text:p>
          </table:table-cell>
          <table:table-cell table:number-columns-repeated="3"/>
        </table:table-row>
        <table:table-row table:style-name="ro1">
          <table:table-cell office:value-type="float" office:value="0.00475059" calcext:value-type="float">
            <text:p>0.00475059</text:p>
          </table:table-cell>
          <table:table-cell/>
          <table:table-cell office:value-type="float" office:value="0.00418992" calcext:value-type="float">
            <text:p>0.00418992</text:p>
          </table:table-cell>
          <table:table-cell table:number-columns-repeated="2"/>
          <table:table-cell table:formula="of:=PI()*(([.A285])^2-([.C285])^2)" office:value-type="float" office:value="0.0000157477852849525" calcext:value-type="float">
            <text:p>1.57477852849525E-05</text:p>
          </table:table-cell>
          <table:table-cell table:number-columns-repeated="3"/>
        </table:table-row>
        <table:table-row table:style-name="ro1">
          <table:table-cell office:value-type="float" office:value="0.00475055" calcext:value-type="float">
            <text:p>0.00475055</text:p>
          </table:table-cell>
          <table:table-cell/>
          <table:table-cell office:value-type="float" office:value="0.00419001" calcext:value-type="float">
            <text:p>0.00419001</text:p>
          </table:table-cell>
          <table:table-cell table:number-columns-repeated="2"/>
          <table:table-cell table:formula="of:=PI()*(([.A286])^2-([.C286])^2)" office:value-type="float" office:value="0.0000157442219671002" calcext:value-type="float">
            <text:p>1.57442219671002E-05</text:p>
          </table:table-cell>
          <table:table-cell table:number-columns-repeated="3"/>
        </table:table-row>
        <table:table-row table:style-name="ro1">
          <table:table-cell office:value-type="float" office:value="0.0047514" calcext:value-type="float">
            <text:p>0.0047514</text:p>
          </table:table-cell>
          <table:table-cell/>
          <table:table-cell office:value-type="float" office:value="0.00419064" calcext:value-type="float">
            <text:p>0.00419064</text:p>
          </table:table-cell>
          <table:table-cell table:number-columns-repeated="2"/>
          <table:table-cell table:formula="of:=PI()*(([.A287])^2-([.C287])^2)" office:value-type="float" office:value="0.0000157530085242302" calcext:value-type="float">
            <text:p>1.57530085242302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5254" calcext:value-type="float">
            <text:p>0.00475254</text:p>
          </table:table-cell>
          <table:table-cell table:formula="of:=AVERAGE([.A260:.A288])" office:value-type="float" office:value="0.00475427793103448" calcext:value-type="float">
            <text:p>0.004754277931034</text:p>
          </table:table-cell>
          <table:table-cell table:style-name="ce1" office:value-type="float" office:value="0.00419194" calcext:value-type="float">
            <text:p>0.00419194</text:p>
          </table:table-cell>
          <table:table-cell table:formula="of:=AVERAGE([.C260:.C288])" office:value-type="float" office:value="0.00419384068965517" calcext:value-type="float">
            <text:p>0.004193840689655</text:p>
          </table:table-cell>
          <table:table-cell/>
          <table:table-cell table:formula="of:=PI()*(([.A288])^2-([.C288])^2)" office:value-type="float" office:value="0.0000157528110361762" calcext:value-type="float">
            <text:p>1.57528110361762E-05</text:p>
          </table:table-cell>
          <table:table-cell table:number-columns-repeated="3"/>
        </table:table-row>
        <table:table-row table:style-name="ro1">
          <table:table-cell office:value-type="float" office:value="0.00475326" calcext:value-type="float">
            <text:p>0.00475326</text:p>
          </table:table-cell>
          <table:table-cell/>
          <table:table-cell office:value-type="float" office:value="0.00419286" calcext:value-type="float">
            <text:p>0.00419286</text:p>
          </table:table-cell>
          <table:table-cell table:number-columns-repeated="2"/>
          <table:table-cell table:formula="of:=PI()*(([.A289])^2-([.C289])^2)" office:value-type="float" office:value="0.0000157500783532224" calcext:value-type="float">
            <text:p>1.57500783532224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5304" calcext:value-type="float">
            <text:p>0.00475304</text:p>
          </table:table-cell>
          <table:table-cell table:formula="of:=AVERAGE([.A288:.A290])" office:value-type="float" office:value="0.00475294666666667" calcext:value-type="float">
            <text:p>0.004752946666667</text:p>
          </table:table-cell>
          <table:table-cell table:style-name="ce1" office:value-type="float" office:value="0.00419289" calcext:value-type="float">
            <text:p>0.00419289</text:p>
          </table:table-cell>
          <table:table-cell table:formula="of:=AVERAGE([.C288:.C290])" office:value-type="float" office:value="0.00419256333333333" calcext:value-type="float">
            <text:p>0.004192563333333</text:p>
          </table:table-cell>
          <table:table-cell/>
          <table:table-cell table:formula="of:=PI()*(([.A290])^2-([.C290])^2)" office:value-type="float" office:value="0.0000157427177320111" calcext:value-type="float">
            <text:p>1.57427177320111E-05</text:p>
          </table:table-cell>
          <table:table-cell table:number-columns-repeated="3"/>
        </table:table-row>
        <table:table-row table:style-name="ro1">
          <table:table-cell office:value-type="float" office:value="0.00475064" calcext:value-type="float">
            <text:p>0.00475064</text:p>
          </table:table-cell>
          <table:table-cell/>
          <table:table-cell office:value-type="float" office:value="0.00418976" calcext:value-type="float">
            <text:p>0.00418976</text:p>
          </table:table-cell>
          <table:table-cell table:number-columns-repeated="2"/>
          <table:table-cell table:formula="of:=PI()*(([.A291])^2-([.C291])^2)" office:value-type="float" office:value="0.0000157534898212513" calcext:value-type="float">
            <text:p>1.57534898212513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4795" calcext:value-type="float">
            <text:p>0.00474795</text:p>
          </table:table-cell>
          <table:table-cell table:formula="of:=AVERAGE([.A290:.A292])" office:value-type="float" office:value="0.00475054333333333" calcext:value-type="float">
            <text:p>0.004750543333333</text:p>
          </table:table-cell>
          <table:table-cell table:style-name="ce1" office:value-type="float" office:value="0.00418724" calcext:value-type="float">
            <text:p>0.00418724</text:p>
          </table:table-cell>
          <table:table-cell table:formula="of:=AVERAGE([.C290:.C292])" office:value-type="float" office:value="0.00418996333333333" calcext:value-type="float">
            <text:p>0.004189963333333</text:p>
          </table:table-cell>
          <table:table-cell/>
          <table:table-cell table:formula="of:=PI()*(([.A292])^2-([.C292])^2)" office:value-type="float" office:value="0.0000157395374833166" calcext:value-type="float">
            <text:p>1.57395374833166E-05</text:p>
          </table:table-cell>
          <table:table-cell table:number-columns-repeated="3"/>
        </table:table-row>
        <table:table-row table:style-name="ro1">
          <table:table-cell office:value-type="float" office:value="0.00474559" calcext:value-type="float">
            <text:p>0.00474559</text:p>
          </table:table-cell>
          <table:table-cell/>
          <table:table-cell office:value-type="float" office:value="0.0041845" calcext:value-type="float">
            <text:p>0.0041845</text:p>
          </table:table-cell>
          <table:table-cell table:number-columns-repeated="2"/>
          <table:table-cell table:formula="of:=PI()*(([.A293])^2-([.C293])^2)" office:value-type="float" office:value="0.0000157412145069441" calcext:value-type="float">
            <text:p>1.57412145069441E-05</text:p>
          </table:table-cell>
          <table:table-cell table:number-columns-repeated="3"/>
        </table:table-row>
        <table:table-row table:style-name="ro1">
          <table:table-cell office:value-type="float" office:value="0.00474324" calcext:value-type="float">
            <text:p>0.00474324</text:p>
          </table:table-cell>
          <table:table-cell/>
          <table:table-cell office:value-type="float" office:value="0.00418205" calcext:value-type="float">
            <text:p>0.00418205</text:p>
          </table:table-cell>
          <table:table-cell table:number-columns-repeated="2"/>
          <table:table-cell table:formula="of:=PI()*(([.A294])^2-([.C294])^2)" office:value-type="float" office:value="0.000015735557431628" calcext:value-type="float">
            <text:p>1.5735557431628E-05</text:p>
          </table:table-cell>
          <table:table-cell table:number-columns-repeated="3"/>
        </table:table-row>
        <table:table-row table:style-name="ro1">
          <table:table-cell office:value-type="float" office:value="0.00474135" calcext:value-type="float">
            <text:p>0.00474135</text:p>
          </table:table-cell>
          <table:table-cell/>
          <table:table-cell office:value-type="float" office:value="0.00418001" calcext:value-type="float">
            <text:p>0.00418001</text:p>
          </table:table-cell>
          <table:table-cell table:number-columns-repeated="2"/>
          <table:table-cell table:formula="of:=PI()*(([.A295])^2-([.C295])^2)" office:value-type="float" office:value="0.000015732832814085" calcext:value-type="float">
            <text:p>1.5732832814085E-05</text:p>
          </table:table-cell>
          <table:table-cell table:number-columns-repeated="3"/>
        </table:table-row>
        <table:table-row table:style-name="ro1">
          <table:table-cell office:value-type="float" office:value="0.00473966" calcext:value-type="float">
            <text:p>0.00473966</text:p>
          </table:table-cell>
          <table:table-cell/>
          <table:table-cell office:value-type="float" office:value="0.00417822" calcext:value-type="float">
            <text:p>0.00417822</text:p>
          </table:table-cell>
          <table:table-cell table:number-columns-repeated="2"/>
          <table:table-cell table:formula="of:=PI()*(([.A296])^2-([.C296])^2)" office:value-type="float" office:value="0.0000157294974630762" calcext:value-type="float">
            <text:p>1.57294974630762E-05</text:p>
          </table:table-cell>
          <table:table-cell table:number-columns-repeated="3"/>
        </table:table-row>
        <table:table-row table:style-name="ro1">
          <table:table-cell office:value-type="float" office:value="0.00473821" calcext:value-type="float">
            <text:p>0.00473821</text:p>
          </table:table-cell>
          <table:table-cell/>
          <table:table-cell office:value-type="float" office:value="0.00417668" calcext:value-type="float">
            <text:p>0.00417668</text:p>
          </table:table-cell>
          <table:table-cell table:number-columns-repeated="2"/>
          <table:table-cell table:formula="of:=PI()*(([.A297])^2-([.C297])^2)" office:value-type="float" office:value="0.0000157267442796595" calcext:value-type="float">
            <text:p>1.57267442796595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3689" calcext:value-type="float">
            <text:p>0.00473689</text:p>
          </table:table-cell>
          <table:table-cell table:formula="of:=AVERAGE([.A292:.A298])" office:value-type="float" office:value="0.00474184142857143" calcext:value-type="float">
            <text:p>0.004741841428571</text:p>
          </table:table-cell>
          <table:table-cell table:style-name="ce1" office:value-type="float" office:value="0.00417523" calcext:value-type="float">
            <text:p>0.00417523</text:p>
          </table:table-cell>
          <table:table-cell table:formula="of:=AVERAGE([.C292:.C298])" office:value-type="float" office:value="0.00418056142857143" calcext:value-type="float">
            <text:p>0.004180561428571</text:p>
          </table:table-cell>
          <table:table-cell/>
          <table:table-cell table:formula="of:=PI()*(([.A298])^2-([.C298])^2)" office:value-type="float" office:value="0.000015725497499345" calcext:value-type="float">
            <text:p>1.5725497499345E-05</text:p>
          </table:table-cell>
          <table:table-cell table:number-columns-repeated="3"/>
        </table:table-row>
        <table:table-row table:style-name="ro1">
          <table:table-cell office:value-type="float" office:value="0.00473564" calcext:value-type="float">
            <text:p>0.00473564</text:p>
          </table:table-cell>
          <table:table-cell/>
          <table:table-cell office:value-type="float" office:value="0.00417392" calcext:value-type="float">
            <text:p>0.00417392</text:p>
          </table:table-cell>
          <table:table-cell table:number-columns-repeated="2"/>
          <table:table-cell table:formula="of:=PI()*(([.A299])^2-([.C299])^2)" office:value-type="float" office:value="0.0000157226597740993" calcext:value-type="float">
            <text:p>1.57226597740993E-05</text:p>
          </table:table-cell>
          <table:table-cell table:number-columns-repeated="3"/>
        </table:table-row>
        <table:table-row table:style-name="ro1">
          <table:table-cell office:value-type="float" office:value="0.00473445" calcext:value-type="float">
            <text:p>0.00473445</text:p>
          </table:table-cell>
          <table:table-cell/>
          <table:table-cell office:value-type="float" office:value="0.00417262" calcext:value-type="float">
            <text:p>0.00417262</text:p>
          </table:table-cell>
          <table:table-cell table:number-columns-repeated="2"/>
          <table:table-cell table:formula="of:=PI()*(([.A300])^2-([.C300])^2)" office:value-type="float" office:value="0.0000157213437449146" calcext:value-type="float">
            <text:p>1.57213437449146E-05</text:p>
          </table:table-cell>
          <table:table-cell table:number-columns-repeated="3"/>
        </table:table-row>
        <table:table-row table:style-name="ro1">
          <table:table-cell office:value-type="float" office:value="0.00473328" calcext:value-type="float">
            <text:p>0.00473328</text:p>
          </table:table-cell>
          <table:table-cell/>
          <table:table-cell office:value-type="float" office:value="0.00417137" calcext:value-type="float">
            <text:p>0.00417137</text:p>
          </table:table-cell>
          <table:table-cell table:number-columns-repeated="2"/>
          <table:table-cell table:formula="of:=PI()*(([.A301])^2-([.C301])^2)" office:value-type="float" office:value="0.000015719310328335" calcext:value-type="float">
            <text:p>1.5719310328335E-05</text:p>
          </table:table-cell>
          <table:table-cell table:number-columns-repeated="3"/>
        </table:table-row>
        <table:table-row table:style-name="ro1">
          <table:table-cell office:value-type="float" office:value="0.00473211" calcext:value-type="float">
            <text:p>0.00473211</text:p>
          </table:table-cell>
          <table:table-cell/>
          <table:table-cell office:value-type="float" office:value="0.0041701" calcext:value-type="float">
            <text:p>0.0041701</text:p>
          </table:table-cell>
          <table:table-cell table:number-columns-repeated="2"/>
          <table:table-cell table:formula="of:=PI()*(([.A302])^2-([.C302])^2)" office:value-type="float" office:value="0.0000157177997268084" calcext:value-type="float">
            <text:p>1.57177997268084E-05</text:p>
          </table:table-cell>
          <table:table-cell table:number-columns-repeated="3"/>
        </table:table-row>
        <table:table-row table:style-name="ro1">
          <table:table-cell office:value-type="float" office:value="0.00473089" calcext:value-type="float">
            <text:p>0.00473089</text:p>
          </table:table-cell>
          <table:table-cell/>
          <table:table-cell office:value-type="float" office:value="0.00416879" calcext:value-type="float">
            <text:p>0.00416879</text:p>
          </table:table-cell>
          <table:table-cell table:number-columns-repeated="2"/>
          <table:table-cell table:formula="of:=PI()*(([.A303])^2-([.C303])^2)" office:value-type="float" office:value="0.0000157158490676333" calcext:value-type="float">
            <text:p>1.57158490676333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2964" calcext:value-type="float">
            <text:p>0.00472964</text:p>
          </table:table-cell>
          <table:table-cell table:formula="of:=AVERAGE([.A298:.A304])" office:value-type="float" office:value="0.00473327142857143" calcext:value-type="float">
            <text:p>0.004733271428571</text:p>
          </table:table-cell>
          <table:table-cell table:style-name="ce1" office:value-type="float" office:value="0.00416743" calcext:value-type="float">
            <text:p>0.00416743</text:p>
          </table:table-cell>
          <table:table-cell table:formula="of:=AVERAGE([.C298:.C304])" office:value-type="float" office:value="0.00417135142857143" calcext:value-type="float">
            <text:p>0.004171351428571</text:p>
          </table:table-cell>
          <table:table-cell/>
          <table:table-cell table:formula="of:=PI()*(([.A304])^2-([.C304])^2)" office:value-type="float" office:value="0.0000157143147034141" calcext:value-type="float">
            <text:p>1.57143147034141E-05</text:p>
          </table:table-cell>
          <table:table-cell table:number-columns-repeated="3"/>
        </table:table-row>
        <table:table-row table:style-name="ro1">
          <table:table-cell office:value-type="float" office:value="0.0047283" calcext:value-type="float">
            <text:p>0.0047283</text:p>
          </table:table-cell>
          <table:table-cell/>
          <table:table-cell office:value-type="float" office:value="0.00416601" calcext:value-type="float">
            <text:p>0.00416601</text:p>
          </table:table-cell>
          <table:table-cell table:number-columns-repeated="2"/>
          <table:table-cell table:formula="of:=PI()*(([.A305])^2-([.C305])^2)" office:value-type="float" office:value="0.0000157116752792665" calcext:value-type="float">
            <text:p>1.57116752792665E-05</text:p>
          </table:table-cell>
          <table:table-cell table:number-columns-repeated="3"/>
        </table:table-row>
        <table:table-row table:style-name="ro1">
          <table:table-cell office:value-type="float" office:value="0.00472698" calcext:value-type="float">
            <text:p>0.00472698</text:p>
          </table:table-cell>
          <table:table-cell/>
          <table:table-cell office:value-type="float" office:value="0.00416455" calcext:value-type="float">
            <text:p>0.00416455</text:p>
          </table:table-cell>
          <table:table-cell table:number-columns-repeated="2"/>
          <table:table-cell table:formula="of:=PI()*(([.A306])^2-([.C306])^2)" office:value-type="float" office:value="0.000015710675146962" calcext:value-type="float">
            <text:p>1.5710675146962E-05</text:p>
          </table:table-cell>
          <table:table-cell table:number-columns-repeated="3"/>
        </table:table-row>
        <table:table-row table:style-name="ro1">
          <table:table-cell office:value-type="float" office:value="0.00472555" calcext:value-type="float">
            <text:p>0.00472555</text:p>
          </table:table-cell>
          <table:table-cell/>
          <table:table-cell office:value-type="float" office:value="0.00416308" calcext:value-type="float">
            <text:p>0.00416308</text:p>
          </table:table-cell>
          <table:table-cell table:number-columns-repeated="2"/>
          <table:table-cell table:formula="of:=PI()*(([.A307])^2-([.C307])^2)" office:value-type="float" office:value="0.0000157066680398775" calcext:value-type="float">
            <text:p>1.57066680398775E-05</text:p>
          </table:table-cell>
          <table:table-cell table:number-columns-repeated="3"/>
        </table:table-row>
        <table:table-row table:style-name="ro1">
          <table:table-cell office:value-type="float" office:value="0.00472417" calcext:value-type="float">
            <text:p>0.00472417</text:p>
          </table:table-cell>
          <table:table-cell/>
          <table:table-cell office:value-type="float" office:value="0.00416159" calcext:value-type="float">
            <text:p>0.00416159</text:p>
          </table:table-cell>
          <table:table-cell table:number-columns-repeated="2"/>
          <table:table-cell table:formula="of:=PI()*(([.A308])^2-([.C308])^2)" office:value-type="float" office:value="0.0000157046672999457" calcext:value-type="float">
            <text:p>1.57046672999457E-05</text:p>
          </table:table-cell>
          <table:table-cell table:number-columns-repeated="3"/>
        </table:table-row>
        <table:table-row table:style-name="ro1">
          <table:table-cell office:value-type="float" office:value="0.00472296" calcext:value-type="float">
            <text:p>0.00472296</text:p>
          </table:table-cell>
          <table:table-cell/>
          <table:table-cell office:value-type="float" office:value="0.00416026" calcext:value-type="float">
            <text:p>0.00416026</text:p>
          </table:table-cell>
          <table:table-cell table:number-columns-repeated="2"/>
          <table:table-cell table:formula="of:=PI()*(([.A309])^2-([.C309])^2)" office:value-type="float" office:value="0.0000157035270061133" calcext:value-type="float">
            <text:p>1.57035270061133E-05</text:p>
          </table:table-cell>
          <table:table-cell table:number-columns-repeated="3"/>
        </table:table-row>
        <table:table-row table:style-name="ro1">
          <table:table-cell office:value-type="float" office:value="0.00472202" calcext:value-type="float">
            <text:p>0.00472202</text:p>
          </table:table-cell>
          <table:table-cell/>
          <table:table-cell office:value-type="float" office:value="0.00415927" calcext:value-type="float">
            <text:p>0.00415927</text:p>
          </table:table-cell>
          <table:table-cell table:number-columns-repeated="2"/>
          <table:table-cell table:formula="of:=PI()*(([.A310])^2-([.C310])^2)" office:value-type="float" office:value="0.0000157015102717049" calcext:value-type="float">
            <text:p>1.57015102717049E-05</text:p>
          </table:table-cell>
          <table:table-cell table:number-columns-repeated="3"/>
        </table:table-row>
        <table:table-row table:style-name="ro1">
          <table:table-cell office:value-type="float" office:value="0.00472161" calcext:value-type="float">
            <text:p>0.00472161</text:p>
          </table:table-cell>
          <table:table-cell/>
          <table:table-cell office:value-type="float" office:value="0.00415881" calcext:value-type="float">
            <text:p>0.00415881</text:p>
          </table:table-cell>
          <table:table-cell table:number-columns-repeated="2"/>
          <table:table-cell table:formula="of:=PI()*(([.A311])^2-([.C311])^2)" office:value-type="float" office:value="0.0000157013671046153" calcext:value-type="float">
            <text:p>1.57013671046153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2147" calcext:value-type="float">
            <text:p>0.00472147</text:p>
          </table:table-cell>
          <table:table-cell table:formula="of:=AVERAGE([.A304:.A312])" office:value-type="float" office:value="0.00472474444444444" calcext:value-type="float">
            <text:p>0.004724744444444</text:p>
          </table:table-cell>
          <table:table-cell table:style-name="ce1" office:value-type="float" office:value="0.00415869" calcext:value-type="float">
            <text:p>0.00415869</text:p>
          </table:table-cell>
          <table:table-cell table:formula="of:=AVERAGE([.C304:.C312])" office:value-type="float" office:value="0.00416218777777778" calcext:value-type="float">
            <text:p>0.004162187777778</text:p>
          </table:table-cell>
          <table:table-cell/>
          <table:table-cell table:formula="of:=PI()*(([.A312])^2-([.C312])^2)" office:value-type="float" office:value="0.0000157003494447371" calcext:value-type="float">
            <text:p>1.57003494447371E-05</text:p>
          </table:table-cell>
          <table:table-cell table:number-columns-repeated="3"/>
        </table:table-row>
        <table:table-row table:style-name="ro1">
          <table:table-cell office:value-type="float" office:value="0.00472162" calcext:value-type="float">
            <text:p>0.00472162</text:p>
          </table:table-cell>
          <table:table-cell/>
          <table:table-cell office:value-type="float" office:value="0.00415882" calcext:value-type="float">
            <text:p>0.00415882</text:p>
          </table:table-cell>
          <table:table-cell table:number-columns-repeated="2"/>
          <table:table-cell table:formula="of:=PI()*(([.A313])^2-([.C313])^2)" office:value-type="float" office:value="0.0000157014024663822" calcext:value-type="float">
            <text:p>1.57014024663822E-05</text:p>
          </table:table-cell>
          <table:table-cell table:number-columns-repeated="3"/>
        </table:table-row>
        <table:table-row table:style-name="ro1">
          <table:table-cell office:value-type="float" office:value="0.0047219" calcext:value-type="float">
            <text:p>0.0047219</text:p>
          </table:table-cell>
          <table:table-cell/>
          <table:table-cell office:value-type="float" office:value="0.00415914" calcext:value-type="float">
            <text:p>0.00415914</text:p>
          </table:table-cell>
          <table:table-cell table:number-columns-repeated="2"/>
          <table:table-cell table:formula="of:=PI()*(([.A314])^2-([.C314])^2)" office:value-type="float" office:value="0.0000157013472949886" calcext:value-type="float">
            <text:p>1.57013472949886E-05</text:p>
          </table:table-cell>
          <table:table-cell table:number-columns-repeated="3"/>
        </table:table-row>
        <table:table-row table:style-name="ro1">
          <table:table-cell office:value-type="float" office:value="0.00472224" calcext:value-type="float">
            <text:p>0.00472224</text:p>
          </table:table-cell>
          <table:table-cell/>
          <table:table-cell office:value-type="float" office:value="0.00415947" calcext:value-type="float">
            <text:p>0.00415947</text:p>
          </table:table-cell>
          <table:table-cell table:number-columns-repeated="2"/>
          <table:table-cell table:formula="of:=PI()*(([.A315])^2-([.C315])^2)" office:value-type="float" office:value="0.0000157028108571343" calcext:value-type="float">
            <text:p>1.57028108571343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2258" calcext:value-type="float">
            <text:p>0.00472258</text:p>
          </table:table-cell>
          <table:table-cell table:formula="of:=AVERAGE([.A312:.A316])" office:value-type="float" office:value="0.004721962" calcext:value-type="float">
            <text:p>0.004721962</text:p>
          </table:table-cell>
          <table:table-cell table:style-name="ce1" office:value-type="float" office:value="0.00415983" calcext:value-type="float">
            <text:p>0.00415983</text:p>
          </table:table-cell>
          <table:table-cell table:formula="of:=AVERAGE([.C312:.C316])" office:value-type="float" office:value="0.00415919" calcext:value-type="float">
            <text:p>0.00415919</text:p>
          </table:table-cell>
          <table:table-cell/>
          <table:table-cell table:formula="of:=PI()*(([.A316])^2-([.C316])^2)" office:value-type="float" office:value="0.0000157034903547226" calcext:value-type="float">
            <text:p>1.57034903547226E-05</text:p>
          </table:table-cell>
          <table:table-cell table:number-columns-repeated="3"/>
        </table:table-row>
        <table:table-row table:style-name="ro1">
          <table:table-cell office:value-type="float" office:value="0.00472285" calcext:value-type="float">
            <text:p>0.00472285</text:p>
          </table:table-cell>
          <table:table-cell/>
          <table:table-cell office:value-type="float" office:value="0.00416019" calcext:value-type="float">
            <text:p>0.00416019</text:p>
          </table:table-cell>
          <table:table-cell table:number-columns-repeated="2"/>
          <table:table-cell table:formula="of:=PI()*(([.A317])^2-([.C317])^2)" office:value-type="float" office:value="0.0000157020925310315" calcext:value-type="float">
            <text:p>1.57020925310315E-05</text:p>
          </table:table-cell>
          <table:table-cell table:number-columns-repeated="3"/>
        </table:table-row>
        <table:table-row table:style-name="ro1">
          <table:table-cell office:value-type="float" office:value="0.00472315" calcext:value-type="float">
            <text:p>0.00472315</text:p>
          </table:table-cell>
          <table:table-cell/>
          <table:table-cell office:value-type="float" office:value="0.00416058" calcext:value-type="float">
            <text:p>0.00416058</text:p>
          </table:table-cell>
          <table:table-cell table:number-columns-repeated="2"/>
          <table:table-cell table:formula="of:=PI()*(([.A318])^2-([.C318])^2)" office:value-type="float" office:value="0.0000157008003930307" calcext:value-type="float">
            <text:p>1.57008003930307E-05</text:p>
          </table:table-cell>
          <table:table-cell table:number-columns-repeated="3"/>
        </table:table-row>
        <table:table-row table:style-name="ro1">
          <table:table-cell office:value-type="float" office:value="0.00472345" calcext:value-type="float">
            <text:p>0.00472345</text:p>
          </table:table-cell>
          <table:table-cell/>
          <table:table-cell office:value-type="float" office:value="0.0041609" calcext:value-type="float">
            <text:p>0.0041609</text:p>
          </table:table-cell>
          <table:table-cell table:number-columns-repeated="2"/>
          <table:table-cell table:formula="of:=PI()*(([.A319])^2-([.C319])^2)" office:value-type="float" office:value="0.0000157013379396399" calcext:value-type="float">
            <text:p>1.57013379396399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2387" calcext:value-type="float">
            <text:p>0.00472387</text:p>
          </table:table-cell>
          <table:table-cell table:formula="of:=AVERAGE([.A316:.A320])" office:value-type="float" office:value="0.00472318" calcext:value-type="float">
            <text:p>0.00472318</text:p>
          </table:table-cell>
          <table:table-cell table:style-name="ce1" office:value-type="float" office:value="0.00416143" calcext:value-type="float">
            <text:p>0.00416143</text:p>
          </table:table-cell>
          <table:table-cell table:formula="of:=AVERAGE([.C316:.C320])" office:value-type="float" office:value="0.004160586" calcext:value-type="float">
            <text:p>0.004160586</text:p>
          </table:table-cell>
          <table:table-cell/>
          <table:table-cell table:formula="of:=PI()*(([.A320])^2-([.C320])^2)" office:value-type="float" office:value="0.0000156999463381872" calcext:value-type="float">
            <text:p>1.56999463381872E-05</text:p>
          </table:table-cell>
          <table:table-cell table:number-columns-repeated="3"/>
        </table:table-row>
        <table:table-row table:style-name="ro1">
          <table:table-cell office:value-type="float" office:value="0.00472453" calcext:value-type="float">
            <text:p>0.00472453</text:p>
          </table:table-cell>
          <table:table-cell/>
          <table:table-cell office:value-type="float" office:value="0.00416211" calcext:value-type="float">
            <text:p>0.00416211</text:p>
          </table:table-cell>
          <table:table-cell table:number-columns-repeated="2"/>
          <table:table-cell table:formula="of:=PI()*(([.A321])^2-([.C321])^2)" office:value-type="float" office:value="0.0000157017556970071" calcext:value-type="float">
            <text:p>1.57017556970071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255" calcext:value-type="float">
            <text:p>0.0047255</text:p>
          </table:table-cell>
          <table:table-cell table:formula="of:=AVERAGE([.A320:.A322])" office:value-type="float" office:value="0.00472463333333333" calcext:value-type="float">
            <text:p>0.004724633333333</text:p>
          </table:table-cell>
          <table:table-cell table:style-name="ce1" office:value-type="float" office:value="0.00416323" calcext:value-type="float">
            <text:p>0.00416323</text:p>
          </table:table-cell>
          <table:table-cell table:formula="of:=AVERAGE([.C320:.C322])" office:value-type="float" office:value="0.00416225666666667" calcext:value-type="float">
            <text:p>0.004162256666667</text:p>
          </table:table-cell>
          <table:table-cell/>
          <table:table-cell table:formula="of:=PI()*(([.A322])^2-([.C322])^2)" office:value-type="float" office:value="0.000015701259791266" calcext:value-type="float">
            <text:p>1.5701259791266E-05</text:p>
          </table:table-cell>
          <table:table-cell table:number-columns-repeated="3"/>
        </table:table-row>
        <table:table-row table:style-name="ro1">
          <table:table-cell office:value-type="float" office:value="0.00472709" calcext:value-type="float">
            <text:p>0.00472709</text:p>
          </table:table-cell>
          <table:table-cell/>
          <table:table-cell office:value-type="float" office:value="0.00416488" calcext:value-type="float">
            <text:p>0.00416488</text:p>
          </table:table-cell>
          <table:table-cell table:number-columns-repeated="2"/>
          <table:table-cell table:formula="of:=PI()*(([.A323])^2-([.C323])^2)" office:value-type="float" office:value="0.0000157053069059046" calcext:value-type="float">
            <text:p>1.57053069059046E-05</text:p>
          </table:table-cell>
          <table:table-cell table:number-columns-repeated="3"/>
        </table:table-row>
        <table:table-row table:style-name="ro1">
          <table:table-cell office:value-type="float" office:value="0.0047291" calcext:value-type="float">
            <text:p>0.0047291</text:p>
          </table:table-cell>
          <table:table-cell/>
          <table:table-cell office:value-type="float" office:value="0.00416708" calcext:value-type="float">
            <text:p>0.00416708</text:p>
          </table:table-cell>
          <table:table-cell table:number-columns-repeated="2"/>
          <table:table-cell table:formula="of:=PI()*(([.A324])^2-([.C324])^2)" office:value-type="float" office:value="0.0000157074326014276" calcext:value-type="float">
            <text:p>1.57074326014276E-05</text:p>
          </table:table-cell>
          <table:table-cell table:number-columns-repeated="3"/>
        </table:table-row>
        <table:table-row table:style-name="ro1">
          <table:table-cell office:value-type="float" office:value="0.00473209" calcext:value-type="float">
            <text:p>0.00473209</text:p>
          </table:table-cell>
          <table:table-cell/>
          <table:table-cell office:value-type="float" office:value="0.00417022" calcext:value-type="float">
            <text:p>0.00417022</text:p>
          </table:table-cell>
          <table:table-cell table:number-columns-repeated="2"/>
          <table:table-cell table:formula="of:=PI()*(([.A325])^2-([.C325])^2)" office:value-type="float" office:value="0.0000157140608470197" calcext:value-type="float">
            <text:p>1.57140608470197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3534" calcext:value-type="float">
            <text:p>0.00473534</text:p>
          </table:table-cell>
          <table:table-cell table:formula="of:=AVERAGE([.A322:.A326])" office:value-type="float" office:value="0.004729824" calcext:value-type="float">
            <text:p>0.004729824</text:p>
          </table:table-cell>
          <table:table-cell table:style-name="ce1" office:value-type="float" office:value="0.00417341" calcext:value-type="float">
            <text:p>0.00417341</text:p>
          </table:table-cell>
          <table:table-cell table:formula="of:=AVERAGE([.C322:.C326])" office:value-type="float" office:value="0.004167764" calcext:value-type="float">
            <text:p>0.004167764</text:p>
          </table:table-cell>
          <table:table-cell/>
          <table:table-cell table:formula="of:=PI()*(([.A326])^2-([.C326])^2)" office:value-type="float" office:value="0.0000157271077801508" calcext:value-type="float">
            <text:p>1.57271077801508E-05</text:p>
          </table:table-cell>
          <table:table-cell table:number-columns-repeated="3"/>
        </table:table-row>
        <table:table-row table:style-name="ro1">
          <table:table-cell office:value-type="float" office:value="0.00473929" calcext:value-type="float">
            <text:p>0.00473929</text:p>
          </table:table-cell>
          <table:table-cell/>
          <table:table-cell office:value-type="float" office:value="0.00417776" calcext:value-type="float">
            <text:p>0.00417776</text:p>
          </table:table-cell>
          <table:table-cell table:number-columns-repeated="2"/>
          <table:table-cell table:formula="of:=PI()*(([.A327])^2-([.C327])^2)" office:value-type="float" office:value="0.0000157305547324687" calcext:value-type="float">
            <text:p>1.57305547324687E-05</text:p>
          </table:table-cell>
          <table:table-cell table:number-columns-repeated="3"/>
        </table:table-row>
        <table:table-row table:style-name="ro1">
          <table:table-cell office:value-type="float" office:value="0.00474257" calcext:value-type="float">
            <text:p>0.00474257</text:p>
          </table:table-cell>
          <table:table-cell/>
          <table:table-cell office:value-type="float" office:value="0.00418273" calcext:value-type="float">
            <text:p>0.00418273</text:p>
          </table:table-cell>
          <table:table-cell table:number-columns-repeated="2"/>
          <table:table-cell table:formula="of:=PI()*(([.A328])^2-([.C328])^2)" office:value-type="float" office:value="0.0000156977215251018" calcext:value-type="float">
            <text:p>1.56977215251018E-05</text:p>
          </table:table-cell>
          <table:table-cell table:number-columns-repeated="3"/>
        </table:table-row>
        <table:table-row table:style-name="ro1">
          <table:table-cell office:value-type="float" office:value="0.00474251" calcext:value-type="float">
            <text:p>0.00474251</text:p>
          </table:table-cell>
          <table:table-cell/>
          <table:table-cell office:value-type="float" office:value="0.00418164" calcext:value-type="float">
            <text:p>0.00418164</text:p>
          </table:table-cell>
          <table:table-cell table:number-columns-repeated="2"/>
          <table:table-cell table:formula="of:=PI()*(([.A329])^2-([.C329])^2)" office:value-type="float" office:value="0.0000157245760428879" calcext:value-type="float">
            <text:p>1.57245760428879E-05</text:p>
          </table:table-cell>
          <table:table-cell table:number-columns-repeated="3"/>
        </table:table-row>
        <table:table-row table:style-name="ro1">
          <table:table-cell office:value-type="float" office:value="0.00474164" calcext:value-type="float">
            <text:p>0.00474164</text:p>
          </table:table-cell>
          <table:table-cell/>
          <table:table-cell office:value-type="float" office:value="0.00418112" calcext:value-type="float">
            <text:p>0.00418112</text:p>
          </table:table-cell>
          <table:table-cell table:number-columns-repeated="2"/>
          <table:table-cell table:formula="of:=PI()*(([.A330])^2-([.C330])^2)" office:value-type="float" office:value="0.0000157123157409953" calcext:value-type="float">
            <text:p>1.57123157409953E-05</text:p>
          </table:table-cell>
          <table:table-cell table:number-columns-repeated="3"/>
        </table:table-row>
        <table:table-row table:style-name="ro1">
          <table:table-cell office:value-type="float" office:value="0.00474071" calcext:value-type="float">
            <text:p>0.00474071</text:p>
          </table:table-cell>
          <table:table-cell/>
          <table:table-cell office:value-type="float" office:value="0.00418024" calcext:value-type="float">
            <text:p>0.00418024</text:p>
          </table:table-cell>
          <table:table-cell table:number-columns-repeated="2"/>
          <table:table-cell table:formula="of:=PI()*(([.A331])^2-([.C331])^2)" office:value-type="float" office:value="0.0000157077271662655" calcext:value-type="float">
            <text:p>1.57077271662655E-05</text:p>
          </table:table-cell>
          <table:table-cell table:number-columns-repeated="3"/>
        </table:table-row>
        <table:table-row table:style-name="ro1">
          <table:table-cell office:value-type="float" office:value="0.00473964" calcext:value-type="float">
            <text:p>0.00473964</text:p>
          </table:table-cell>
          <table:table-cell/>
          <table:table-cell office:value-type="float" office:value="0.00417927" calcext:value-type="float">
            <text:p>0.00417927</text:p>
          </table:table-cell>
          <table:table-cell table:number-columns-repeated="2"/>
          <table:table-cell table:formula="of:=PI()*(([.A332])^2-([.C332])^2)" office:value-type="float" office:value="0.0000157013332404456" calcext:value-type="float">
            <text:p>1.57013332404456E-05</text:p>
          </table:table-cell>
          <table:table-cell table:number-columns-repeated="3"/>
        </table:table-row>
        <table:table-row table:style-name="ro1">
          <table:table-cell office:value-type="float" office:value="0.0047385" calcext:value-type="float">
            <text:p>0.0047385</text:p>
          </table:table-cell>
          <table:table-cell/>
          <table:table-cell office:value-type="float" office:value="0.0041782" calcext:value-type="float">
            <text:p>0.0041782</text:p>
          </table:table-cell>
          <table:table-cell table:number-columns-repeated="2"/>
          <table:table-cell table:formula="of:=PI()*(([.A333])^2-([.C333])^2)" office:value-type="float" office:value="0.0000156954817517522" calcext:value-type="float">
            <text:p>1.56954817517522E-05</text:p>
          </table:table-cell>
          <table:table-cell table:number-columns-repeated="3"/>
        </table:table-row>
        <table:table-row table:style-name="ro1">
          <table:table-cell table:style-name="ce1" office:value-type="float" office:value="0.00473722" calcext:value-type="float">
            <text:p>0.00473722</text:p>
          </table:table-cell>
          <table:table-cell table:formula="of:=AVERAGE([.A326:.A334])" office:value-type="float" office:value="0.00473971333333333" calcext:value-type="float">
            <text:p>0.004739713333333</text:p>
          </table:table-cell>
          <table:table-cell table:style-name="ce1" office:value-type="float" office:value="0.0041769" calcext:value-type="float">
            <text:p>0.0041769</text:p>
          </table:table-cell>
          <table:table-cell table:formula="of:=AVERAGE([.C326:.C334])" office:value-type="float" office:value="0.00417903" calcext:value-type="float">
            <text:p>0.00417903</text:p>
          </table:table-cell>
          <table:table-cell/>
          <table:table-cell table:formula="of:=PI()*(([.A334])^2-([.C334])^2)" office:value-type="float" office:value="0.0000156915004377717" calcext:value-type="float">
            <text:p>1.56915004377717E-05</text:p>
          </table:table-cell>
          <table:table-cell/>
          <table:table-cell table:formula="of:=PI()*(([.A334])^2-([.C334])^2)" office:value-type="float" office:value="0.0000156915004377717" calcext:value-type="float">
            <text:p>1.56915004377717E-05</text:p>
          </table:table-cell>
          <table:table-cell table:style-name="ce2" table:formula="of:=2500/[.H334]" office:value-type="float" office:value="159321921.438573" calcext:value-type="float">
            <text:p>1.5932E+08</text:p>
          </table:table-cell>
        </table:table-row>
      </table:table>
      <table:named-expressions/>
      <table:database-ranges>
        <table:database-range table:name="__Anonymous_Sheet_DB__0" table:target-range-address="Sheet1.E4:Sheet1.E26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01:45:01.754647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20:56:57.574300759</meta:creation-date>
    <dc:date>2019-04-30T20:31:10.290989198</dc:date>
    <meta:editing-duration>PT22H21M37S</meta:editing-duration>
    <meta:editing-cycles>71</meta:editing-cycles>
    <meta:generator>LibreOffice/6.0.7.3$Linux_X86_64 LibreOffice_project/00m0$Build-3</meta:generator>
    <meta:document-statistic meta:table-count="2" meta:cell-count="1448" meta:object-count="0"/>
  </office:meta>
</office:document-meta>
</file>